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4.506cm" table:align="left"/>
    </style:style>
    <style:style style:name="Tabulka1.A" style:family="table-column">
      <style:table-column-properties style:column-width="4.147cm"/>
    </style:style>
    <style:style style:name="Tabulka1.B" style:family="table-column">
      <style:table-column-properties style:column-width="7.119cm"/>
    </style:style>
    <style:style style:name="Tabulka1.C" style:family="table-column">
      <style:table-column-properties style:column-width="3.24cm"/>
    </style:style>
    <style:style style:name="Tabulka1.A1" style:family="table-cell">
      <style:table-cell-properties style:vertical-align="middle" style:border-line-width="0cm 0.004cm 0.002cm" fo:padding="0.049cm" fo:border="0.05pt double #808080"/>
    </style:style>
    <style:style style:name="Tabulka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ulka1.C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ulka2" style:family="table">
      <style:table-properties style:width="9.955cm" table:align="left"/>
    </style:style>
    <style:style style:name="Tabulka2.A" style:family="table-column">
      <style:table-column-properties style:column-width="3.84cm"/>
    </style:style>
    <style:style style:name="Tabulka2.B" style:family="table-column">
      <style:table-column-properties style:column-width="3.224cm"/>
    </style:style>
    <style:style style:name="Tabulka2.C" style:family="table-column">
      <style:table-column-properties style:column-width="2.891cm"/>
    </style:style>
    <style:style style:name="Tabulka2.A1" style:family="table-cell">
      <style:table-cell-properties style:vertical-align="middle" style:border-line-width="0cm 0.004cm 0.002cm" fo:padding="0.049cm" fo:border="0.05pt double #808080"/>
    </style:style>
    <style:style style:name="Tabulka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ulka2.C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ulka2.C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ulka3" style:family="table">
      <style:table-properties style:width="10.612cm" table:align="left"/>
    </style:style>
    <style:style style:name="Tabulka3.A" style:family="table-column">
      <style:table-column-properties style:column-width="4.147cm"/>
    </style:style>
    <style:style style:name="Tabulka3.B" style:family="table-column">
      <style:table-column-properties style:column-width="3.224cm"/>
    </style:style>
    <style:style style:name="Tabulka3.C" style:family="table-column">
      <style:table-column-properties style:column-width="3.24cm"/>
    </style:style>
    <style:style style:name="Tabulka3.A1" style:family="table-cell">
      <style:table-cell-properties style:vertical-align="middle" style:border-line-width="0cm 0.004cm 0.002cm" fo:padding="0.049cm" fo:border="0.05pt double #808080"/>
    </style:style>
    <style:style style:name="Tabulka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ulka3.C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ulka3.C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ulka4" style:family="table">
      <style:table-properties style:width="15.529cm" table:align="left"/>
    </style:style>
    <style:style style:name="Tabulka4.A" style:family="table-column">
      <style:table-column-properties style:column-width="4.475cm"/>
    </style:style>
    <style:style style:name="Tabulka4.B" style:family="table-column">
      <style:table-column-properties style:column-width="7.814cm"/>
    </style:style>
    <style:style style:name="Tabulka4.C" style:family="table-column">
      <style:table-column-properties style:column-width="3.24cm"/>
    </style:style>
    <style:style style:name="Tabulka4.A1" style:family="table-cell">
      <style:table-cell-properties style:vertical-align="middle" style:border-line-width="0cm 0.004cm 0.002cm" fo:padding="0.049cm" fo:border="0.05pt double #808080"/>
    </style:style>
    <style:style style:name="Tabulka4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ulka4.C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ulka5" style:family="table">
      <style:table-properties style:width="12.943cm" table:align="left"/>
    </style:style>
    <style:style style:name="Tabulka5.A" style:family="table-column">
      <style:table-column-properties style:column-width="4.147cm"/>
    </style:style>
    <style:style style:name="Tabulka5.B" style:family="table-column">
      <style:table-column-properties style:column-width="5.556cm"/>
    </style:style>
    <style:style style:name="Tabulka5.C" style:family="table-column">
      <style:table-column-properties style:column-width="3.24cm"/>
    </style:style>
    <style:style style:name="Tabulka5.A1" style:family="table-cell">
      <style:table-cell-properties style:vertical-align="middle" style:border-line-width="0cm 0.004cm 0.002cm" fo:padding="0.049cm" fo:border="0.05pt double #808080"/>
    </style:style>
    <style:style style:name="Tabulka5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ulka5.C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ulka6" style:family="table">
      <style:table-properties style:width="9.035cm" table:align="left"/>
    </style:style>
    <style:style style:name="Tabulka6.A" style:family="table-column">
      <style:table-column-properties style:column-width="3.84cm"/>
    </style:style>
    <style:style style:name="Tabulka6.B" style:family="table-column">
      <style:table-column-properties style:column-width="3.923cm"/>
    </style:style>
    <style:style style:name="Tabulka6.C" style:family="table-column">
      <style:table-column-properties style:column-width="1.272cm"/>
    </style:style>
    <style:style style:name="Tabulka6.A1" style:family="table-cell">
      <style:table-cell-properties style:vertical-align="middle" style:border-line-width="0cm 0.004cm 0.002cm" fo:padding="0.049cm" fo:border="0.05pt double #808080"/>
    </style:style>
    <style:style style:name="Tabulka6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ulka6.C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ulka7" style:family="table">
      <style:table-properties style:width="7.486cm" table:align="left"/>
    </style:style>
    <style:style style:name="Tabulka7.A" style:family="table-column">
      <style:table-column-properties style:column-width="3.84cm"/>
    </style:style>
    <style:style style:name="Tabulka7.B" style:family="table-column">
      <style:table-column-properties style:column-width="3.427cm"/>
    </style:style>
    <style:style style:name="Tabulka7.C" style:family="table-column">
      <style:table-column-properties style:column-width="0.219cm"/>
    </style:style>
    <style:style style:name="Tabulka7.A1" style:family="table-cell">
      <style:table-cell-properties style:vertical-align="middle" style:border-line-width="0cm 0.004cm 0.002cm" fo:padding="0.049cm" fo:border="0.05pt double #808080"/>
    </style:style>
    <style:style style:name="Tabulka7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ulka7.C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ulka8" style:family="table">
      <style:table-properties style:width="13.892cm" table:align="left"/>
    </style:style>
    <style:style style:name="Tabulka8.A" style:family="table-column">
      <style:table-column-properties style:column-width="3.411cm"/>
    </style:style>
    <style:style style:name="Tabulka8.B" style:family="table-column">
      <style:table-column-properties style:column-width="7.378cm"/>
    </style:style>
    <style:style style:name="Tabulka8.C" style:family="table-column">
      <style:table-column-properties style:column-width="3.103cm"/>
    </style:style>
    <style:style style:name="Tabulka8.A1" style:family="table-cell">
      <style:table-cell-properties style:vertical-align="middle" style:border-line-width="0cm 0.004cm 0.002cm" fo:padding="0.049cm" fo:border="0.05pt double #808080"/>
    </style:style>
    <style:style style:name="Tabulka8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ulka8.C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ulka9" style:family="table">
      <style:table-properties style:width="16.94cm" table:align="left"/>
    </style:style>
    <style:style style:name="Tabulka9.A" style:family="table-column">
      <style:table-column-properties style:column-width="3.411cm"/>
    </style:style>
    <style:style style:name="Tabulka9.B" style:family="table-column">
      <style:table-column-properties style:column-width="11.816cm"/>
    </style:style>
    <style:style style:name="Tabulka9.C" style:family="table-column">
      <style:table-column-properties style:column-width="1.713cm"/>
    </style:style>
    <style:style style:name="Tabulka9.A1" style:family="table-cell">
      <style:table-cell-properties style:vertical-align="middle" style:border-line-width="0cm 0.004cm 0.002cm" fo:padding="0.049cm" fo:border="0.05pt double #808080"/>
    </style:style>
    <style:style style:name="Tabulka9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ulka9.C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ulka10" style:family="table">
      <style:table-properties style:width="13.892cm" table:align="left"/>
    </style:style>
    <style:style style:name="Tabulka10.A" style:family="table-column">
      <style:table-column-properties style:column-width="3.411cm"/>
    </style:style>
    <style:style style:name="Tabulka10.B" style:family="table-column">
      <style:table-column-properties style:column-width="7.378cm"/>
    </style:style>
    <style:style style:name="Tabulka10.C" style:family="table-column">
      <style:table-column-properties style:column-width="3.103cm"/>
    </style:style>
    <style:style style:name="Tabulka10.A1" style:family="table-cell">
      <style:table-cell-properties style:vertical-align="middle" style:border-line-width="0cm 0.004cm 0.002cm" fo:padding="0.049cm" fo:border="0.05pt double #808080"/>
    </style:style>
    <style:style style:name="Tabulka10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ulka10.C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ulka11" style:family="table">
      <style:table-properties style:width="7.632cm" table:align="left"/>
    </style:style>
    <style:style style:name="Tabulka11.A" style:family="table-column">
      <style:table-column-properties style:column-width="2.51cm"/>
    </style:style>
    <style:style style:name="Tabulka11.B" style:family="table-column">
      <style:table-column-properties style:column-width="3.639cm"/>
    </style:style>
    <style:style style:name="Tabulka11.C" style:family="table-column">
      <style:table-column-properties style:column-width="1.483cm"/>
    </style:style>
    <style:style style:name="Tabulka11.A1" style:family="table-cell">
      <style:table-cell-properties style:vertical-align="middle" style:border-line-width="0cm 0.004cm 0.002cm" fo:padding="0.049cm" fo:border="0.05pt double #808080"/>
    </style:style>
    <style:style style:name="Tabulka1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ulka11.C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Contents_20_1">
      <style:paragraph-properties>
        <style:tab-stops>
          <style:tab-stop style:position="16.923cm" style:type="right" style:leader-style="dotted" style:leader-text="."/>
        </style:tab-stops>
      </style:paragraph-properties>
      <style:text-properties officeooo:paragraph-rsid="0005c668"/>
    </style:style>
    <style:style style:name="P2" style:family="paragraph" style:parent-style-name="Contents_20_2">
      <style:paragraph-properties>
        <style:tab-stops>
          <style:tab-stop style:position="16.923cm" style:type="right" style:leader-style="dotted" style:leader-text="."/>
        </style:tab-stops>
      </style:paragraph-properties>
      <style:text-properties officeooo:paragraph-rsid="0005c668"/>
    </style:style>
    <style:style style:name="P3" style:family="paragraph" style:parent-style-name="Contents_20_2">
      <style:paragraph-properties fo:margin-left="0cm" fo:margin-right="0cm" fo:text-align="justify" style:justify-single-word="false" fo:text-indent="0cm" style:auto-text-indent="false">
        <style:tab-stops>
          <style:tab-stop style:position="16.923cm" style:type="right" style:leader-style="dotted" style:leader-text="."/>
        </style:tab-stops>
      </style:paragraph-properties>
      <style:text-properties style:font-name="Times New Roman" fo:font-size="16pt" fo:language="cs" fo:country="CZ" fo:font-weight="bold" officeooo:rsid="0005c668" officeooo:paragraph-rsid="0005c668" style:font-size-asian="16pt" style:font-weight-asian="bold" style:font-name-complex="Times New Roman" style:font-size-complex="16pt" style:font-weight-complex="bold"/>
    </style:style>
    <style:style style:name="P4" style:family="paragraph" style:parent-style-name="Heading_20_2">
      <style:text-properties style:font-name="Times New Roman" officeooo:paragraph-rsid="0005c668" style:font-name-complex="Times New Roman"/>
    </style:style>
    <style:style style:name="P5" style:family="paragraph" style:parent-style-name="Heading_20_2">
      <style:text-properties style:font-name="Times New Roman" officeooo:paragraph-rsid="000d7325" style:font-name-complex="Times New Roman"/>
    </style:style>
    <style:style style:name="P6" style:family="paragraph" style:parent-style-name="Heading_20_2" style:master-page-name="Převést_20_1">
      <style:paragraph-properties style:page-number="auto" fo:break-before="page"/>
      <style:text-properties style:font-name="Times New Roman" officeooo:paragraph-rsid="0005c668" style:font-name-complex="Times New Roman"/>
    </style:style>
    <style:style style:name="P7" style:family="paragraph" style:parent-style-name="level_20_4" style:list-style-name="WW8Num18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8" style:family="paragraph" style:parent-style-name="level_20_4" style:list-style-name="WW8Num21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9" style:family="paragraph" style:parent-style-name="level_20_4" style:list-style-name="WW8Num36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10" style:family="paragraph" style:parent-style-name="level_20_4" style:list-style-name="WW8Num23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11" style:family="paragraph" style:parent-style-name="level_20_4" style:list-style-name="WW8Num12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12" style:family="paragraph" style:parent-style-name="level_20_4" style:list-style-name="WW8Num34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13" style:family="paragraph" style:parent-style-name="level_20_4" style:list-style-name="WW8Num1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14" style:family="paragraph" style:parent-style-name="level_20_4" style:list-style-name="WW8Num33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15" style:family="paragraph" style:parent-style-name="level_20_4" style:list-style-name="WW8Num2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16" style:family="paragraph" style:parent-style-name="level_20_4" style:list-style-name="WW8Num5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17" style:family="paragraph" style:parent-style-name="level_20_4" style:list-style-name="WW8Num15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18" style:family="paragraph" style:parent-style-name="level_20_4" style:list-style-name="WW8Num7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19" style:family="paragraph" style:parent-style-name="level_20_4" style:list-style-name="WW8Num39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20" style:family="paragraph" style:parent-style-name="level_20_4" style:list-style-name="WW8Num38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21" style:family="paragraph" style:parent-style-name="level_20_4" style:list-style-name="WW8Num9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22" style:family="paragraph" style:parent-style-name="level_20_4" style:list-style-name="WW8Num23">
      <style:paragraph-properties fo:line-height="150%" fo:text-align="justify" style:justify-single-word="false"/>
      <style:text-properties officeooo:paragraph-rsid="0005c668"/>
    </style:style>
    <style:style style:name="P23" style:family="paragraph" style:parent-style-name="level_20_4" style:list-style-name="WW8Num7">
      <style:paragraph-properties fo:line-height="150%" fo:text-align="justify" style:justify-single-word="false"/>
      <style:text-properties officeooo:paragraph-rsid="0005c668"/>
    </style:style>
    <style:style style:name="P24" style:family="paragraph" style:parent-style-name="level_20_4" style:list-style-name="WW8Num39">
      <style:paragraph-properties fo:line-height="150%" fo:text-align="justify" style:justify-single-word="false"/>
      <style:text-properties officeooo:paragraph-rsid="0005c668"/>
    </style:style>
    <style:style style:name="P25" style:family="paragraph" style:parent-style-name="level_20_4" style:list-style-name="WW8Num38">
      <style:paragraph-properties fo:line-height="150%" fo:text-align="justify" style:justify-single-word="false"/>
      <style:text-properties officeooo:paragraph-rsid="0005c668"/>
    </style:style>
    <style:style style:name="P26" style:family="paragraph" style:parent-style-name="level_20_4" style:list-style-name="WW8Num9">
      <style:paragraph-properties fo:line-height="150%" fo:text-align="justify" style:justify-single-word="false"/>
      <style:text-properties officeooo:paragraph-rsid="0005c668"/>
    </style:style>
    <style:style style:name="P27" style:family="paragraph" style:parent-style-name="level_20_4" style:list-style-name="WW8Num5">
      <style:paragraph-properties fo:line-height="150%" fo:text-align="justify" style:justify-single-word="false"/>
      <style:text-properties officeooo:paragraph-rsid="0005c668"/>
    </style:style>
    <style:style style:name="P28" style:family="paragraph" style:parent-style-name="level_20_4">
      <style:paragraph-properties fo:margin-left="2.54cm" fo:margin-right="0cm" fo:line-height="150%" fo:text-align="justify" style:justify-single-word="false" fo:text-indent="0cm" style:auto-text-indent="false"/>
      <style:text-properties style:font-name="Times New Roman" fo:language="cs" fo:country="CZ" officeooo:paragraph-rsid="0005c668" style:font-name-complex="Times New Roman"/>
    </style:style>
    <style:style style:name="P29" style:family="paragraph" style:parent-style-name="level_20_4">
      <style:paragraph-properties fo:margin-left="2.54cm" fo:margin-right="0cm" fo:line-height="150%" fo:text-align="justify" style:justify-single-word="false" fo:text-indent="0cm" style:auto-text-indent="false"/>
      <style:text-properties style:font-name="Times New Roman" fo:language="cs" fo:country="CZ" officeooo:paragraph-rsid="0005c668" style:font-name-complex="Times New Roman" style:font-size-complex="12pt"/>
    </style:style>
    <style:style style:name="P30" style:family="paragraph" style:parent-style-name="level_20_4">
      <style:paragraph-properties fo:margin-left="2.498cm" fo:margin-right="0cm" fo:line-height="150%" fo:text-align="justify" style:justify-single-word="false" fo:text-indent="0cm" style:auto-text-indent="false"/>
      <style:text-properties style:font-name="Times New Roman" fo:language="cs" fo:country="CZ" officeooo:paragraph-rsid="0005c668" style:font-name-complex="Times New Roman"/>
    </style:style>
    <style:style style:name="P31" style:family="paragraph" style:parent-style-name="level_20_4">
      <style:paragraph-properties fo:margin-left="2.498cm" fo:margin-right="0cm" fo:line-height="150%" fo:text-align="justify" style:justify-single-word="false" fo:text-indent="0cm" style:auto-text-indent="false"/>
      <style:text-properties style:font-name="Times New Roman" fo:language="cs" fo:country="CZ" officeooo:paragraph-rsid="0011dafa" style:font-name-complex="Times New Roman"/>
    </style:style>
    <style:style style:name="P32" style:family="paragraph" style:parent-style-name="level_20_4">
      <style:paragraph-properties fo:margin-left="2.498cm" fo:margin-right="0cm" fo:line-height="150%" fo:text-align="justify" style:justify-single-word="false" fo:text-indent="0cm" style:auto-text-indent="false"/>
      <style:text-properties officeooo:paragraph-rsid="0005c668"/>
    </style:style>
    <style:style style:name="P33" style:family="paragraph" style:parent-style-name="level_20_4">
      <style:paragraph-properties fo:margin-left="1.27cm" fo:margin-right="0cm" fo:line-height="150%" fo:text-align="justify" style:justify-single-word="false" fo:text-indent="0cm" style:auto-text-indent="false"/>
      <style:text-properties style:font-name="Times New Roman" fo:language="cs" fo:country="CZ" officeooo:paragraph-rsid="0005c668" style:font-name-complex="Times New Roman"/>
    </style:style>
    <style:style style:name="P34" style:family="paragraph" style:parent-style-name="level_20_4" style:list-style-name="WW8Num33">
      <style:paragraph-properties fo:line-height="150%" fo:text-align="justify" style:justify-single-word="false" fo:break-before="pag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35" style:family="paragraph" style:parent-style-name="level_20_4" style:list-style-name="WW8Num7">
      <style:paragraph-properties fo:line-height="150%" fo:text-align="justify" style:justify-single-word="false" fo:break-before="page"/>
      <style:text-properties officeooo:paragraph-rsid="0005c668"/>
    </style:style>
    <style:style style:name="P36" style:family="paragraph" style:parent-style-name="level_20_4" style:list-style-name="WW8Num23">
      <style:paragraph-properties fo:margin-left="2.54cm" fo:margin-right="0cm" fo:line-height="150%" fo:text-align="justify" style:justify-single-word="false" fo:text-indent="-1.27cm" style:auto-text-indent="false"/>
      <style:text-properties officeooo:paragraph-rsid="0005c668"/>
    </style:style>
    <style:style style:name="P37" style:family="paragraph" style:parent-style-name="level_20_4">
      <style:paragraph-properties fo:margin-left="2.54cm" fo:margin-right="0cm" fo:line-height="150%" fo:text-align="justify" style:justify-single-word="false" fo:text-indent="-1.27cm" style:auto-text-indent="false"/>
      <style:text-properties style:font-name="Times New Roman" fo:language="cs" fo:country="CZ" officeooo:paragraph-rsid="0005c668" style:font-name-complex="Times New Roman"/>
    </style:style>
    <style:style style:name="P38" style:family="paragraph" style:parent-style-name="level_20_4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language="cs" fo:country="CZ" officeooo:paragraph-rsid="0005c668" style:font-name-complex="Times New Roman"/>
    </style:style>
    <style:style style:name="P39" style:family="paragraph" style:parent-style-name="requirement" style:list-style-name="WW8Num21">
      <style:paragraph-properties fo:line-height="150%" fo:text-align="justify" style:justify-single-word="false"/>
      <style:text-properties fo:language="cs" fo:country="CZ" fo:font-weight="bold" officeooo:paragraph-rsid="0005c668" style:font-weight-asian="bold" style:font-size-complex="12pt"/>
    </style:style>
    <style:style style:name="P40" style:family="paragraph" style:parent-style-name="requirement" style:list-style-name="WW8Num36">
      <style:paragraph-properties fo:line-height="150%" fo:text-align="justify" style:justify-single-word="false"/>
      <style:text-properties fo:language="cs" fo:country="CZ" fo:font-weight="bold" officeooo:paragraph-rsid="0005c668" style:font-weight-asian="bold" style:font-size-complex="12pt"/>
    </style:style>
    <style:style style:name="P41" style:family="paragraph" style:parent-style-name="requirement" style:list-style-name="WW8Num12">
      <style:paragraph-properties fo:line-height="150%" fo:text-align="justify" style:justify-single-word="false"/>
      <style:text-properties fo:language="cs" fo:country="CZ" fo:font-weight="bold" officeooo:paragraph-rsid="0005c668" style:font-weight-asian="bold" style:font-size-complex="12pt"/>
    </style:style>
    <style:style style:name="P42" style:family="paragraph" style:parent-style-name="requirement" style:list-style-name="WW8Num1">
      <style:paragraph-properties fo:line-height="150%" fo:text-align="justify" style:justify-single-word="false"/>
      <style:text-properties fo:language="cs" fo:country="CZ" fo:font-weight="bold" officeooo:paragraph-rsid="0005c668" style:font-weight-asian="bold" style:font-size-complex="12pt"/>
    </style:style>
    <style:style style:name="P43" style:family="paragraph" style:parent-style-name="requirement" style:list-style-name="WW8Num2">
      <style:paragraph-properties fo:line-height="150%" fo:text-align="justify" style:justify-single-word="false"/>
      <style:text-properties fo:language="cs" fo:country="CZ" fo:font-weight="bold" officeooo:paragraph-rsid="0005c668" style:font-weight-asian="bold" style:font-size-complex="12pt"/>
    </style:style>
    <style:style style:name="P44" style:family="paragraph" style:parent-style-name="requirement" style:list-style-name="WW8Num5">
      <style:paragraph-properties fo:line-height="150%" fo:text-align="justify" style:justify-single-word="false"/>
      <style:text-properties fo:language="cs" fo:country="CZ" fo:font-weight="bold" officeooo:paragraph-rsid="0005c668" style:font-weight-asian="bold" style:font-size-complex="12pt"/>
    </style:style>
    <style:style style:name="P45" style:family="paragraph" style:parent-style-name="requirement">
      <style:paragraph-properties fo:margin-left="2.54cm" fo:margin-right="0cm" fo:line-height="150%" fo:text-align="justify" style:justify-single-word="false" fo:text-indent="0cm" style:auto-text-indent="false"/>
      <style:text-properties fo:language="cs" fo:country="CZ" officeooo:paragraph-rsid="0005c668" style:font-size-complex="12pt"/>
    </style:style>
    <style:style style:name="P46" style:family="paragraph" style:parent-style-name="requirement">
      <style:paragraph-properties fo:margin-left="0cm" fo:margin-right="0cm" fo:line-height="150%" fo:text-align="justify" style:justify-single-word="false" fo:text-indent="0cm" style:auto-text-indent="false"/>
      <style:text-properties fo:language="cs" fo:country="CZ" officeooo:paragraph-rsid="0005c668" style:font-size-complex="12pt"/>
    </style:style>
    <style:style style:name="P47" style:family="paragraph" style:parent-style-name="requirement">
      <style:paragraph-properties fo:margin-left="0cm" fo:margin-right="0cm" fo:line-height="150%" fo:text-align="justify" style:justify-single-word="false" fo:text-indent="0cm" style:auto-text-indent="false"/>
      <style:text-properties fo:font-size="8pt" fo:language="cs" fo:country="CZ" officeooo:rsid="0005c668" officeooo:paragraph-rsid="0005c668" style:font-size-asian="8pt" style:font-size-complex="8pt"/>
    </style:style>
    <style:style style:name="P48" style:family="paragraph" style:parent-style-name="requirement">
      <style:paragraph-properties fo:margin-left="0cm" fo:margin-right="0cm" fo:line-height="150%" fo:text-align="justify" style:justify-single-word="false" fo:text-indent="0cm" style:auto-text-indent="false"/>
      <style:text-properties fo:font-size="8pt" fo:language="cs" fo:country="CZ" officeooo:rsid="0006ff9d" officeooo:paragraph-rsid="0006ff9d" style:font-size-asian="8pt" style:font-size-complex="8pt"/>
    </style:style>
    <style:style style:name="P49" style:family="paragraph" style:parent-style-name="level_20_3_20_text" style:list-style-name="WW8Num29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3.175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50" style:family="paragraph" style:parent-style-name="level_20_3_20_text" style:list-style-name="WW8Num17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51" style:family="paragraph" style:parent-style-name="level_20_3_20_text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language="cs" fo:country="CZ" fo:font-style="normal" fo:font-weight="bold" officeooo:paragraph-rsid="0005c668" style:font-size-asian="12pt" style:font-style-asian="normal" style:font-weight-asian="bold" style:font-name-complex="Times New Roman" style:font-size-complex="12pt" style:font-weight-complex="bold"/>
    </style:style>
    <style:style style:name="P52" style:family="paragraph" style:parent-style-name="level_20_3_20_text" style:list-style-name="WW8Num4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3.175cm"/>
        </style:tab-stops>
      </style:paragraph-properties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53" style:family="paragraph" style:parent-style-name="level_20_3_20_text">
      <style:paragraph-properties fo:margin-left="2.498cm" fo:margin-right="0cm" fo:line-height="150%" fo:text-align="justify" style:justify-single-word="false" fo:text-indent="0cm" style:auto-text-indent="false"/>
      <style:text-properties style:font-name="Times New Roman" fo:font-size="12pt" fo:language="cs" fo:country="CZ" fo:font-style="normal" fo:font-weight="bold" officeooo:paragraph-rsid="0005c668" style:font-size-asian="12pt" style:font-style-asian="normal" style:font-weight-asian="bold" style:font-name-complex="Times New Roman" style:font-size-complex="12pt" style:font-weight-complex="bold"/>
    </style:style>
    <style:style style:name="P54" style:family="paragraph" style:parent-style-name="level_20_3_20_text" style:list-style-name="WW8Num21">
      <style:paragraph-properties fo:line-height="150%" fo:text-align="justify" style:justify-single-word="false"/>
      <style:text-properties officeooo:paragraph-rsid="0005c668"/>
    </style:style>
    <style:style style:name="P55" style:family="paragraph" style:parent-style-name="level_20_3_20_text" style:list-style-name="WW8Num11">
      <style:paragraph-properties fo:line-height="150%" fo:text-align="justify" style:justify-single-word="false"/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56" style:family="paragraph" style:parent-style-name="level_20_3_20_text" style:list-style-name="WW8Num41">
      <style:paragraph-properties fo:line-height="150%" fo:text-align="justify" style:justify-single-word="false"/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57" style:family="paragraph" style:parent-style-name="level_20_3_20_text" style:list-style-name="WW8Num10">
      <style:paragraph-properties fo:margin-left="2.54cm" fo:margin-right="0cm" fo:line-height="150%" fo:text-align="justify" style:justify-single-word="false" fo:text-indent="-0.635cm" style:auto-text-indent="false">
        <style:tab-stops>
          <style:tab-stop style:position="2.54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58" style:family="paragraph" style:parent-style-name="level_20_3_20_text" style:list-style-name="WW8Num4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59" style:family="paragraph" style:parent-style-name="level_20_3_20_text" style:list-style-name="WW8Num24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60" style:family="paragraph" style:parent-style-name="level_20_3_20_text" style:list-style-name="WW8Num19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61" style:family="paragraph" style:parent-style-name="level_20_3_20_text" style:list-style-name="WW8Num43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62" style:family="paragraph" style:parent-style-name="level_20_3_20_text" style:list-style-name="WW8Num27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63" style:family="paragraph" style:parent-style-name="level_20_3_20_text" style:list-style-name="WW8Num8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64" style:family="paragraph" style:parent-style-name="level_20_3_20_text" style:list-style-name="WW8Num30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65" style:family="paragraph" style:parent-style-name="level_20_3_20_text" style:list-style-name="WW8Num44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66" style:family="paragraph" style:parent-style-name="level_20_3_20_text" style:list-style-name="WW8Num20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67" style:family="paragraph" style:parent-style-name="level_20_3_20_text" style:list-style-name="WW8Num26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68" style:family="paragraph" style:parent-style-name="level_20_3_20_text" style:list-style-name="WW8Num17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69" style:family="paragraph" style:parent-style-name="level_20_3_20_text" style:list-style-name="WW8Num24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70" style:family="paragraph" style:parent-style-name="level_20_3_20_text" style:list-style-name="WW8Num19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71" style:family="paragraph" style:parent-style-name="level_20_3_20_text" style:list-style-name="WW8Num14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72" style:family="paragraph" style:parent-style-name="level_20_3_20_text" style:list-style-name="WW8Num27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73" style:family="paragraph" style:parent-style-name="level_20_3_20_text" style:list-style-name="WW8Num3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74" style:family="paragraph" style:parent-style-name="level_20_3_20_text" style:list-style-name="WW8Num32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75" style:family="paragraph" style:parent-style-name="level_20_3_20_text" style:list-style-name="WW8Num44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76" style:family="paragraph" style:parent-style-name="level_20_3_20_text" style:list-style-name="WW8Num26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77" style:family="paragraph" style:parent-style-name="level_20_3_20_text" style:list-style-name="WW8Num17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78" style:family="paragraph" style:parent-style-name="level_20_3_20_text" style:list-style-name="WW8Num11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79" style:family="paragraph" style:parent-style-name="level_20_3_20_text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80" style:family="paragraph" style:parent-style-name="level_20_3_20_text" style:list-style-name="WW8Num35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81" style:family="paragraph" style:parent-style-name="level_20_3_20_text" style:list-style-name="WW8Num28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82" style:family="paragraph" style:parent-style-name="level_20_3_20_text" style:list-style-name="WW8Num6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83" style:family="paragraph" style:parent-style-name="level_20_3_20_text" style:list-style-name="WW8Num37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84" style:family="paragraph" style:parent-style-name="level_20_3_20_text" style:list-style-name="WW8Num31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85" style:family="paragraph" style:parent-style-name="level_20_3_20_text" style:list-style-name="WW8Num45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86" style:family="paragraph" style:parent-style-name="level_20_3_20_text" style:list-style-name="WW8Num35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87" style:family="paragraph" style:parent-style-name="level_20_3_20_text" style:list-style-name="WW8Num28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88" style:family="paragraph" style:parent-style-name="level_20_3_20_text" style:list-style-name="WW8Num37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89" style:family="paragraph" style:parent-style-name="level_20_3_20_text" style:list-style-name="WW8Num31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90" style:family="paragraph" style:parent-style-name="level_20_3_20_text" style:list-style-name="WW8Num45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91" style:family="paragraph" style:parent-style-name="level_20_3_20_text" style:list-style-name="WW8Num11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92" style:family="paragraph" style:parent-style-name="level_20_3_20_text" style:list-style-name="WW8Num41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93" style:family="paragraph" style:parent-style-name="level_20_3_20_text" style:list-style-name="WW8Num42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94" style:family="paragraph" style:parent-style-name="level_20_3_20_text" style:list-style-name="WW8Num29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officeooo:paragraph-rsid="0005c668"/>
    </style:style>
    <style:style style:name="P95" style:family="paragraph" style:parent-style-name="level_20_3_20_text" style:list-style-name="WW8Num42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officeooo:paragraph-rsid="0005c668"/>
    </style:style>
    <style:style style:name="P96" style:family="paragraph" style:parent-style-name="level_20_3_20_text">
      <style:paragraph-properties fo:margin-left="2.54cm" fo:margin-right="0cm" fo:line-height="150%" fo:text-align="justify" style:justify-single-word="false" fo:text-indent="0cm" style:auto-text-indent="false"/>
      <style:text-properties officeooo:paragraph-rsid="0005c668"/>
    </style:style>
    <style:style style:name="P97" style:family="paragraph" style:parent-style-name="level_20_3_20_text">
      <style:paragraph-properties fo:margin-left="2.54cm" fo:margin-right="0cm" fo:line-height="150%" fo:text-align="justify" style:justify-single-word="false" fo:text-indent="0cm" style:auto-text-indent="false">
        <style:tab-stops>
          <style:tab-stop style:position="3.175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98" style:family="paragraph" style:parent-style-name="level_20_3_20_text">
      <style:paragraph-properties fo:margin-left="2.54cm" fo:margin-right="0cm" fo:line-height="150%" fo:text-align="justify" style:justify-single-word="false" fo:text-indent="0cm" style:auto-text-indent="false"/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99" style:family="paragraph" style:parent-style-name="level_20_3_20_text">
      <style:paragraph-properties fo:margin-left="2.54cm" fo:margin-right="0cm" fo:line-height="150%" fo:text-align="justify" style:justify-single-word="false" fo:text-indent="0cm" style:auto-text-indent="false"/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100" style:family="paragraph" style:parent-style-name="level_20_3_20_text">
      <style:paragraph-properties fo:margin-left="1.545cm" fo:margin-right="0cm" fo:line-height="150%" fo:text-align="justify" style:justify-single-word="false" fo:text-indent="0.614cm" style:auto-text-indent="false"/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101" style:family="paragraph" style:parent-style-name="Table_20_Contents">
      <style:text-properties fo:font-size="2pt" style:font-size-asian="2pt" style:font-size-complex="2pt"/>
    </style:style>
    <style:style style:name="P102" style:family="paragraph" style:parent-style-name="Table_20_Contents">
      <style:text-properties officeooo:rsid="0011dafa" officeooo:paragraph-rsid="0011dafa"/>
    </style:style>
    <style:style style:name="P103" style:family="paragraph" style:parent-style-name="Table_20_Contents">
      <style:text-properties officeooo:rsid="00123ffe" officeooo:paragraph-rsid="00123ffe"/>
    </style:style>
    <style:style style:name="P104" style:family="paragraph" style:parent-style-name="Text_20_body_20_indent">
      <style:paragraph-properties fo:margin-left="0cm" fo:margin-right="0cm" fo:text-align="justify" style:justify-single-word="false" fo:text-indent="0cm" style:auto-text-indent="false">
        <style:tab-stops>
          <style:tab-stop style:position="3.175cm"/>
        </style:tab-stops>
      </style:paragraph-properties>
      <style:text-properties fo:font-size="16pt" fo:font-weight="bold" officeooo:paragraph-rsid="0005c668" style:font-size-asian="16pt" style:font-weight-asian="bold" style:font-size-complex="16pt" style:font-weight-complex="bold"/>
    </style:style>
    <style:style style:name="P105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fo:color="#0000ff" officeooo:paragraph-rsid="0005c668"/>
    </style:style>
    <style:style style:name="P106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color="#0000ff" officeooo:paragraph-rsid="0005c668"/>
    </style:style>
    <style:style style:name="P107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font-size="20pt" officeooo:paragraph-rsid="0005c668" style:font-size-asian="20pt"/>
    </style:style>
    <style:style style:name="P108" style:family="paragraph" style:parent-style-name="Text_20_body_20_indent">
      <style:paragraph-properties fo:margin-left="0cm" fo:margin-right="0cm" fo:text-indent="0cm" style:auto-text-indent="false"/>
      <style:text-properties fo:font-size="20pt" officeooo:paragraph-rsid="0005c668" style:font-size-asian="20pt"/>
    </style:style>
    <style:style style:name="P109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font-size="20pt" fo:font-weight="bold" officeooo:rsid="0005c668" officeooo:paragraph-rsid="0005c668" style:font-size-asian="20pt" style:font-weight-asian="bold"/>
    </style:style>
    <style:style style:name="P110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font-size="14pt" officeooo:paragraph-rsid="0005c668" style:font-size-asian="14pt"/>
    </style:style>
    <style:style style:name="P111" style:family="paragraph" style:parent-style-name="Text_20_body_20_indent">
      <style:paragraph-properties fo:margin-left="0cm" fo:margin-right="0cm" fo:text-align="justify" style:justify-single-word="false" fo:text-indent="0cm" style:auto-text-indent="false">
        <style:tab-stops>
          <style:tab-stop style:position="3.175cm"/>
        </style:tab-stops>
      </style:paragraph-properties>
      <style:text-properties officeooo:paragraph-rsid="0005c668"/>
    </style:style>
    <style:style style:name="P112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officeooo:paragraph-rsid="0005c668"/>
    </style:style>
    <style:style style:name="P113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Times New Roman" fo:font-size="16pt" fo:language="cs" fo:country="CZ" fo:font-weight="bold" officeooo:paragraph-rsid="0005c668" style:font-size-asian="16pt" style:font-weight-asian="bold" style:font-name-complex="Times New Roman" style:font-size-complex="16pt" style:font-weight-complex="bold"/>
    </style:style>
    <style:style style:name="P114" style:family="paragraph" style:parent-style-name="Text_20_body_20_indent" style:master-page-name="Převést_20_1">
      <style:paragraph-properties fo:margin-left="0cm" fo:margin-right="0cm" fo:text-align="justify" style:justify-single-word="false" fo:text-indent="0cm" style:auto-text-indent="false" style:page-number="auto" fo:break-before="page"/>
      <style:text-properties fo:font-size="16pt" fo:font-weight="bold" officeooo:paragraph-rsid="0005c668" style:font-size-asian="16pt" style:font-weight-asian="bold" style:font-size-complex="16pt" style:font-weight-complex="bold"/>
    </style:style>
    <style:style style:name="P115" style:family="paragraph" style:parent-style-name="Text_20_body_20_indent" style:master-page-name="Standard">
      <style:paragraph-properties fo:margin-left="0cm" fo:margin-right="0cm" fo:text-align="justify" style:justify-single-word="false" fo:text-indent="0cm" style:auto-text-indent="false" style:page-number="auto" fo:break-before="page"/>
      <style:text-properties fo:color="#0000ff" officeooo:paragraph-rsid="0005c668"/>
    </style:style>
    <style:style style:name="P116" style:family="paragraph" style:parent-style-name="Default">
      <style:text-properties officeooo:paragraph-rsid="0005c668"/>
    </style:style>
    <style:style style:name="T1" style:family="text">
      <style:text-properties fo:color="#0000ff"/>
    </style:style>
    <style:style style:name="T2" style:family="text">
      <style:text-properties fo:font-size="11.5pt" style:font-size-asian="11.5pt" style:font-size-complex="11.5pt"/>
    </style:style>
    <style:style style:name="T3" style:family="text">
      <style:text-properties fo:language="cs" fo:country="CZ" style:language-asian="cs" style:country-asian="CZ"/>
    </style:style>
    <style:style style:name="T4" style:family="text">
      <style:text-properties fo:language="cs" fo:country="CZ" officeooo:rsid="0005c668" style:language-asian="cs" style:country-asian="CZ"/>
    </style:style>
    <style:style style:name="T5" style:family="text">
      <style:text-properties style:font-name="Times New Roman" fo:font-size="12pt" fo:language="cs" fo:country="CZ" fo:font-style="normal" fo:font-weight="bold" style:font-size-asian="12pt" style:font-style-asian="normal" style:font-weight-asian="bold" style:font-name-complex="Times New Roman" style:font-size-complex="12pt"/>
    </style:style>
    <style:style style:name="T6" style:family="text">
      <style:text-properties style:font-name="Times New Roman" fo:font-size="12pt" fo:language="cs" fo:country="CZ" fo:font-style="normal" style:font-size-asian="12pt" style:font-style-asian="normal" style:font-name-complex="Times New Roman" style:font-size-complex="12pt"/>
    </style:style>
    <style:style style:name="T7" style:family="text">
      <style:text-properties style:font-name="Times New Roman" fo:language="cs" fo:country="CZ" style:font-name-complex="Times New Roman"/>
    </style:style>
    <style:style style:name="T8" style:family="text">
      <style:text-properties style:font-name="Times New Roman" fo:language="cs" fo:country="CZ" style:font-name-complex="Times New Roman" style:font-size-complex="12pt"/>
    </style:style>
    <style:style style:name="T9" style:family="text">
      <style:text-properties style:font-name="Times New Roman" fo:language="cs" fo:country="CZ" fo:font-weight="bold" style:font-weight-asian="bold" style:font-name-complex="Times New Roman"/>
    </style:style>
    <style:style style:name="T10" style:family="text">
      <style:text-properties style:font-name="Times New Roman" fo:language="cs" fo:country="CZ" fo:font-style="normal" style:font-style-asian="normal" style:font-name-complex="Times New Roman"/>
    </style:style>
    <style:style style:name="T11" style:family="text">
      <style:text-properties fo:font-weight="bold" style:font-weight-asian="bold"/>
    </style:style>
    <style:style style:name="T12" style:family="text">
      <style:text-properties fo:language="cs" fo:country="CZ" fo:font-weight="bold" style:font-weight-asian="bold"/>
    </style:style>
    <style:style style:name="T13" style:family="text">
      <style:text-properties fo:language="cs" fo:country="CZ" fo:font-weight="bold" style:font-weight-asian="bold" style:font-size-complex="12pt"/>
    </style:style>
    <style:style style:name="T14" style:family="text">
      <style:text-properties fo:language="cs" fo:country="CZ" style:font-size-complex="12pt"/>
    </style:style>
    <style:style style:name="T15" style:family="text">
      <style:text-properties officeooo:rsid="0005c668"/>
    </style:style>
    <style:style style:name="T16" style:family="text">
      <style:text-properties fo:font-size="12pt" fo:language="cs" fo:country="CZ" fo:font-weight="normal" style:font-size-asian="12pt" style:language-asian="cs" style:country-asian="CZ" style:font-weight-asian="normal" style:font-size-complex="12pt" style:font-weight-complex="normal"/>
    </style:style>
    <style:style style:name="T17" style:family="text">
      <style:text-properties officeooo:rsid="000c28d2"/>
    </style:style>
    <style:style style:name="T18" style:family="text">
      <style:text-properties officeooo:rsid="001606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ázek"/>
      </text:sequence-decls>
      <text:p text:style-name="P11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7">Zápočtová úloha z předmětu KIV/ZSWI</text:p>
      <text:p text:style-name="P108"/>
      <text:p text:style-name="P108"/>
      <text:p text:style-name="P109">Testování – Selenium IDE</text:p>
      <text:p text:style-name="P110">Software pro snadnou orientaci ve studijních programech FAV</text:p>
      <text:p text:style-name="P112"/>
      <text:p text:style-name="P112"/>
      <text:p text:style-name="P112"/>
      <text:p text:style-name="P112"/>
      <text:p text:style-name="P112"/>
      <text:p text:style-name="P106">&lt; Datum odevzdání &gt;</text:p>
      <text:p text:style-name="P112"/>
      <text:p text:style-name="P112"/>
      <text:p text:style-name="P112"/>
      <text:p text:style-name="P116">Tým: <text:span text:style-name="T1"><text:s/></text:span><text:s/><text:span text:style-name="T2">H-B-N</text:span></text:p>
      <text:p text:style-name="P112"/>
      <text:p text:style-name="P112">Členové:</text:p>
      <text:p text:style-name="P111">Klára Hlaváčová<text:tab/><text:tab/><text:a xlink:type="simple" xlink:href="mailto:hlavac06@students.zcu.cz"><text:span text:style-name="Internet_20_link">hlavac06@students.zcu.cz</text:span></text:a> </text:p>
      <text:p text:style-name="P111">Jan Baxa<text:tab/><text:tab/><text:a xlink:type="simple" xlink:href="mailto:baxajan@students.zcu.cz"><text:span text:style-name="Internet_20_link">baxajan@students.zcu.cz</text:span></text:a> </text:p>
      <text:p text:style-name="P111">Jan Samek<text:tab/><text:tab/><text:a xlink:type="simple" xlink:href="mailto:Samcza@students.zcu.cz"><text:span text:style-name="Internet_20_link">Samcza@students.zcu.cz</text:span></text:a><text:span text:style-name="null"> </text:span></text:p>
      <text:p text:style-name="P111">Petr Neužil<text:tab/><text:tab/><text:a xlink:type="simple" xlink:href="mailto:syberij@students.zcu.cz"><text:span text:style-name="Internet_20_link">syberij@students.zcu.cz</text:span></text:a></text:p>
      <text:p text:style-name="P104"/>
      <text:p text:style-name="P113"/>
      <text:p text:style-name="P113"/>
      <text:p text:style-name="P113"/>
      <text:p text:style-name="P1"><text:soft-page-break/><text:span text:style-name="T4"/></text:p>
      <text:p text:style-name="P114">Obsah</text:p>
      <text:p text:style-name="P1"><text:span text:style-name="T4">Testování</text:span><text:a xlink:type="simple" xlink:href="#__RefHeading___Toc416362122" text:style-name="Index_20_Link_20__28_user_29_" text:visited-style-name="Index_20_Link_20__28_user_29_"><text:span text:style-name="T3"> – Scénáře užití<text:tab/>13</text:span></text:a></text:p>
      <text:p text:style-name="P2"><text:a xlink:type="simple" xlink:href="#__RefHeading___Toc416362123" text:style-name="Index_20_Link_20__28_user_29_" text:visited-style-name="Index_20_Link_20__28_user_29_"><text:span text:style-name="T3">UC1 – Vybrat typ a formu studia<text:tab/>13</text:span></text:a></text:p>
      <text:p text:style-name="P2"><text:a xlink:type="simple" xlink:href="#__RefHeading___Toc416362124" text:style-name="Index_20_Link_20__28_user_29_" text:visited-style-name="Index_20_Link_20__28_user_29_"><text:span text:style-name="T3">UC2 – Vyhledat klíčové slovo/oblast<text:tab/>13</text:span></text:a></text:p>
      <text:p text:style-name="P2"><text:a xlink:type="simple" xlink:href="#__RefHeading___Toc416362125" text:style-name="Index_20_Link_20__28_user_29_" text:visited-style-name="Index_20_Link_20__28_user_29_"><text:span text:style-name="T3">UC3 – Vybrat oblast ze zadaného seznamu<text:tab/>14</text:span></text:a></text:p>
      <text:p text:style-name="P2"><text:a xlink:type="simple" xlink:href="#__RefHeading___Toc416362126" text:style-name="Index_20_Link_20__28_user_29_" text:visited-style-name="Index_20_Link_20__28_user_29_"><text:span text:style-name="T3">UC4 – Zobrazit/aktualizovat oblast v seznamu vybraných oblastí<text:tab/>14</text:span></text:a></text:p>
      <text:p text:style-name="P2"><text:a xlink:type="simple" xlink:href="#__RefHeading___Toc416362127" text:style-name="Index_20_Link_20__28_user_29_" text:visited-style-name="Index_20_Link_20__28_user_29_"><text:span text:style-name="T3">UC5 – Odstranit oblast ze seznamu vybraných oblastí<text:tab/>16</text:span></text:a></text:p>
      <text:p text:style-name="P2"><text:a xlink:type="simple" xlink:href="#__RefHeading___Toc416362128" text:style-name="Index_20_Link_20__28_user_29_" text:visited-style-name="Index_20_Link_20__28_user_29_"><text:span text:style-name="T3">UC6 – Ohodnotit vybraná klíčová slova a oblast<text:tab/>16</text:span></text:a></text:p>
      <text:p text:style-name="P2"><text:a xlink:type="simple" xlink:href="#__RefHeading___Toc416362129" text:style-name="Index_20_Link_20__28_user_29_" text:visited-style-name="Index_20_Link_20__28_user_29_"><text:span text:style-name="T3">UC7 – Zobrazit vizualizaci<text:tab/>17</text:span></text:a></text:p>
      <text:p text:style-name="P2"><text:a xlink:type="simple" xlink:href="#__RefHeading___Toc416362130" text:style-name="Index_20_Link_20__28_user_29_" text:visited-style-name="Index_20_Link_20__28_user_29_"><text:span text:style-name="T3">UC8 – Zobrazit detail oboru<text:tab/>17</text:span></text:a></text:p>
      <text:p text:style-name="P2"><text:a xlink:type="simple" xlink:href="#__RefHeading___Toc416362131" text:style-name="Index_20_Link_20__28_user_29_" text:visited-style-name="Index_20_Link_20__28_user_29_"><text:span text:style-name="T3">UC9 – Sdílet graf na sociálních sítích<text:tab/>18</text:span></text:a></text:p>
      <text:p text:style-name="P2"><text:a xlink:type="simple" xlink:href="#__RefHeading___Toc416362132" text:style-name="Index_20_Link_20__28_user_29_" text:visited-style-name="Index_20_Link_20__28_user_29_"><text:span text:style-name="T3">UC10 – Přihlásit se do administračního rozhraní<text:tab/>18</text:span></text:a></text:p>
      <text:p text:style-name="P2"><text:a xlink:type="simple" xlink:href="#__RefHeading___Toc416362133" text:style-name="Index_20_Link_20__28_user_29_" text:visited-style-name="Index_20_Link_20__28_user_29_"><text:span text:style-name="T3">UC11 – Zobrazit přehled (oborů/klíčových slov/oblastí)<text:tab/>19</text:span></text:a></text:p>
      <text:p text:style-name="P2"><text:a xlink:type="simple" xlink:href="#__RefHeading___Toc416362134" text:style-name="Index_20_Link_20__28_user_29_" text:visited-style-name="Index_20_Link_20__28_user_29_"><text:span text:style-name="T3">UC12 – Spravovat klíčová slova<text:tab/>19</text:span></text:a></text:p>
      <text:p text:style-name="P2"><text:a xlink:type="simple" xlink:href="#__RefHeading___Toc416362135" text:style-name="Index_20_Link_20__28_user_29_" text:visited-style-name="Index_20_Link_20__28_user_29_"><text:span text:style-name="T3">UC13 – Spravovat oblasti<text:tab/>20</text:span></text:a></text:p>
      <text:p text:style-name="P2"><text:a xlink:type="simple" xlink:href="#__RefHeading___Toc416362136" text:style-name="Index_20_Link_20__28_user_29_" text:visited-style-name="Index_20_Link_20__28_user_29_"><text:span text:style-name="T3">UC14 – Spravovat obory<text:tab/>21</text:span></text:a></text:p>
      <text:p text:style-name="P3"><text:span text:style-name="T16"><text:s text:c="4"/></text:span><text:a xlink:type="simple" xlink:href="#__RefHeading___Toc416362137" text:style-name="Index_20_Link_20__28_user_29_" text:visited-style-name="Index_20_Link_20__28_user_29_"><text:span text:style-name="T16">UC16 – Změnit heslo<text:tab/>22</text:span></text:a></text:p>
      <text:p text:style-name="P6">UC1 – Vybrat typ a formu studia</text:p>
      <text:list xml:id="list6038723513588395769" text:style-name="WW8Num18">
        <text:list-item>
          <text:list>
            <text:list-item>
              <text:list>
                <text:list-item>
                  <text:p text:style-name="P7">Popis</text:p>
                </text:list-item>
              </text:list>
            </text:list-item>
          </text:list>
        </text:list-item>
      </text:list>
      <text:p text:style-name="P28">Výběr typu a formy studia z rozbalovacího seznamu.</text:p>
      <text:list xml:id="list101722343159180" text:continue-numbering="true" text:style-name="WW8Num18">
        <text:list-item>
          <text:list>
            <text:list-item>
              <text:list>
                <text:list-item>
                  <text:p text:style-name="P7">Aktéři</text:p>
                </text:list-item>
              </text:list>
            </text:list-item>
          </text:list>
        </text:list-item>
      </text:list>
      <text:p text:style-name="P30">Uchazeč; Aplikace</text:p>
      <text:list xml:id="list101722344165498" text:continue-numbering="true" text:style-name="WW8Num18">
        <text:list-item>
          <text:list>
            <text:list-item>
              <text:list>
                <text:list-item>
                  <text:p text:style-name="P7">Podmínky pro spuštění</text:p>
                </text:list-item>
              </text:list>
            </text:list-item>
          </text:list>
        </text:list-item>
      </text:list>
      <text:p text:style-name="P33"><text:tab/>Žádné</text:p>
      <text:list xml:id="list101722345152639" text:continue-numbering="true" text:style-name="WW8Num18">
        <text:list-item>
          <text:list>
            <text:list-item>
              <text:list>
                <text:list-item>
                  <text:p text:style-name="P7">Základní tok</text:p>
                </text:list-item>
              </text:list>
            </text:list-item>
          </text:list>
        </text:list-item>
      </text:list>
      <text:list xml:id="list4714059755572625195" text:style-name="WW8Num10">
        <text:list-item>
          <text:p text:style-name="P57">Uživatel vybere ze seznamu formu (Prezentační, Kombinovaná, obě).</text:p>
        </text:list-item>
        <text:list-item>
          <text:p text:style-name="P57">Uživatel vybere ze seznamu typ studia (Bakalářské, Navazující, Doktorské).</text:p>
        </text:list-item>
        <text:list-item>
          <text:p text:style-name="P57">Aplikace načte oblasti filtrované podle zvolené formy a typu studia.</text:p>
        </text:list-item>
        <text:list-item>
          <text:p text:style-name="P57">Zobrazí se formulář pro výběr klíčových slov/oblastí.</text:p>
        </text:list-item>
      </text:list>
      <text:list xml:id="list101722347173880" text:continue-list="list101722345152639" text:style-name="WW8Num18">
        <text:list-item>
          <text:list>
            <text:list-item>
              <text:list>
                <text:list-item>
                  <text:p text:style-name="P7">Podmínky pro dokončení</text:p>
                </text:list-item>
              </text:list>
            </text:list-item>
          </text:list>
        </text:list-item>
      </text:list>
      <text:p text:style-name="P45">Je vybrána forma i typ studia.</text:p>
      <text:p text:style-name="P46"/>
      <table:table table:name="Tabulka2" table:style-name="Tabulka2">
        <table:table-column table:style-name="Tabulka2.A"/>
        <table:table-column table:style-name="Tabulka2.B"/>
        <table:table-column table:style-name="Tabulka2.C"/>
        <table:table-header-rows>
          <table:table-row>
            <table:table-cell table:style-name="Tabulka2.A1" table:number-columns-spanned="3" office:value-type="string">
              <text:p text:style-name="P103">UC1</text:p>
            </table:table-cell>
            <table:covered-table-cell/>
            <table:covered-table-cell/>
          </table:table-row>
        </table:table-header-rows>
        <table:table-row>
          <table:table-cell table:style-name="Tabulka2.A2" office:value-type="string">
            <text:p text:style-name="Table_20_Contents">open</text:p>
          </table:table-cell>
          <table:table-cell table:style-name="Tabulka2.A2" office:value-type="string">
            <text:p text:style-name="Table_20_Contents">/</text:p>
          </table:table-cell>
          <table:table-cell table:style-name="Tabulka2.C2" office:value-type="string">
            <text:p text:style-name="P101"/>
          </table:table-cell>
        </table:table-row>
        <table:table-row>
          <table:table-cell table:style-name="Tabulka2.A2" office:value-type="string">
            <text:p text:style-name="Table_20_Contents">select</text:p>
          </table:table-cell>
          <table:table-cell table:style-name="Tabulka2.A2" office:value-type="string">
            <text:p text:style-name="Table_20_Contents">id=forma_studia</text:p>
          </table:table-cell>
          <table:table-cell table:style-name="Tabulka2.C2" office:value-type="string">
            <text:p text:style-name="Table_20_Contents">label=Prezenční</text:p>
          </table:table-cell>
        </table:table-row>
        <table:table-row>
          <table:table-cell table:style-name="Tabulka2.A2" office:value-type="string">
            <text:p text:style-name="Table_20_Contents">click</text:p>
          </table:table-cell>
          <table:table-cell table:style-name="Tabulka2.A2" office:value-type="string">
            <text:p text:style-name="Table_20_Contents">id=F_1</text:p>
          </table:table-cell>
          <table:table-cell table:style-name="Tabulka2.C2" office:value-type="string">
            <text:p text:style-name="P101"/>
          </table:table-cell>
        </table:table-row>
        <table:table-row>
          <table:table-cell table:style-name="Tabulka2.A2" office:value-type="string">
            <text:p text:style-name="Table_20_Contents">verifyElementPresent</text:p>
          </table:table-cell>
          <table:table-cell table:style-name="Tabulka2.A2" office:value-type="string">
            <text:p text:style-name="Table_20_Contents">id=zvolena_oblast</text:p>
          </table:table-cell>
          <table:table-cell table:style-name="Tabulka2.C5" office:value-type="string">
            <text:p text:style-name="P101"/>
          </table:table-cell>
        </table:table-row>
      </table:table>
      <text:p text:style-name="P46"/>
      <text:p text:style-name="P4"><text:bookmark-start text:name="__RefHeading___Toc416362124"/>UC2 – Vyhledat klíčové slovo/oblast !!!<text:span text:style-name="T15">ZRUŠENO!!!</text:span><text:bookmark-end text:name="__RefHeading___Toc416362124"/></text:p>
      <text:list xml:id="list2074080174099876939" text:style-name="WW8Num21">
        <text:list-item>
          <text:list>
            <text:list-item>
              <text:list>
                <text:list-item>
                  <text:p text:style-name="P8">Popis</text:p>
                </text:list-item>
              </text:list>
            </text:list-item>
          </text:list>
        </text:list-item>
      </text:list>
      <text:p text:style-name="P28">Vyhledávání klíčového slova nebo oblasti z dostupných klíčových slov/oblastí.</text:p>
      <text:list xml:id="list101722355175715" text:continue-numbering="true" text:style-name="WW8Num21">
        <text:list-item>
          <text:list>
            <text:list-item>
              <text:list>
                <text:list-item>
                  <text:p text:style-name="P8">Aktéři</text:p>
                </text:list-item>
              </text:list>
            </text:list-item>
          </text:list>
        </text:list-item>
      </text:list>
      <text:p text:style-name="P32"><text:span text:style-name="T7">Uchazeč (</text:span><text:span text:style-name="T8">Uživatel</text:span><text:span text:style-name="T7">); Aplikace</text:span></text:p>
      <text:list xml:id="list101722356178638" text:continue-numbering="true" text:style-name="WW8Num21">
        <text:list-item>
          <text:list>
            <text:list-item>
              <text:list>
                <text:list-item>
                  <text:p text:style-name="P8"><text:soft-page-break/>Podmínky pro spuštění</text:p>
                </text:list-item>
              </text:list>
            </text:list-item>
          </text:list>
        </text:list-item>
      </text:list>
      <text:p text:style-name="P33"><text:tab/>Splněn UC1.</text:p>
      <text:list xml:id="list101722357168249" text:continue-numbering="true" text:style-name="WW8Num21">
        <text:list-item>
          <text:list>
            <text:list-item>
              <text:list>
                <text:list-item>
                  <text:p text:style-name="P8">Základní tok</text:p>
                </text:list-item>
              </text:list>
            </text:list-item>
          </text:list>
        </text:list-item>
      </text:list>
      <text:list xml:id="list1988644193577221359" text:style-name="WW8Num4">
        <text:list-item>
          <text:p text:style-name="P58">Uživatel začne psát text do textového pole. </text:p>
        </text:list-item>
        <text:list-item>
          <text:p text:style-name="P58">Aplikace zobrazí nalezená <text:s/>klíčová slova/oblasti ve formě našeptávače. </text:p>
        </text:list-item>
        <text:list-item>
          <text:p text:style-name="P58">Uživatel si kliknutím vybere dané slovo z nabízených možností.</text:p>
        </text:list-item>
        <text:list-item>
          <text:p text:style-name="P58">Vybraný vstup se vloží do vstupního textového pole.</text:p>
        </text:list-item>
        <text:list-item>
          <text:p text:style-name="P58">Uživatel výběr potvrdí kliknutím na tlačítko.</text:p>
        </text:list-item>
        <text:list-item>
          <text:p text:style-name="P58">Provede se UC4.</text:p>
        </text:list-item>
      </text:list>
      <text:list xml:id="list101722361182439" text:continue-list="list101722357168249" text:style-name="WW8Num21">
        <text:list-item>
          <text:list>
            <text:list-item>
              <text:list>
                <text:list-item>
                  <text:p text:style-name="P54"><text:span text:style-name="T5">Alternativní tok </text:span><text:span text:style-name="T6">(zadaný vstup není nalezen v databázi)</text:span></text:p>
                </text:list-item>
              </text:list>
            </text:list-item>
          </text:list>
        </text:list-item>
      </text:list>
      <text:p text:style-name="P79">2.1. Aplikace zobrazí upozornění, že vstup nebyl nalezen.</text:p>
      <text:list xml:id="list101722363174397" text:continue-numbering="true" text:style-name="WW8Num21">
        <text:list-item>
          <text:list>
            <text:list-item>
              <text:list>
                <text:list-item>
                  <text:p text:style-name="P39">Podmínky pro dokončení</text:p>
                </text:list-item>
              </text:list>
            </text:list-item>
          </text:list>
        </text:list-item>
      </text:list>
      <text:p text:style-name="P45">Klíčové slovo/oblast je nalezeno a je úspěšně ukončen UC4.</text:p>
      <text:p text:style-name="P45"/>
      <text:p text:style-name="P45"/>
      <text:p text:style-name="P45"/>
      <text:p text:style-name="P45"/>
      <text:p text:style-name="P45"/>
      <text:p text:style-name="P4"><text:bookmark-start text:name="__RefHeading___Toc416362125"/>UC3 – Vybrat oblast ze zadaného seznamu<text:bookmark-end text:name="__RefHeading___Toc416362125"/> !!!<text:span text:style-name="T15">SPOJENO S UC4!!!</text:span></text:p>
      <text:list xml:id="list3604664328245387531" text:style-name="WW8Num36">
        <text:list-item>
          <text:list>
            <text:list-item>
              <text:list>
                <text:list-item>
                  <text:p text:style-name="P9">Popis</text:p>
                </text:list-item>
              </text:list>
            </text:list-item>
          </text:list>
        </text:list-item>
      </text:list>
      <text:p text:style-name="P29">Vybrání oblasti (např. matematika, fyzika, informatika, …) z nabízeného seznamu.</text:p>
      <text:list xml:id="list101722367160517" text:continue-numbering="true" text:style-name="WW8Num36">
        <text:list-item>
          <text:list>
            <text:list-item>
              <text:list>
                <text:list-item>
                  <text:p text:style-name="P9">Aktéři</text:p>
                </text:list-item>
              </text:list>
            </text:list-item>
          </text:list>
        </text:list-item>
      </text:list>
      <text:p text:style-name="P32"><text:span text:style-name="T7">Uchazeč (</text:span><text:span text:style-name="T8">Uživatel</text:span><text:span text:style-name="T7">); Aplikace</text:span></text:p>
      <text:list xml:id="list101722368168578" text:continue-numbering="true" text:style-name="WW8Num36">
        <text:list-item>
          <text:list>
            <text:list-item>
              <text:list>
                <text:list-item>
                  <text:p text:style-name="P9">Podmínky pro spuštění</text:p>
                </text:list-item>
              </text:list>
            </text:list-item>
          </text:list>
        </text:list-item>
      </text:list>
      <text:p text:style-name="P33"><text:tab/>Splněn UC1.</text:p>
      <text:list xml:id="list101722369180030" text:continue-numbering="true" text:style-name="WW8Num36">
        <text:list-item>
          <text:list>
            <text:list-item>
              <text:list>
                <text:list-item>
                  <text:p text:style-name="P9">Základní tok</text:p>
                </text:list-item>
              </text:list>
            </text:list-item>
          </text:list>
        </text:list-item>
      </text:list>
      <text:list xml:id="list5871443088286163191" text:style-name="WW8Num24">
        <text:list-item>
          <text:p text:style-name="P59">Uživatel vybere jednu oblast z rozbalovacího seznamu. </text:p>
        </text:list-item>
        <text:list-item>
          <text:p text:style-name="P69">Uživatel svůj výběr potvrdí kliknutím na tlačítko.</text:p>
        </text:list-item>
        <text:list-item>
          <text:p text:style-name="P69"><text:soft-page-break/>Provede se UC4.</text:p>
        </text:list-item>
      </text:list>
      <text:list xml:id="list101722371152165" text:continue-list="list101722369180030" text:style-name="WW8Num36">
        <text:list-item>
          <text:list>
            <text:list-item>
              <text:list>
                <text:list-item>
                  <text:p text:style-name="P40">Podmínky pro dokončení</text:p>
                </text:list-item>
              </text:list>
            </text:list-item>
          </text:list>
        </text:list-item>
      </text:list>
      <text:p text:style-name="P45">Je vybrána oblast ze seznamu a je úspěšně ukončen UC4.<text:tab/></text:p>
      <text:p text:style-name="P4"><text:bookmark-start text:name="__RefHeading___Toc416362126"/>UC4 – Zobrazit/aktualizovat oblast v seznamu vybraných oblastí<text:bookmark-end text:name="__RefHeading___Toc416362126"/> </text:p>
      <text:list xml:id="list4358543072963781849" text:style-name="WW8Num23">
        <text:list-item>
          <text:list>
            <text:list-item>
              <text:list>
                <text:list-item>
                  <text:p text:style-name="P10">Popis</text:p>
                </text:list-item>
              </text:list>
            </text:list-item>
          </text:list>
        </text:list-item>
      </text:list>
      <text:p text:style-name="P29">Vybraná oblast nebo oblast, do které patří zvolené klíčové slovo se zobrazí nebo aktualizuje v seznamu již zvolených oblastí, který je zobrazen (resp. se po akci zobrazí) níže pod vstupním formulářem.</text:p>
      <text:list xml:id="list101722373154641" text:continue-numbering="true" text:style-name="WW8Num23">
        <text:list-item>
          <text:list>
            <text:list-item>
              <text:list>
                <text:list-item>
                  <text:p text:style-name="P10">Aktéři</text:p>
                </text:list-item>
              </text:list>
            </text:list-item>
          </text:list>
        </text:list-item>
      </text:list>
      <text:p text:style-name="P31">Aplikace</text:p>
      <text:p text:style-name="P31"><text:span text:style-name="T11">Podmínky pro spuštění</text:span></text:p>
      <text:p text:style-name="P33"><text:tab/>Splněn UC1 a UC2 (nebo UC3).</text:p>
      <text:list xml:id="list101722374165911" text:continue-numbering="true" text:style-name="WW8Num23">
        <text:list-item>
          <text:list>
            <text:list-item>
              <text:list>
                <text:list-item>
                  <text:p text:style-name="P22"><text:span text:style-name="T9">Základní tok </text:span><text:span text:style-name="T7">(uživatel vybral oblast ze seznamu)</text:span></text:p>
                </text:list-item>
              </text:list>
            </text:list-item>
          </text:list>
        </text:list-item>
      </text:list>
      <text:list xml:id="list2182351060214862772" text:style-name="WW8Num19">
        <text:list-item>
          <text:p text:style-name="P60">Aplikace zobrazí uživatelem vybranou oblast v seznamu vybraných oblastí.</text:p>
        </text:list-item>
        <text:list-item>
          <text:p text:style-name="P70">Aplikace zobrazí příslušná klíčová slova pod oblastí.</text:p>
        </text:list-item>
        <text:list-item>
          <text:p text:style-name="P70">Aplikace zobrazí obory, které souvisí s oblastí (tj. obory, které obsahují klíčová slova z oblasti s prioritou větší nebo rovnou než tři (hodnota 0.5)) pod klíčovými slovy.</text:p>
        </text:list-item>
        <text:list-item>
          <text:p text:style-name="P70">Aplikace nastaví hodnocení u oblasti na stupeň 3 („nevadí mi“).</text:p>
        </text:list-item>
        <text:list-item>
          <text:p text:style-name="P70">Aplikace nastaví hodnocení u klíčových slov na stupeň 3 („nevadí mi“).</text:p>
        </text:list-item>
        <text:list-item>
          <text:p text:style-name="P70">Aplikace zobrazí text s informací, že byla oblast přidána.</text:p>
        </text:list-item>
      </text:list>
      <text:list xml:id="list101722378176533" text:continue-list="list101722374165911" text:style-name="WW8Num23">
        <text:list-item>
          <text:list>
            <text:list-item>
              <text:list>
                <text:list-item>
                  <text:p text:style-name="P22"><text:span text:style-name="T9">Alternativní tok <text:s/>1 </text:span><text:span text:style-name="T7">(uživatel vyhledáváním vybral klíčové slovo)</text:span></text:p>
                </text:list-item>
              </text:list>
            </text:list-item>
          </text:list>
        </text:list-item>
      </text:list>
      <text:list xml:id="list7064109746616193381" text:style-name="WW8Num43">
        <text:list-item>
          <text:p text:style-name="P61">Aplikace najde oblast, ke které klíčové slovo patří.</text:p>
        </text:list-item>
        <text:list-item>
          <text:p text:style-name="P61">Kroky 1 – 4 základního toku.</text:p>
        </text:list-item>
        <text:list-item>
          <text:p text:style-name="P61">Aplikace nastaví hodnocení u klíčových slov (u všech kromě vybraného) na stupeň 3 („nevadí mi“). </text:p>
        </text:list-item>
        <text:list-item>
          <text:p text:style-name="P61">Aplikace nastaví hodnocení u vybraného klíčového slova na 5 („ano“).</text:p>
        </text:list-item>
      </text:list>
      <text:list xml:id="list101722381152153" text:continue-list="list101722378176533" text:style-name="WW8Num23">
        <text:list-item>
          <text:list>
            <text:list-item>
              <text:list>
                <text:list-item>
                  <text:p text:style-name="P22"><text:span text:style-name="T9">Alternativní tok <text:s/>2 </text:span><text:span text:style-name="T7">(uživatel vyhledáváním vybral oblast)</text:span></text:p>
                </text:list-item>
              </text:list>
            </text:list-item>
          </text:list>
        </text:list-item>
      </text:list>
      <text:list xml:id="list981224183367422053" text:style-name="WW8Num14">
        <text:list-item>
          <text:p text:style-name="P71"><text:soft-page-break/>Kroky 1 – 3 základního toku.</text:p>
        </text:list-item>
        <text:list-item>
          <text:p text:style-name="P71">Aplikace nastaví hodnocení u oblasti na stupeň 5 („ano“).</text:p>
        </text:list-item>
        <text:list-item>
          <text:p text:style-name="P71">Aplikace nastaví hodnocení u klíčových slov na stupeň 5 („ano“).</text:p>
        </text:list-item>
      </text:list>
      <text:list xml:id="list101722383157314" text:continue-list="list101722381152153" text:style-name="WW8Num23">
        <text:list-item>
          <text:list>
            <text:list-item>
              <text:list>
                <text:list-item>
                  <text:p text:style-name="P36"><text:span text:style-name="T9">Alternativní tok <text:s/>3 </text:span><text:span text:style-name="T7">(uživatel vybral vyhledáváním klíčové slovo, ale oblast je již zobrazena)</text:span></text:p>
                </text:list-item>
              </text:list>
            </text:list-item>
          </text:list>
        </text:list-item>
      </text:list>
      <text:list xml:id="list288028929691036625" text:style-name="WW8Num27">
        <text:list-item>
          <text:p text:style-name="P62">Krok 1 alternativního toku 1.</text:p>
        </text:list-item>
        <text:list-item>
          <text:p text:style-name="P72">Krok 4 alternativního toku 1.</text:p>
        </text:list-item>
      </text:list>
      <text:list xml:id="list101722386171028" text:continue-list="list101722383157314" text:style-name="WW8Num23">
        <text:list-item>
          <text:list>
            <text:list-item>
              <text:list>
                <text:list-item>
                  <text:p text:style-name="P36"><text:span text:style-name="T9">Alternativní tok 4 </text:span><text:span text:style-name="T7">(uživatel vybral vyhledáváním oblast, ale oblast je již zobrazena)</text:span></text:p>
                </text:list-item>
              </text:list>
            </text:list-item>
          </text:list>
        </text:list-item>
      </text:list>
      <text:list xml:id="list4437476115420608007" text:style-name="WW8Num8">
        <text:list-item>
          <text:p text:style-name="P63">Krok 2 alternativního toku 2.</text:p>
        </text:list-item>
      </text:list>
      <text:list xml:id="list101722387156907" text:continue-list="list101722386171028" text:style-name="WW8Num23">
        <text:list-item>
          <text:list>
            <text:list-item>
              <text:list>
                <text:list-item>
                  <text:p text:style-name="P36"><text:span text:style-name="T9">Alternativní tok 5 </text:span><text:span text:style-name="T7">(uživatel vybral ze seznamu oblast, ale oblast je již ve zobrazena)</text:span></text:p>
                </text:list-item>
              </text:list>
            </text:list-item>
          </text:list>
        </text:list-item>
      </text:list>
      <text:list xml:id="list5444700227765759955" text:style-name="WW8Num30">
        <text:list-item>
          <text:p text:style-name="P64">Zobrazí se text s upozorněním.</text:p>
        </text:list-item>
      </text:list>
      <text:list xml:id="list101722388151220" text:continue-list="list101722387156907" text:style-name="WW8Num23">
        <text:list-item>
          <text:list>
            <text:list-item>
              <text:list>
                <text:list-item>
                  <text:p text:style-name="P10">Podmínky pro dokončení</text:p>
                </text:list-item>
              </text:list>
            </text:list-item>
          </text:list>
        </text:list-item>
      </text:list>
      <text:p text:style-name="P45">Oblast se úspěšně zobrazí.<text:tab/></text:p>
      <text:p text:style-name="P47"/>
      <table:table table:name="Tabulka3" table:style-name="Tabulka3">
        <table:table-column table:style-name="Tabulka3.A"/>
        <table:table-column table:style-name="Tabulka3.B"/>
        <table:table-column table:style-name="Tabulka3.C"/>
        <table:table-header-rows>
          <table:table-row>
            <table:table-cell table:style-name="Tabulka3.A1" table:number-columns-spanned="3" office:value-type="string">
              <text:p text:style-name="P102">UC3+4</text:p>
            </table:table-cell>
            <table:covered-table-cell/>
            <table:covered-table-cell/>
          </table:table-row>
        </table:table-header-rows>
        <table:table-row>
          <table:table-cell table:style-name="Tabulka3.A2" office:value-type="string">
            <text:p text:style-name="Table_20_Contents">open</text:p>
          </table:table-cell>
          <table:table-cell table:style-name="Tabulka3.A2" office:value-type="string">
            <text:p text:style-name="Table_20_Contents">/</text:p>
          </table:table-cell>
          <table:table-cell table:style-name="Tabulka3.C2" office:value-type="string">
            <text:p text:style-name="P101"/>
          </table:table-cell>
        </table:table-row>
        <table:table-row>
          <table:table-cell table:style-name="Tabulka3.A2" office:value-type="string">
            <text:p text:style-name="Table_20_Contents">select</text:p>
          </table:table-cell>
          <table:table-cell table:style-name="Tabulka3.A2" office:value-type="string">
            <text:p text:style-name="Table_20_Contents">id=forma_studia</text:p>
          </table:table-cell>
          <table:table-cell table:style-name="Tabulka3.C2" office:value-type="string">
            <text:p text:style-name="Table_20_Contents">label=Prezenční</text:p>
          </table:table-cell>
        </table:table-row>
        <table:table-row>
          <table:table-cell table:style-name="Tabulka3.A2" office:value-type="string">
            <text:p text:style-name="Table_20_Contents">waitForElementPresent</text:p>
          </table:table-cell>
          <table:table-cell table:style-name="Tabulka3.A2" office:value-type="string">
            <text:p text:style-name="Table_20_Contents">id=zvolena_oblast</text:p>
          </table:table-cell>
          <table:table-cell table:style-name="Tabulka3.C2" office:value-type="string">
            <text:p text:style-name="P101"/>
          </table:table-cell>
        </table:table-row>
        <table:table-row>
          <table:table-cell table:style-name="Tabulka3.A2" office:value-type="string">
            <text:p text:style-name="Table_20_Contents">click</text:p>
          </table:table-cell>
          <table:table-cell table:style-name="Tabulka3.A2" office:value-type="string">
            <text:p text:style-name="Table_20_Contents">id=zvolena_oblast</text:p>
          </table:table-cell>
          <table:table-cell table:style-name="Tabulka3.C2" office:value-type="string">
            <text:p text:style-name="Table_20_Contents">label=Informatika</text:p>
          </table:table-cell>
        </table:table-row>
        <table:table-row>
          <table:table-cell table:style-name="Tabulka3.A2" office:value-type="string">
            <text:p text:style-name="Table_20_Contents">click</text:p>
          </table:table-cell>
          <table:table-cell table:style-name="Tabulka3.A2" office:value-type="string">
            <text:p text:style-name="Table_20_Contents">id=oblast_9</text:p>
          </table:table-cell>
          <table:table-cell table:style-name="Tabulka3.C2" office:value-type="string">
            <text:p text:style-name="P101"/>
          </table:table-cell>
        </table:table-row>
        <table:table-row>
          <table:table-cell table:style-name="Tabulka3.A2" office:value-type="string">
            <text:p text:style-name="Table_20_Contents">select</text:p>
          </table:table-cell>
          <table:table-cell table:style-name="Tabulka3.A2" office:value-type="string">
            <text:p text:style-name="Table_20_Contents">id=zvolena_oblast</text:p>
          </table:table-cell>
          <table:table-cell table:style-name="Tabulka3.C2" office:value-type="string">
            <text:p text:style-name="Table_20_Contents">label=Informatika</text:p>
          </table:table-cell>
        </table:table-row>
        <table:table-row>
          <table:table-cell table:style-name="Tabulka3.A2" office:value-type="string">
            <text:p text:style-name="Table_20_Contents">verifyElementPresent</text:p>
          </table:table-cell>
          <table:table-cell table:style-name="Tabulka3.A2" office:value-type="string">
            <text:p text:style-name="Table_20_Contents">id=oblast_9</text:p>
          </table:table-cell>
          <table:table-cell table:style-name="Tabulka3.C8" office:value-type="string">
            <text:p text:style-name="P101"/>
          </table:table-cell>
        </table:table-row>
      </table:table>
      <text:p text:style-name="P47"/>
      <text:p text:style-name="P4"><text:bookmark-start text:name="__RefHeading___Toc416362127"/>UC5 – Odstranit oblast ze seznamu vybraných oblastí<text:bookmark-end text:name="__RefHeading___Toc416362127"/> </text:p>
      <text:list xml:id="list2499438562265650259" text:style-name="WW8Num12">
        <text:list-item>
          <text:list>
            <text:list-item>
              <text:list>
                <text:list-item>
                  <text:p text:style-name="P11">Popis</text:p>
                </text:list-item>
              </text:list>
            </text:list-item>
          </text:list>
        </text:list-item>
      </text:list>
      <text:p text:style-name="P29">Oblasti jsou odstraněny ze seznamu vybraných oblast.</text:p>
      <text:list xml:id="list101722399164255" text:continue-numbering="true" text:style-name="WW8Num12">
        <text:list-item>
          <text:list>
            <text:list-item>
              <text:list>
                <text:list-item>
                  <text:p text:style-name="P11">Aktéři</text:p>
                </text:list-item>
              </text:list>
            </text:list-item>
          </text:list>
        </text:list-item>
      </text:list>
      <text:p text:style-name="P32"><text:span text:style-name="T7">Uchazeč (</text:span><text:span text:style-name="T8">Uživatel</text:span><text:span text:style-name="T7">); Aplikace</text:span></text:p>
      <text:list xml:id="list101722400172151" text:continue-numbering="true" text:style-name="WW8Num12">
        <text:list-item>
          <text:list>
            <text:list-item>
              <text:list>
                <text:list-item>
                  <text:p text:style-name="P11">Podmínky pro spuštění</text:p>
                </text:list-item>
              </text:list>
            </text:list-item>
          </text:list>
        </text:list-item>
      </text:list>
      <text:p text:style-name="P33"><text:soft-page-break/><text:tab/>Splněn UC1 a je zobrazena alespoň jedna oblast.</text:p>
      <text:list xml:id="list101722401181202" text:continue-numbering="true" text:style-name="WW8Num12">
        <text:list-item>
          <text:list>
            <text:list-item>
              <text:list>
                <text:list-item>
                  <text:p text:style-name="P11">Základní tok</text:p>
                </text:list-item>
              </text:list>
            </text:list-item>
          </text:list>
        </text:list-item>
      </text:list>
      <text:list xml:id="list5504206751711501893" text:style-name="WW8Num3">
        <text:list-item>
          <text:p text:style-name="P73">Uživatel zvolí oblast kliknutím na křížek vedle názvu. </text:p>
        </text:list-item>
        <text:list-item>
          <text:p text:style-name="P73">Aplikace provede odstranění oblasti ze seznamu vybraných oblastí.</text:p>
        </text:list-item>
        <text:list-item>
          <text:p text:style-name="P73">Aplikace zobrazí text oznamující odstranění oblasti.</text:p>
        </text:list-item>
      </text:list>
      <text:list xml:id="list101722403173578" text:continue-list="list101722401181202" text:style-name="WW8Num12">
        <text:list-item>
          <text:list>
            <text:list-item>
              <text:list>
                <text:list-item>
                  <text:p text:style-name="P41">Podmínky pro dokončení</text:p>
                </text:list-item>
              </text:list>
            </text:list-item>
          </text:list>
        </text:list-item>
      </text:list>
      <text:p text:style-name="P45">Oblast je úspěšně odstraněna.</text:p>
      <text:p text:style-name="P48"/>
      <text:p text:style-name="P48"/>
      <text:p text:style-name="P48"/>
      <text:p text:style-name="P48"/>
      <text:p text:style-name="P48"/>
      <table:table table:name="Tabulka4" table:style-name="Tabulka4">
        <table:table-column table:style-name="Tabulka4.A"/>
        <table:table-column table:style-name="Tabulka4.B"/>
        <table:table-column table:style-name="Tabulka4.C"/>
        <table:table-header-rows>
          <table:table-row>
            <table:table-cell table:style-name="Tabulka4.A1" table:number-columns-spanned="3" office:value-type="string">
              <text:p text:style-name="P102">UC5</text:p>
            </table:table-cell>
            <table:covered-table-cell/>
            <table:covered-table-cell/>
          </table:table-row>
        </table:table-header-rows>
        <table:table-row>
          <table:table-cell table:style-name="Tabulka4.A2" office:value-type="string">
            <text:p text:style-name="Table_20_Contents">open</text:p>
          </table:table-cell>
          <table:table-cell table:style-name="Tabulka4.A2" office:value-type="string">
            <text:p text:style-name="Table_20_Contents">/</text:p>
          </table:table-cell>
          <table:table-cell table:style-name="Tabulka4.C2" office:value-type="string">
            <text:p text:style-name="P101"/>
          </table:table-cell>
        </table:table-row>
        <table:table-row>
          <table:table-cell table:style-name="Tabulka4.A2" office:value-type="string">
            <text:p text:style-name="Table_20_Contents">select</text:p>
          </table:table-cell>
          <table:table-cell table:style-name="Tabulka4.A2" office:value-type="string">
            <text:p text:style-name="Table_20_Contents">id=forma_studia</text:p>
          </table:table-cell>
          <table:table-cell table:style-name="Tabulka4.C2" office:value-type="string">
            <text:p text:style-name="Table_20_Contents">label=Prezenční</text:p>
          </table:table-cell>
        </table:table-row>
        <table:table-row>
          <table:table-cell table:style-name="Tabulka4.A2" office:value-type="string">
            <text:p text:style-name="Table_20_Contents">waitForElementPresent</text:p>
          </table:table-cell>
          <table:table-cell table:style-name="Tabulka4.A2" office:value-type="string">
            <text:p text:style-name="Table_20_Contents">id=zvolena_oblast</text:p>
          </table:table-cell>
          <table:table-cell table:style-name="Tabulka4.C2" office:value-type="string">
            <text:p text:style-name="P101"/>
          </table:table-cell>
        </table:table-row>
        <table:table-row>
          <table:table-cell table:style-name="Tabulka4.A2" office:value-type="string">
            <text:p text:style-name="Table_20_Contents">click</text:p>
          </table:table-cell>
          <table:table-cell table:style-name="Tabulka4.A2" office:value-type="string">
            <text:p text:style-name="Table_20_Contents">id=zvolena_oblast</text:p>
          </table:table-cell>
          <table:table-cell table:style-name="Tabulka4.C2" office:value-type="string">
            <text:p text:style-name="Table_20_Contents">label=Informatika</text:p>
          </table:table-cell>
        </table:table-row>
        <table:table-row>
          <table:table-cell table:style-name="Tabulka4.A2" office:value-type="string">
            <text:p text:style-name="Table_20_Contents">click</text:p>
          </table:table-cell>
          <table:table-cell table:style-name="Tabulka4.A2" office:value-type="string">
            <text:p text:style-name="Table_20_Contents">id=oblast_9</text:p>
          </table:table-cell>
          <table:table-cell table:style-name="Tabulka4.C2" office:value-type="string">
            <text:p text:style-name="P101"/>
          </table:table-cell>
        </table:table-row>
        <table:table-row>
          <table:table-cell table:style-name="Tabulka4.A2" office:value-type="string">
            <text:p text:style-name="Table_20_Contents">select</text:p>
          </table:table-cell>
          <table:table-cell table:style-name="Tabulka4.A2" office:value-type="string">
            <text:p text:style-name="Table_20_Contents">id=zvolena_oblast</text:p>
          </table:table-cell>
          <table:table-cell table:style-name="Tabulka4.C2" office:value-type="string">
            <text:p text:style-name="Table_20_Contents">label=Informatika</text:p>
          </table:table-cell>
        </table:table-row>
        <table:table-row>
          <table:table-cell table:style-name="Tabulka4.A2" office:value-type="string">
            <text:p text:style-name="Table_20_Contents">waitForElementPresent</text:p>
          </table:table-cell>
          <table:table-cell table:style-name="Tabulka4.A2" office:value-type="string">
            <text:p text:style-name="Table_20_Contents">id=zvolena_oblast</text:p>
          </table:table-cell>
          <table:table-cell table:style-name="Tabulka4.C2" office:value-type="string">
            <text:p text:style-name="P101"/>
          </table:table-cell>
        </table:table-row>
        <table:table-row>
          <table:table-cell table:style-name="Tabulka4.A2" office:value-type="string">
            <text:p text:style-name="Table_20_Contents">waitForElementPresent</text:p>
          </table:table-cell>
          <table:table-cell table:style-name="Tabulka4.A2" office:value-type="string">
            <text:p text:style-name="Table_20_Contents">id=oblast_9</text:p>
          </table:table-cell>
          <table:table-cell table:style-name="Tabulka4.C2" office:value-type="string">
            <text:p text:style-name="P101"/>
          </table:table-cell>
        </table:table-row>
        <table:table-row>
          <table:table-cell table:style-name="Tabulka4.A2" office:value-type="string">
            <text:p text:style-name="Table_20_Contents">waitForElementPresent</text:p>
          </table:table-cell>
          <table:table-cell table:style-name="Tabulka4.A2" office:value-type="string">
            <text:p text:style-name="Table_20_Contents">css=img.odebrat_oblast</text:p>
          </table:table-cell>
          <table:table-cell table:style-name="Tabulka4.C2" office:value-type="string">
            <text:p text:style-name="P101"/>
          </table:table-cell>
        </table:table-row>
        <table:table-row>
          <table:table-cell table:style-name="Tabulka4.A2" office:value-type="string">
            <text:p text:style-name="Table_20_Contents">click</text:p>
          </table:table-cell>
          <table:table-cell table:style-name="Tabulka4.A2" office:value-type="string">
            <text:p text:style-name="Table_20_Contents">//img[@onclick="odeber_oblast('oblast_9');"]</text:p>
          </table:table-cell>
          <table:table-cell table:style-name="Tabulka4.C2" office:value-type="string">
            <text:p text:style-name="P101"/>
          </table:table-cell>
        </table:table-row>
        <table:table-row>
          <table:table-cell table:style-name="Tabulka4.A2" office:value-type="string">
            <text:p text:style-name="Table_20_Contents">verifyElementNotPresent</text:p>
          </table:table-cell>
          <table:table-cell table:style-name="Tabulka4.A2" office:value-type="string">
            <text:p text:style-name="Table_20_Contents">id=vybrana_oblast_9</text:p>
          </table:table-cell>
          <table:table-cell table:style-name="Tabulka4.C2" office:value-type="string">
            <text:p text:style-name="P101"/>
          </table:table-cell>
        </table:table-row>
      </table:table>
      <text:p text:style-name="P48"/>
      <text:p text:style-name="P4"><text:bookmark-start text:name="__RefHeading___Toc416362128"/>UC6 – Ohodnotit vybraná klíčová slova a oblast<text:bookmark-end text:name="__RefHeading___Toc416362128"/> </text:p>
      <text:list xml:id="list8882512087753072166" text:style-name="WW8Num34">
        <text:list-item>
          <text:list>
            <text:list-item>
              <text:list>
                <text:list-item>
                  <text:p text:style-name="P12">Popis</text:p>
                </text:list-item>
              </text:list>
            </text:list-item>
          </text:list>
        </text:list-item>
      </text:list>
      <text:p text:style-name="P96"><text:span text:style-name="T10">Ohodnocení vybrané oblasti a klíčových slov</text:span><text:span text:style-name="T7">.</text:span></text:p>
      <text:list xml:id="list101722470161462" text:continue-numbering="true" text:style-name="WW8Num34">
        <text:list-item>
          <text:list>
            <text:list-item>
              <text:list>
                <text:list-item>
                  <text:p text:style-name="P12">Aktéři</text:p>
                </text:list-item>
              </text:list>
            </text:list-item>
          </text:list>
        </text:list-item>
      </text:list>
      <text:p text:style-name="P32"><text:span text:style-name="T7">Uchazeč (</text:span><text:span text:style-name="T8">Uživatel</text:span><text:span text:style-name="T7">); </text:span></text:p>
      <text:list xml:id="list101722472182823" text:continue-numbering="true" text:style-name="WW8Num34">
        <text:list-item>
          <text:list>
            <text:list-item>
              <text:list>
                <text:list-item>
                  <text:p text:style-name="P12">Podmínky pro spuštění</text:p>
                </text:list-item>
              </text:list>
            </text:list-item>
          </text:list>
        </text:list-item>
      </text:list>
      <text:p text:style-name="P33"><text:tab/>Splněn UC1 a je zobrazena alespoň jedna oblast.</text:p>
      <text:list xml:id="list101722473179497" text:continue-numbering="true" text:style-name="WW8Num34">
        <text:list-item>
          <text:list>
            <text:list-item>
              <text:list>
                <text:list-item>
                  <text:p text:style-name="P12">Základní tok</text:p>
                </text:list-item>
              </text:list>
            </text:list-item>
          </text:list>
        </text:list-item>
      </text:list>
      <text:list xml:id="list5569731370986691054" text:style-name="WW8Num32">
        <text:list-item>
          <text:p text:style-name="P74"><text:soft-page-break/>Uživatel ohodnotí oblast výběrem jedné z možností.</text:p>
        </text:list-item>
        <text:list-item>
          <text:p text:style-name="P74">Uživatel aplikuje hodnocení na klíčová slova, které jsou oblasti podřazeny, klikem na tlačítko.</text:p>
        </text:list-item>
        <text:list-item>
          <text:p text:style-name="P74">Uživatel přizpůsobí hodnocení klíčových slov výběrem jedné z možností.</text:p>
        </text:list-item>
      </text:list>
      <text:list xml:id="list6997726913993266276" text:style-name="WW8Num29">
        <text:list-header>
          <text:p text:style-name="P49"/>
        </text:list-header>
      </text:list>
      <table:table table:name="Tabulka1" table:style-name="Tabulka1">
        <table:table-column table:style-name="Tabulka1.A"/>
        <table:table-column table:style-name="Tabulka1.B"/>
        <table:table-column table:style-name="Tabulka1.C"/>
        <table:table-header-rows>
          <table:table-row>
            <table:table-cell table:style-name="Tabulka1.A1" table:number-columns-spanned="3" office:value-type="string">
              <text:p text:style-name="P102">UC6</text:p>
            </table:table-cell>
            <table:covered-table-cell/>
            <table:covered-table-cell/>
          </table:table-row>
        </table:table-header-rows>
        <table:table-row>
          <table:table-cell table:style-name="Tabulka1.A2" office:value-type="string">
            <text:p text:style-name="Table_20_Contents">open</text:p>
          </table:table-cell>
          <table:table-cell table:style-name="Tabulka1.A2" office:value-type="string">
            <text:p text:style-name="Table_20_Contents">/</text:p>
          </table:table-cell>
          <table:table-cell table:style-name="Tabulka1.C2" office:value-type="string">
            <text:p text:style-name="P101"/>
          </table:table-cell>
        </table:table-row>
        <table:table-row>
          <table:table-cell table:style-name="Tabulka1.A2" office:value-type="string">
            <text:p text:style-name="Table_20_Contents">select</text:p>
          </table:table-cell>
          <table:table-cell table:style-name="Tabulka1.A2" office:value-type="string">
            <text:p text:style-name="Table_20_Contents">id=forma_studia</text:p>
          </table:table-cell>
          <table:table-cell table:style-name="Tabulka1.C2" office:value-type="string">
            <text:p text:style-name="Table_20_Contents">label=Prezenční</text:p>
          </table:table-cell>
        </table:table-row>
        <table:table-row>
          <table:table-cell table:style-name="Tabulka1.A2" office:value-type="string">
            <text:p text:style-name="Table_20_Contents">waitForElementPresent</text:p>
          </table:table-cell>
          <table:table-cell table:style-name="Tabulka1.A2" office:value-type="string">
            <text:p text:style-name="Table_20_Contents">id=zvolena_oblast</text:p>
          </table:table-cell>
          <table:table-cell table:style-name="Tabulka1.C2" office:value-type="string">
            <text:p text:style-name="Table_20_Contents">3000</text:p>
          </table:table-cell>
        </table:table-row>
        <table:table-row>
          <table:table-cell table:style-name="Tabulka1.A2" office:value-type="string">
            <text:p text:style-name="Table_20_Contents">click</text:p>
          </table:table-cell>
          <table:table-cell table:style-name="Tabulka1.A2" office:value-type="string">
            <text:p text:style-name="Table_20_Contents">id=zvolena_oblast</text:p>
          </table:table-cell>
          <table:table-cell table:style-name="Tabulka1.C2" office:value-type="string">
            <text:p text:style-name="Table_20_Contents">label=Informatika</text:p>
          </table:table-cell>
        </table:table-row>
        <table:table-row>
          <table:table-cell table:style-name="Tabulka1.A2" office:value-type="string">
            <text:p text:style-name="Table_20_Contents">click</text:p>
          </table:table-cell>
          <table:table-cell table:style-name="Tabulka1.A2" office:value-type="string">
            <text:p text:style-name="Table_20_Contents">id=oblast_9</text:p>
          </table:table-cell>
          <table:table-cell table:style-name="Tabulka1.C2" office:value-type="string">
            <text:p text:style-name="P101"/>
          </table:table-cell>
        </table:table-row>
        <table:table-row>
          <table:table-cell table:style-name="Tabulka1.A2" office:value-type="string">
            <text:p text:style-name="Table_20_Contents">select</text:p>
          </table:table-cell>
          <table:table-cell table:style-name="Tabulka1.A2" office:value-type="string">
            <text:p text:style-name="Table_20_Contents">id=zvolena_oblast</text:p>
          </table:table-cell>
          <table:table-cell table:style-name="Tabulka1.C2" office:value-type="string">
            <text:p text:style-name="Table_20_Contents">label=Informatika</text:p>
          </table:table-cell>
        </table:table-row>
        <table:table-row>
          <table:table-cell table:style-name="Tabulka1.A2" office:value-type="string">
            <text:p text:style-name="Table_20_Contents">waitForElementPresent</text:p>
          </table:table-cell>
          <table:table-cell table:style-name="Tabulka1.A2" office:value-type="string">
            <text:p text:style-name="Table_20_Contents">id=zvolena_oblast</text:p>
          </table:table-cell>
          <table:table-cell table:style-name="Tabulka1.C2" office:value-type="string">
            <text:p text:style-name="Table_20_Contents">3000</text:p>
          </table:table-cell>
        </table:table-row>
        <table:table-row>
          <table:table-cell table:style-name="Tabulka1.A2" office:value-type="string">
            <text:p text:style-name="Table_20_Contents">waitForElementPresent</text:p>
          </table:table-cell>
          <table:table-cell table:style-name="Tabulka1.A2" office:value-type="string">
            <text:p text:style-name="Table_20_Contents">id=oblast_9</text:p>
          </table:table-cell>
          <table:table-cell table:style-name="Tabulka1.C2" office:value-type="string">
            <text:p text:style-name="Table_20_Contents">3000</text:p>
          </table:table-cell>
        </table:table-row>
        <table:table-row>
          <table:table-cell table:style-name="Tabulka1.A2" office:value-type="string">
            <text:p text:style-name="Table_20_Contents">waitForPageToLoad</text:p>
          </table:table-cell>
          <table:table-cell table:style-name="Tabulka1.A2" office:value-type="string">
            <text:p text:style-name="P101"/>
          </table:table-cell>
          <table:table-cell table:style-name="Tabulka1.C2" office:value-type="string">
            <text:p text:style-name="Table_20_Contents">3000</text:p>
          </table:table-cell>
        </table:table-row>
        <table:table-row>
          <table:table-cell table:style-name="Tabulka1.A2" office:value-type="string">
            <text:p text:style-name="Table_20_Contents">click</text:p>
          </table:table-cell>
          <table:table-cell table:style-name="Tabulka1.A2" office:value-type="string">
            <text:p text:style-name="Table_20_Contents">xpath=(//input[@name='Informatika'])[4]</text:p>
          </table:table-cell>
          <table:table-cell table:style-name="Tabulka1.C2" office:value-type="string">
            <text:p text:style-name="P101"/>
          </table:table-cell>
        </table:table-row>
        <table:table-row>
          <table:table-cell table:style-name="Tabulka1.A2" office:value-type="string">
            <text:p text:style-name="Table_20_Contents">waitForChecked</text:p>
          </table:table-cell>
          <table:table-cell table:style-name="Tabulka1.A2" office:value-type="string">
            <text:p text:style-name="Table_20_Contents">xpath=(//input[@name='Informatika'])[4]</text:p>
          </table:table-cell>
          <table:table-cell table:style-name="Tabulka1.C2" office:value-type="string">
            <text:p text:style-name="P101"/>
          </table:table-cell>
        </table:table-row>
        <table:table-row>
          <table:table-cell table:style-name="Tabulka1.A2" office:value-type="string">
            <text:p text:style-name="Table_20_Contents">waitForChecked</text:p>
          </table:table-cell>
          <table:table-cell table:style-name="Tabulka1.A2" office:value-type="string">
            <text:p text:style-name="Table_20_Contents">xpath=(//input[@name='Informatika'])[4]</text:p>
          </table:table-cell>
          <table:table-cell table:style-name="Tabulka1.C2" office:value-type="string">
            <text:p text:style-name="P101"/>
          </table:table-cell>
        </table:table-row>
        <table:table-row>
          <table:table-cell table:style-name="Tabulka1.A2" office:value-type="string">
            <text:p text:style-name="Table_20_Contents">click</text:p>
          </table:table-cell>
          <table:table-cell table:style-name="Tabulka1.A2" office:value-type="string">
            <text:p text:style-name="Table_20_Contents">id=btn_aplikovat_Informatika</text:p>
          </table:table-cell>
          <table:table-cell table:style-name="Tabulka1.C2" office:value-type="string">
            <text:p text:style-name="P101"/>
          </table:table-cell>
        </table:table-row>
        <table:table-row>
          <table:table-cell table:style-name="Tabulka1.A2" office:value-type="string">
            <text:p text:style-name="Table_20_Contents">click</text:p>
          </table:table-cell>
          <table:table-cell table:style-name="Tabulka1.A2" office:value-type="string">
            <text:p text:style-name="Table_20_Contents">xpath=(//input[@id='ks_47'])[3]</text:p>
          </table:table-cell>
          <table:table-cell table:style-name="Tabulka1.C2" office:value-type="string">
            <text:p text:style-name="P101"/>
          </table:table-cell>
        </table:table-row>
        <table:table-row>
          <table:table-cell table:style-name="Tabulka1.A2" office:value-type="string">
            <text:p text:style-name="Table_20_Contents">verifyChecked</text:p>
          </table:table-cell>
          <table:table-cell table:style-name="Tabulka1.A2" office:value-type="string">
            <text:p text:style-name="Table_20_Contents">xpath=(//input[@id='ks_47'])[3]</text:p>
          </table:table-cell>
          <table:table-cell table:style-name="Tabulka1.C2" office:value-type="string">
            <text:p text:style-name="P101"/>
          </table:table-cell>
        </table:table-row>
        <table:table-row>
          <table:table-cell table:style-name="Tabulka1.A2" office:value-type="string">
            <text:p text:style-name="Table_20_Contents">verifyChecked</text:p>
          </table:table-cell>
          <table:table-cell table:style-name="Tabulka1.A2" office:value-type="string">
            <text:p text:style-name="Table_20_Contents">xpath=(//input[@id='ks_50'])[4]</text:p>
          </table:table-cell>
          <table:table-cell table:style-name="Tabulka1.C2" office:value-type="string">
            <text:p text:style-name="P101"/>
          </table:table-cell>
        </table:table-row>
      </table:table>
      <text:list xml:id="list101722493172820" text:continue-numbering="true" text:style-name="WW8Num29">
        <text:list-header>
          <text:p text:style-name="P49"/>
        </text:list-header>
      </text:list>
      <text:p text:style-name="P4"><text:bookmark-start text:name="__RefHeading___Toc416362129"/>UC7 – Zobrazit vizualizaci<text:bookmark-end text:name="__RefHeading___Toc416362129"/> </text:p>
      <text:list xml:id="list7600951530163357073" text:style-name="WW8Num1">
        <text:list-item>
          <text:list>
            <text:list-item>
              <text:list>
                <text:list-item>
                  <text:p text:style-name="P13">Popis</text:p>
                </text:list-item>
              </text:list>
            </text:list-item>
          </text:list>
        </text:list-item>
      </text:list>
      <text:p text:style-name="P96"><text:span text:style-name="T6">Zobrazení vizualizace oborů na základě zadaných klíčových slov</text:span><text:span text:style-name="T10">.</text:span></text:p>
      <text:list xml:id="list101722495155568" text:continue-numbering="true" text:style-name="WW8Num1">
        <text:list-item>
          <text:list>
            <text:list-item>
              <text:list>
                <text:list-item>
                  <text:p text:style-name="P13">Aktéři</text:p>
                </text:list-item>
              </text:list>
            </text:list-item>
          </text:list>
        </text:list-item>
      </text:list>
      <text:p text:style-name="P32"><text:span text:style-name="T7">Uchazeč (</text:span><text:span text:style-name="T8">Uživatel</text:span><text:span text:style-name="T7">); Aplikace</text:span></text:p>
      <text:list xml:id="list101722496171317" text:continue-numbering="true" text:style-name="WW8Num1">
        <text:list-item>
          <text:list>
            <text:list-item>
              <text:list>
                <text:list-item>
                  <text:p text:style-name="P13">Podmínky pro spuštění</text:p>
                </text:list-item>
              </text:list>
            </text:list-item>
          </text:list>
        </text:list-item>
      </text:list>
      <text:p text:style-name="P33"><text:tab/>Splněn UC1.</text:p>
      <text:list xml:id="list101722497167755" text:continue-numbering="true" text:style-name="WW8Num1">
        <text:list-item>
          <text:list>
            <text:list-item>
              <text:list>
                <text:list-item>
                  <text:p text:style-name="P13">Základní tok</text:p>
                </text:list-item>
              </text:list>
            </text:list-item>
          </text:list>
        </text:list-item>
      </text:list>
      <text:list xml:id="list6362898665761490410" text:style-name="WW8Num44">
        <text:list-item>
          <text:p text:style-name="P65"><text:soft-page-break/>Uživatel klikem na tlačítko spustí zobrazení vizualizace.</text:p>
        </text:list-item>
        <text:list-item>
          <text:p text:style-name="P75">Aplikace na základě ohodnocení klíčových slov u zobrazených oblastí a priority zadané u klíčových slov spočte procentuální shodu.</text:p>
        </text:list-item>
        <text:list-item>
          <text:p text:style-name="P75">Aplikace zobrazí seřazené obory formou grafu.</text:p>
        </text:list-item>
        <text:list-item>
          <text:p text:style-name="P75">Aplikace zobrazí zbývající obory, které mají malé procento shody ve formě seznamu pod grafem.</text:p>
        </text:list-item>
      </text:list>
      <text:list xml:id="list101722500158477" text:continue-list="list101722497167755" text:style-name="WW8Num1">
        <text:list-item>
          <text:list>
            <text:list-item>
              <text:list>
                <text:list-item>
                  <text:p text:style-name="P42">Podmínky pro dokončení</text:p>
                </text:list-item>
              </text:list>
            </text:list-item>
          </text:list>
        </text:list-item>
      </text:list>
      <text:p text:style-name="P45">Úspěšné zobrazení grafu.</text:p>
      <text:p text:style-name="P46"/>
      <table:table table:name="Tabulka5" table:style-name="Tabulka5">
        <table:table-column table:style-name="Tabulka5.A"/>
        <table:table-column table:style-name="Tabulka5.B"/>
        <table:table-column table:style-name="Tabulka5.C"/>
        <table:table-header-rows>
          <table:table-row>
            <table:table-cell table:style-name="Tabulka5.A1" table:number-columns-spanned="3" office:value-type="string">
              <text:p text:style-name="P102">UC7</text:p>
            </table:table-cell>
            <table:covered-table-cell/>
            <table:covered-table-cell/>
          </table:table-row>
        </table:table-header-rows>
        <table:table-row>
          <table:table-cell table:style-name="Tabulka5.A2" office:value-type="string">
            <text:p text:style-name="Table_20_Contents">open</text:p>
          </table:table-cell>
          <table:table-cell table:style-name="Tabulka5.A2" office:value-type="string">
            <text:p text:style-name="Table_20_Contents">/</text:p>
          </table:table-cell>
          <table:table-cell table:style-name="Tabulka5.C2" office:value-type="string">
            <text:p text:style-name="P101"/>
          </table:table-cell>
        </table:table-row>
        <table:table-row>
          <table:table-cell table:style-name="Tabulka5.A2" office:value-type="string">
            <text:p text:style-name="Table_20_Contents">select</text:p>
          </table:table-cell>
          <table:table-cell table:style-name="Tabulka5.A2" office:value-type="string">
            <text:p text:style-name="Table_20_Contents">id=forma_studia</text:p>
          </table:table-cell>
          <table:table-cell table:style-name="Tabulka5.C2" office:value-type="string">
            <text:p text:style-name="Table_20_Contents">label=Prezenční</text:p>
          </table:table-cell>
        </table:table-row>
        <table:table-row>
          <table:table-cell table:style-name="Tabulka5.A2" office:value-type="string">
            <text:p text:style-name="Table_20_Contents">waitForElementPresent</text:p>
          </table:table-cell>
          <table:table-cell table:style-name="Tabulka5.A2" office:value-type="string">
            <text:p text:style-name="Table_20_Contents">id=zvolena_oblast</text:p>
          </table:table-cell>
          <table:table-cell table:style-name="Tabulka5.C2" office:value-type="string">
            <text:p text:style-name="P101"/>
          </table:table-cell>
        </table:table-row>
        <table:table-row>
          <table:table-cell table:style-name="Tabulka5.A2" office:value-type="string">
            <text:p text:style-name="Table_20_Contents">click</text:p>
          </table:table-cell>
          <table:table-cell table:style-name="Tabulka5.A2" office:value-type="string">
            <text:p text:style-name="Table_20_Contents">id=zvolena_oblast</text:p>
          </table:table-cell>
          <table:table-cell table:style-name="Tabulka5.C2" office:value-type="string">
            <text:p text:style-name="Table_20_Contents">label=Informatika</text:p>
          </table:table-cell>
        </table:table-row>
        <table:table-row>
          <table:table-cell table:style-name="Tabulka5.A2" office:value-type="string">
            <text:p text:style-name="Table_20_Contents">click</text:p>
          </table:table-cell>
          <table:table-cell table:style-name="Tabulka5.A2" office:value-type="string">
            <text:p text:style-name="Table_20_Contents">id=oblast_9</text:p>
          </table:table-cell>
          <table:table-cell table:style-name="Tabulka5.C2" office:value-type="string">
            <text:p text:style-name="P101"/>
          </table:table-cell>
        </table:table-row>
        <table:table-row>
          <table:table-cell table:style-name="Tabulka5.A2" office:value-type="string">
            <text:p text:style-name="Table_20_Contents">select</text:p>
          </table:table-cell>
          <table:table-cell table:style-name="Tabulka5.A2" office:value-type="string">
            <text:p text:style-name="Table_20_Contents">id=zvolena_oblast</text:p>
          </table:table-cell>
          <table:table-cell table:style-name="Tabulka5.C2" office:value-type="string">
            <text:p text:style-name="Table_20_Contents">label=Informatika</text:p>
          </table:table-cell>
        </table:table-row>
        <table:table-row>
          <table:table-cell table:style-name="Tabulka5.A2" office:value-type="string">
            <text:p text:style-name="Table_20_Contents">waitForElementPresent</text:p>
          </table:table-cell>
          <table:table-cell table:style-name="Tabulka5.A2" office:value-type="string">
            <text:p text:style-name="Table_20_Contents">id=zvolena_oblast</text:p>
          </table:table-cell>
          <table:table-cell table:style-name="Tabulka5.C2" office:value-type="string">
            <text:p text:style-name="P101"/>
          </table:table-cell>
        </table:table-row>
        <table:table-row>
          <table:table-cell table:style-name="Tabulka5.A2" office:value-type="string">
            <text:p text:style-name="Table_20_Contents">waitForElementPresent</text:p>
          </table:table-cell>
          <table:table-cell table:style-name="Tabulka5.A2" office:value-type="string">
            <text:p text:style-name="Table_20_Contents">id=oblast_9</text:p>
          </table:table-cell>
          <table:table-cell table:style-name="Tabulka5.C2" office:value-type="string">
            <text:p text:style-name="P101"/>
          </table:table-cell>
        </table:table-row>
        <table:table-row>
          <table:table-cell table:style-name="Tabulka5.A2" office:value-type="string">
            <text:p text:style-name="Table_20_Contents">waitForPageToLoad</text:p>
          </table:table-cell>
          <table:table-cell table:style-name="Tabulka5.A2" office:value-type="string">
            <text:p text:style-name="P101"/>
          </table:table-cell>
          <table:table-cell table:style-name="Tabulka5.C2" office:value-type="string">
            <text:p text:style-name="Table_20_Contents">3000</text:p>
          </table:table-cell>
        </table:table-row>
        <table:table-row>
          <table:table-cell table:style-name="Tabulka5.A2" office:value-type="string">
            <text:p text:style-name="Table_20_Contents">click</text:p>
          </table:table-cell>
          <table:table-cell table:style-name="Tabulka5.A2" office:value-type="string">
            <text:p text:style-name="Table_20_Contents">xpath=(//input[@id='ks_41'])[4]</text:p>
          </table:table-cell>
          <table:table-cell table:style-name="Tabulka5.C2" office:value-type="string">
            <text:p text:style-name="P101"/>
          </table:table-cell>
        </table:table-row>
        <table:table-row>
          <table:table-cell table:style-name="Tabulka5.A2" office:value-type="string">
            <text:p text:style-name="Table_20_Contents">waitForChecked</text:p>
          </table:table-cell>
          <table:table-cell table:style-name="Tabulka5.A2" office:value-type="string">
            <text:p text:style-name="Table_20_Contents">xpath=(//input[@id='ks_41'])[4]</text:p>
          </table:table-cell>
          <table:table-cell table:style-name="Tabulka5.C2" office:value-type="string">
            <text:p text:style-name="P101"/>
          </table:table-cell>
        </table:table-row>
        <table:table-row>
          <table:table-cell table:style-name="Tabulka5.A2" office:value-type="string">
            <text:p text:style-name="Table_20_Contents">click</text:p>
          </table:table-cell>
          <table:table-cell table:style-name="Tabulka5.A2" office:value-type="string">
            <text:p text:style-name="Table_20_Contents">id=btn_aplikovat_Informatika</text:p>
          </table:table-cell>
          <table:table-cell table:style-name="Tabulka5.C2" office:value-type="string">
            <text:p text:style-name="P101"/>
          </table:table-cell>
        </table:table-row>
        <table:table-row>
          <table:table-cell table:style-name="Tabulka5.A2" office:value-type="string">
            <text:p text:style-name="Table_20_Contents">click</text:p>
          </table:table-cell>
          <table:table-cell table:style-name="Tabulka5.A2" office:value-type="string">
            <text:p text:style-name="Table_20_Contents">xpath=(//input[@id='ks_47'])[3]</text:p>
          </table:table-cell>
          <table:table-cell table:style-name="Tabulka5.C2" office:value-type="string">
            <text:p text:style-name="P101"/>
          </table:table-cell>
        </table:table-row>
        <table:table-row>
          <table:table-cell table:style-name="Tabulka5.A2" office:value-type="string">
            <text:p text:style-name="Table_20_Contents">verifyChecked</text:p>
          </table:table-cell>
          <table:table-cell table:style-name="Tabulka5.A2" office:value-type="string">
            <text:p text:style-name="Table_20_Contents">xpath=(//input[@id='ks_47'])[3]</text:p>
          </table:table-cell>
          <table:table-cell table:style-name="Tabulka5.C2" office:value-type="string">
            <text:p text:style-name="P101"/>
          </table:table-cell>
        </table:table-row>
        <table:table-row>
          <table:table-cell table:style-name="Tabulka5.A2" office:value-type="string">
            <text:p text:style-name="Table_20_Contents">click</text:p>
          </table:table-cell>
          <table:table-cell table:style-name="Tabulka5.A2" office:value-type="string">
            <text:p text:style-name="Table_20_Contents">id=zobrazit_grafy</text:p>
          </table:table-cell>
          <table:table-cell table:style-name="Tabulka5.C2" office:value-type="string">
            <text:p text:style-name="P101"/>
          </table:table-cell>
        </table:table-row>
        <table:table-row>
          <table:table-cell table:style-name="Tabulka5.A2" office:value-type="string">
            <text:p text:style-name="Table_20_Contents">verifyChecked</text:p>
          </table:table-cell>
          <table:table-cell table:style-name="Tabulka5.A2" office:value-type="string">
            <text:p text:style-name="Table_20_Contents">xpath=(//input[@id='ks_47'])[3]</text:p>
          </table:table-cell>
          <table:table-cell table:style-name="Tabulka5.C2" office:value-type="string">
            <text:p text:style-name="P101"/>
          </table:table-cell>
        </table:table-row>
        <table:table-row>
          <table:table-cell table:style-name="Tabulka5.A2" office:value-type="string">
            <text:p text:style-name="Table_20_Contents">waitForElementPresent</text:p>
          </table:table-cell>
          <table:table-cell table:style-name="Tabulka5.A2" office:value-type="string">
            <text:p text:style-name="Table_20_Contents">id=vizualizace</text:p>
          </table:table-cell>
          <table:table-cell table:style-name="Tabulka5.C2" office:value-type="string">
            <text:p text:style-name="P101"/>
          </table:table-cell>
        </table:table-row>
      </table:table>
      <text:p text:style-name="P46"/>
      <text:p text:style-name="P4"><text:bookmark-start text:name="__RefHeading___Toc416362130"/>UC8 – Zobrazit detail oboru<text:bookmark-end text:name="__RefHeading___Toc416362130"/> - !!!<text:span text:style-name="T17">ODLOŽENO!!!</text:span></text:p>
      <text:list xml:id="list3175844244837918755" text:style-name="WW8Num33">
        <text:list-item>
          <text:list>
            <text:list-item>
              <text:list>
                <text:list-item>
                  <text:p text:style-name="P14">Popis</text:p>
                </text:list-item>
              </text:list>
            </text:list-item>
          </text:list>
        </text:list-item>
      </text:list>
      <text:p text:style-name="P98">Zobrazení detailu oboru v grafu nebo v seznamu oborů. <text:s/></text:p>
      <text:list xml:id="list101722520158696" text:continue-numbering="true" text:style-name="WW8Num33">
        <text:list-item>
          <text:list>
            <text:list-item>
              <text:list>
                <text:list-item>
                  <text:p text:style-name="P14">Aktéři</text:p>
                </text:list-item>
              </text:list>
            </text:list-item>
          </text:list>
        </text:list-item>
      </text:list>
      <text:p text:style-name="P32"><text:soft-page-break/><text:span text:style-name="T7">Uchazeč (</text:span><text:span text:style-name="T8">Uživatel</text:span><text:span text:style-name="T7">); </text:span></text:p>
      <text:list xml:id="list101722522159329" text:continue-numbering="true" text:style-name="WW8Num33">
        <text:list-item>
          <text:list>
            <text:list-item>
              <text:list>
                <text:list-item>
                  <text:p text:style-name="P14">Podmínky pro spuštění</text:p>
                </text:list-item>
              </text:list>
            </text:list-item>
          </text:list>
        </text:list-item>
      </text:list>
      <text:p text:style-name="P33"><text:tab/>Splněn UC7. </text:p>
      <text:p text:style-name="P38"/>
      <text:list xml:id="list101722525152454" text:continue-numbering="true" text:style-name="WW8Num33">
        <text:list-item>
          <text:list>
            <text:list-item>
              <text:list>
                <text:list-item>
                  <text:p text:style-name="P34">Základní tok</text:p>
                </text:list-item>
              </text:list>
            </text:list-item>
          </text:list>
        </text:list-item>
      </text:list>
      <text:list xml:id="list4464346830861458079" text:style-name="WW8Num20">
        <text:list-item>
          <text:p text:style-name="P66">Uživatel umístí kurzor myši nad požadovaný obor v grafu nebo seznamu oborů.</text:p>
        </text:list-item>
        <text:list-item>
          <text:p text:style-name="P66">Zobrazí se okno s názvem oboru ve formě odkazu, seznamem klíčových slov a stručným popisem oboru.</text:p>
        </text:list-item>
      </text:list>
      <text:p text:style-name="P5"><text:bookmark-start text:name="__RefHeading___Toc416362131"/>UC9 – Sdílet graf na sociálních sítích<text:bookmark-end text:name="__RefHeading___Toc416362131"/> - !!!<text:span text:style-name="T17">ODLOŽENO!!!</text:span></text:p>
      <text:list xml:id="list5143292591914732502" text:style-name="WW8Num2">
        <text:list-item>
          <text:list>
            <text:list-item>
              <text:list>
                <text:list-item>
                  <text:p text:style-name="P15">Popis</text:p>
                </text:list-item>
              </text:list>
            </text:list-item>
          </text:list>
        </text:list-item>
      </text:list>
      <text:p text:style-name="P98">Sdílení výsledné vizualizace na Facebooku, Google+ nebo Twitteru. <text:s/></text:p>
      <text:list xml:id="list101722529174939" text:continue-numbering="true" text:style-name="WW8Num2">
        <text:list-item>
          <text:list>
            <text:list-item>
              <text:list>
                <text:list-item>
                  <text:p text:style-name="P15">Aktéři</text:p>
                </text:list-item>
              </text:list>
            </text:list-item>
          </text:list>
        </text:list-item>
      </text:list>
      <text:p text:style-name="P32"><text:span text:style-name="T7">Uchazeč (</text:span><text:span text:style-name="T8">Uživatel</text:span><text:span text:style-name="T7">); Aplikace</text:span></text:p>
      <text:list xml:id="list101722531157502" text:continue-numbering="true" text:style-name="WW8Num2">
        <text:list-item>
          <text:list>
            <text:list-item>
              <text:list>
                <text:list-item>
                  <text:p text:style-name="P15">Podmínky pro spuštění</text:p>
                </text:list-item>
              </text:list>
            </text:list-item>
          </text:list>
        </text:list-item>
      </text:list>
      <text:p text:style-name="P33"><text:tab/>Splněn UC7. </text:p>
      <text:list xml:id="list101722532171488" text:continue-numbering="true" text:style-name="WW8Num2">
        <text:list-item>
          <text:list>
            <text:list-item>
              <text:list>
                <text:list-item>
                  <text:p text:style-name="P15">Základní tok</text:p>
                </text:list-item>
              </text:list>
            </text:list-item>
          </text:list>
        </text:list-item>
      </text:list>
      <text:list xml:id="list8792346380259405265" text:style-name="WW8Num26">
        <text:list-item>
          <text:p text:style-name="P67">Uživatel vybere prostřednictvím jednoho z tlačítek sociální síť, na které chce graf sdílet (Facebook, Google+ nebo Twitter)</text:p>
        </text:list-item>
        <text:list-item>
          <text:p text:style-name="P76">Aplikace se přesměruje na přihlašovací stránku příslušné sociální sítě.</text:p>
        </text:list-item>
      </text:list>
      <text:list xml:id="list101722534155087" text:continue-list="list101722532171488" text:style-name="WW8Num2">
        <text:list-item>
          <text:list>
            <text:list-item>
              <text:list>
                <text:list-item>
                  <text:p text:style-name="P43">Podmínky pro dokončení</text:p>
                </text:list-item>
              </text:list>
            </text:list-item>
          </text:list>
        </text:list-item>
      </text:list>
      <text:p text:style-name="P45">Úspěšné sdílení grafu. </text:p>
      <text:p text:style-name="P4"><text:bookmark-start text:name="__RefHeading___Toc416362132"/>UC10 – Přihlásit se do administračního rozhraní<text:bookmark-end text:name="__RefHeading___Toc416362132"/> </text:p>
      <text:list xml:id="list817195351850405463" text:style-name="WW8Num5">
        <text:list-item>
          <text:list>
            <text:list-item>
              <text:list>
                <text:list-item>
                  <text:p text:style-name="P16">Popis</text:p>
                </text:list-item>
              </text:list>
            </text:list-item>
          </text:list>
        </text:list-item>
      </text:list>
      <text:p text:style-name="P96"><text:span text:style-name="T10">Přihlášení do administračního rozhraní</text:span><text:span text:style-name="T6"> </text:span></text:p>
      <text:list xml:id="list101722536182898" text:continue-numbering="true" text:style-name="WW8Num5">
        <text:list-item>
          <text:list>
            <text:list-item>
              <text:list>
                <text:list-item>
                  <text:p text:style-name="P16">Aktéři</text:p>
                </text:list-item>
              </text:list>
            </text:list-item>
          </text:list>
        </text:list-item>
      </text:list>
      <text:p text:style-name="P30">Administrátor; Aplikace</text:p>
      <text:list xml:id="list101722537178023" text:continue-numbering="true" text:style-name="WW8Num5">
        <text:list-item>
          <text:list>
            <text:list-item>
              <text:list>
                <text:list-item>
                  <text:p text:style-name="P16">Podmínky pro spuštění</text:p>
                </text:list-item>
              </text:list>
            </text:list-item>
          </text:list>
        </text:list-item>
      </text:list>
      <text:p text:style-name="P33"><text:tab/>Žádné. </text:p>
      <text:list xml:id="list101722538159580" text:continue-numbering="true" text:style-name="WW8Num5">
        <text:list-item>
          <text:list>
            <text:list-item>
              <text:list>
                <text:list-item>
                  <text:p text:style-name="P16">Základní tok</text:p>
                </text:list-item>
              </text:list>
            </text:list-item>
          </text:list>
        </text:list-item>
      </text:list>
      <text:list xml:id="list5077102952608555162" text:style-name="WW8Num17">
        <text:list-item>
          <text:p text:style-name="P68"><text:soft-page-break/>Uživatel zadá jméno a heslo.</text:p>
        </text:list-item>
        <text:list-item>
          <text:p text:style-name="P68">Stiskem tlačítka provede přihlášení.</text:p>
        </text:list-item>
        <text:list-item>
          <text:p text:style-name="P77">Stránka je přesměrována na úvodní stranu administrace.</text:p>
          <text:p text:style-name="P50"/>
        </text:list-item>
      </text:list>
      <table:table table:name="Tabulka6" table:style-name="Tabulka6">
        <table:table-column table:style-name="Tabulka6.A"/>
        <table:table-column table:style-name="Tabulka6.B"/>
        <table:table-column table:style-name="Tabulka6.C"/>
        <table:table-header-rows>
          <table:table-row>
            <table:table-cell table:style-name="Tabulka6.A1" table:number-columns-spanned="3" office:value-type="string">
              <text:p text:style-name="Table_20_Contents">UC10</text:p>
            </table:table-cell>
            <table:covered-table-cell/>
            <table:covered-table-cell/>
          </table:table-row>
        </table:table-header-rows>
        <table:table-row>
          <table:table-cell table:style-name="Tabulka6.A2" office:value-type="string">
            <text:p text:style-name="Table_20_Contents">selectWindow</text:p>
          </table:table-cell>
          <table:table-cell table:style-name="Tabulka6.A2" office:value-type="string">
            <text:p text:style-name="Table_20_Contents">null</text:p>
          </table:table-cell>
          <table:table-cell table:style-name="Tabulka6.C2" office:value-type="string">
            <text:p text:style-name="P101"/>
          </table:table-cell>
        </table:table-row>
        <table:table-row>
          <table:table-cell table:style-name="Tabulka6.A2" office:value-type="string">
            <text:p text:style-name="Table_20_Contents">type</text:p>
          </table:table-cell>
          <table:table-cell table:style-name="Tabulka6.A2" office:value-type="string">
            <text:p text:style-name="Table_20_Contents">id=prezdivka</text:p>
          </table:table-cell>
          <table:table-cell table:style-name="Tabulka6.C2" office:value-type="string">
            <text:p text:style-name="Table_20_Contents">admin</text:p>
          </table:table-cell>
        </table:table-row>
        <table:table-row>
          <table:table-cell table:style-name="Tabulka6.A2" office:value-type="string">
            <text:p text:style-name="Table_20_Contents">type</text:p>
          </table:table-cell>
          <table:table-cell table:style-name="Tabulka6.A2" office:value-type="string">
            <text:p text:style-name="Table_20_Contents">id=heslo</text:p>
          </table:table-cell>
          <table:table-cell table:style-name="Tabulka6.C2" office:value-type="string">
            <text:p text:style-name="Table_20_Contents">12345</text:p>
          </table:table-cell>
        </table:table-row>
        <table:table-row>
          <table:table-cell table:style-name="Tabulka6.A2" office:value-type="string">
            <text:p text:style-name="Table_20_Contents">clickAndWait</text:p>
          </table:table-cell>
          <table:table-cell table:style-name="Tabulka6.A2" office:value-type="string">
            <text:p text:style-name="Table_20_Contents">name=prihlasit</text:p>
          </table:table-cell>
          <table:table-cell table:style-name="Tabulka6.C2" office:value-type="string">
            <text:p text:style-name="P101"/>
          </table:table-cell>
        </table:table-row>
        <table:table-row>
          <table:table-cell table:style-name="Tabulka6.A2" office:value-type="string">
            <text:p text:style-name="Table_20_Contents">verifyElementPresent</text:p>
          </table:table-cell>
          <table:table-cell table:style-name="Tabulka6.A2" office:value-type="string">
            <text:p text:style-name="Table_20_Contents">css=img[alt="log out"]</text:p>
          </table:table-cell>
          <table:table-cell table:style-name="Tabulka6.C2" office:value-type="string">
            <text:p text:style-name="P101"/>
          </table:table-cell>
        </table:table-row>
      </table:table>
      <text:list xml:id="list101722547181427" text:continue-list="list101722538159580" text:style-name="WW8Num5">
        <text:list-item>
          <text:list>
            <text:list-item>
              <text:list>
                <text:list-item>
                  <text:p text:style-name="P27"><text:span text:style-name="T9">Alternativní tok 1 </text:span><text:span text:style-name="T7">(Uživatel zadá neplatné jméno nebo heslo)</text:span></text:p>
                </text:list-item>
              </text:list>
            </text:list-item>
          </text:list>
        </text:list-item>
      </text:list>
      <text:p text:style-name="P97">1. Uživatel je vyzván k opravě údajů.</text:p>
      <text:list xml:id="list101722548172022" text:continue-numbering="true" text:style-name="WW8Num5">
        <text:list-item>
          <text:list>
            <text:list-item>
              <text:list>
                <text:list-item>
                  <text:p text:style-name="P44">Podmínky pro dokončení</text:p>
                </text:list-item>
              </text:list>
            </text:list-item>
          </text:list>
        </text:list-item>
      </text:list>
      <text:p text:style-name="P45">Úspěšné zadání přihlašovacích údajů. </text:p>
      <text:p text:style-name="P4"><text:bookmark-start text:name="__RefHeading___Toc416362133"/>UC11 – Zobrazit přehled (oborů/klíčových slov/oblastí)<text:bookmark-end text:name="__RefHeading___Toc416362133"/></text:p>
      <text:list xml:id="list1998164665071122454" text:style-name="WW8Num15">
        <text:list-item>
          <text:list>
            <text:list-item>
              <text:list>
                <text:list-item>
                  <text:p text:style-name="P17">Popis</text:p>
                </text:list-item>
              </text:list>
            </text:list-item>
          </text:list>
        </text:list-item>
      </text:list>
      <text:p text:style-name="P99">Zobrazení seznamu klíčových slov/oblastí/oborů.</text:p>
      <text:list xml:id="list101722550181127" text:continue-numbering="true" text:style-name="WW8Num15">
        <text:list-item>
          <text:list>
            <text:list-item>
              <text:list>
                <text:list-item>
                  <text:p text:style-name="P17">Aktéři</text:p>
                </text:list-item>
              </text:list>
            </text:list-item>
          </text:list>
        </text:list-item>
      </text:list>
      <text:p text:style-name="P30">Administrátor;</text:p>
      <text:list xml:id="list101722551172861" text:continue-numbering="true" text:style-name="WW8Num15">
        <text:list-item>
          <text:list>
            <text:list-item>
              <text:list>
                <text:list-item>
                  <text:p text:style-name="P17">Podmínky pro spuštění</text:p>
                </text:list-item>
              </text:list>
            </text:list-item>
          </text:list>
        </text:list-item>
      </text:list>
      <text:p text:style-name="P33"><text:tab/>Splnění UC10. </text:p>
      <text:list xml:id="list101722552173457" text:continue-numbering="true" text:style-name="WW8Num15">
        <text:list-item>
          <text:list>
            <text:list-item>
              <text:list>
                <text:list-item>
                  <text:p text:style-name="P17">Základní tok</text:p>
                </text:list-item>
              </text:list>
            </text:list-item>
          </text:list>
        </text:list-item>
      </text:list>
      <text:list xml:id="list340182902566559050" text:style-name="WW8Num42">
        <text:list-item>
          <text:p text:style-name="P95"><text:span text:style-name="T10">Administrátor</text:span><text:span text:style-name="T6"> si z menu vybere jednu z kategorií (</text:span><text:span text:style-name="T10">klíčová slova/oblasti/obory)</text:span><text:span text:style-name="T6">. </text:span></text:p>
        </text:list-item>
        <text:list-item>
          <text:p text:style-name="P93">Zobrazí se seznam klíčových slov/oblastí nebo oborů.</text:p>
          <text:p text:style-name="P52"/>
        </text:list-item>
      </text:list>
      <table:table table:name="Tabulka7" table:style-name="Tabulka7">
        <table:table-column table:style-name="Tabulka7.A"/>
        <table:table-column table:style-name="Tabulka7.B"/>
        <table:table-column table:style-name="Tabulka7.C"/>
        <table:table-header-rows>
          <table:table-row>
            <table:table-cell table:style-name="Tabulka7.A1" table:number-columns-spanned="3" office:value-type="string">
              <text:p text:style-name="Table_20_Contents">UC11</text:p>
            </table:table-cell>
            <table:covered-table-cell/>
            <table:covered-table-cell/>
          </table:table-row>
        </table:table-header-rows>
        <table:table-row>
          <table:table-cell table:style-name="Tabulka7.A2" office:value-type="string">
            <text:p text:style-name="Table_20_Contents">open</text:p>
          </table:table-cell>
          <table:table-cell table:style-name="Tabulka7.A2" office:value-type="string">
            <text:p text:style-name="Table_20_Contents">/admin/uvod</text:p>
          </table:table-cell>
          <table:table-cell table:style-name="Tabulka7.C2" office:value-type="string">
            <text:p text:style-name="P101"/>
          </table:table-cell>
        </table:table-row>
        <table:table-row>
          <table:table-cell table:style-name="Tabulka7.A2" office:value-type="string">
            <text:p text:style-name="Table_20_Contents">clickAndWait</text:p>
          </table:table-cell>
          <table:table-cell table:style-name="Tabulka7.A2" office:value-type="string">
            <text:p text:style-name="Table_20_Contents">link=Klíčová slova</text:p>
          </table:table-cell>
          <table:table-cell table:style-name="Tabulka7.C2" office:value-type="string">
            <text:p text:style-name="P101"/>
          </table:table-cell>
        </table:table-row>
        <table:table-row>
          <table:table-cell table:style-name="Tabulka7.A2" office:value-type="string">
            <text:p text:style-name="Table_20_Contents">verifyElementPresent</text:p>
          </table:table-cell>
          <table:table-cell table:style-name="Tabulka7.A2" office:value-type="string">
            <text:p text:style-name="Table_20_Contents">id=tabulka_13</text:p>
          </table:table-cell>
          <table:table-cell table:style-name="Tabulka7.C2" office:value-type="string">
            <text:p text:style-name="P101"/>
          </table:table-cell>
        </table:table-row>
        <table:table-row>
          <table:table-cell table:style-name="Tabulka7.A2" office:value-type="string">
            <text:p text:style-name="Table_20_Contents">clickAndWait</text:p>
          </table:table-cell>
          <table:table-cell table:style-name="Tabulka7.A2" office:value-type="string">
            <text:p text:style-name="Table_20_Contents">link=Studijní obory</text:p>
          </table:table-cell>
          <table:table-cell table:style-name="Tabulka7.C2" office:value-type="string">
            <text:p text:style-name="P101"/>
          </table:table-cell>
        </table:table-row>
        <text:soft-page-break/>
        <table:table-row>
          <table:table-cell table:style-name="Tabulka7.A2" office:value-type="string">
            <text:p text:style-name="Table_20_Contents">verifyElementPresent</text:p>
          </table:table-cell>
          <table:table-cell table:style-name="Tabulka7.A2" office:value-type="string">
            <text:p text:style-name="Table_20_Contents">id=tabulka_1</text:p>
          </table:table-cell>
          <table:table-cell table:style-name="Tabulka7.C2" office:value-type="string">
            <text:p text:style-name="P101"/>
          </table:table-cell>
        </table:table-row>
        <table:table-row>
          <table:table-cell table:style-name="Tabulka7.A2" office:value-type="string">
            <text:p text:style-name="Table_20_Contents">clickAndWait</text:p>
          </table:table-cell>
          <table:table-cell table:style-name="Tabulka7.A2" office:value-type="string">
            <text:p text:style-name="Table_20_Contents">link=Oblasti studia</text:p>
          </table:table-cell>
          <table:table-cell table:style-name="Tabulka7.C2" office:value-type="string">
            <text:p text:style-name="P101"/>
          </table:table-cell>
        </table:table-row>
        <table:table-row>
          <table:table-cell table:style-name="Tabulka7.A2" office:value-type="string">
            <text:p text:style-name="Table_20_Contents">verifyElementPresent</text:p>
          </table:table-cell>
          <table:table-cell table:style-name="Tabulka7.A2" office:value-type="string">
            <text:p text:style-name="Table_20_Contents">id=tabulka_1</text:p>
          </table:table-cell>
          <table:table-cell table:style-name="Tabulka7.C2" office:value-type="string">
            <text:p text:style-name="P101"/>
          </table:table-cell>
        </table:table-row>
      </table:table>
      <text:list xml:id="list101722563161823" text:continue-numbering="true" text:style-name="WW8Num42">
        <text:list-header>
          <text:p text:style-name="P52"/>
        </text:list-header>
      </text:list>
      <text:p text:style-name="P4"><text:bookmark-start text:name="__RefHeading___Toc416362134"/>UC12 – Spravovat klíčová slova<text:bookmark-end text:name="__RefHeading___Toc416362134"/></text:p>
      <text:list xml:id="list7332320595155267574" text:style-name="WW8Num7">
        <text:list-item>
          <text:list>
            <text:list-item>
              <text:list>
                <text:list-item>
                  <text:p text:style-name="P18">Popis</text:p>
                </text:list-item>
              </text:list>
            </text:list-item>
          </text:list>
        </text:list-item>
      </text:list>
      <text:p text:style-name="P99">Vložení/úprava/smazání klíčových slov.</text:p>
      <text:list xml:id="list101722565162305" text:continue-numbering="true" text:style-name="WW8Num7">
        <text:list-item>
          <text:list>
            <text:list-item>
              <text:list>
                <text:list-item>
                  <text:p text:style-name="P18">Aktéři</text:p>
                </text:list-item>
              </text:list>
            </text:list-item>
          </text:list>
        </text:list-item>
      </text:list>
      <text:p text:style-name="P30">Administrátor; Aplikace</text:p>
      <text:list xml:id="list101722566177447" text:continue-numbering="true" text:style-name="WW8Num7">
        <text:list-item>
          <text:list>
            <text:list-item>
              <text:list>
                <text:list-item>
                  <text:p text:style-name="P18">Podmínky pro spuštění</text:p>
                </text:list-item>
              </text:list>
            </text:list-item>
          </text:list>
        </text:list-item>
      </text:list>
      <text:p text:style-name="P37"><text:tab/>Splnění UC10, UC11 (administrátor se nachází na stránce přehledu klíčových slov). </text:p>
      <text:list xml:id="list101722566162055" text:continue-numbering="true" text:style-name="WW8Num7">
        <text:list-item>
          <text:list>
            <text:list-item>
              <text:list>
                <text:list-item>
                  <text:p text:style-name="P23"><text:span text:style-name="T9">Základní tok 1 (</text:span><text:span text:style-name="T7">přidání klíčového slova)</text:span></text:p>
                </text:list-item>
              </text:list>
            </text:list-item>
          </text:list>
        </text:list-item>
      </text:list>
      <text:list xml:id="list7875527225488979367" text:style-name="WW8Num35">
        <text:list-item>
          <text:p text:style-name="P80">Administrátor výběrem z menu otevře formulář pro vložení klíčového slova.</text:p>
        </text:list-item>
        <text:list-item>
          <text:p text:style-name="P80">Administrátor zadá nové klíčové slovo.</text:p>
        </text:list-item>
        <text:list-item>
          <text:p text:style-name="P80">Aplikace vloží jako oblast slovo „NEZAŘAZENO“.</text:p>
        </text:list-item>
        <text:list-item>
          <text:p text:style-name="P86">Administrátor stiskem tlačítka uloží klíčové slovo.</text:p>
        </text:list-item>
        <text:list-item>
          <text:p text:style-name="P86">Zobrazí se text o úspěšném vložení klíčového slova.</text:p>
        </text:list-item>
      </text:list>
      <text:list xml:id="list101722570157282" text:continue-list="list101722566162055" text:style-name="WW8Num7">
        <text:list-item>
          <text:list>
            <text:list-item>
              <text:list>
                <text:list-item>
                  <text:p text:style-name="P35"><text:span text:style-name="T9">Základní tok 2 (</text:span><text:span text:style-name="T7">úprava klíčového slova)</text:span></text:p>
                </text:list-item>
              </text:list>
            </text:list-item>
          </text:list>
        </text:list-item>
      </text:list>
      <text:list xml:id="list4624383326622116351" text:style-name="WW8Num28">
        <text:list-item>
          <text:p text:style-name="P81">Administrátor vybere slova, která chce upravit.</text:p>
        </text:list-item>
        <text:list-item>
          <text:p text:style-name="P81">Administrátor výběrem z menu otevře formulář pro úpravu klíčového slova</text:p>
        </text:list-item>
        <text:list-item>
          <text:p text:style-name="P87">Administrátor upraví (ponechá) název klíčového slova.</text:p>
        </text:list-item>
        <text:list-item>
          <text:p text:style-name="P87">Administrátor zadá význam klíčového slova.</text:p>
        </text:list-item>
        <text:list-item>
          <text:p text:style-name="P87">Administrátor výběrem přiřadí obory.</text:p>
        </text:list-item>
        <text:list-item>
          <text:p text:style-name="P87">Administrátor zvolí u každého oboru prioritu.</text:p>
        </text:list-item>
        <text:list-item>
          <text:p text:style-name="P87">Administrátor výběrem přiřadí oblast.</text:p>
        </text:list-item>
        <text:list-item>
          <text:p text:style-name="P87">Krok 3 – 4 Základního toku 1.</text:p>
        </text:list-item>
      </text:list>
      <text:list xml:id="list101722574157837" text:continue-list="list101722570157282" text:style-name="WW8Num7">
        <text:list-item>
          <text:list>
            <text:list-item>
              <text:list>
                <text:list-item>
                  <text:p text:style-name="P23"><text:span text:style-name="T9">Alternativní tok 1 </text:span><text:span text:style-name="T7">(duplicitní klíčové slovo)</text:span></text:p>
                </text:list-item>
              </text:list>
            </text:list-item>
          </text:list>
        </text:list-item>
      </text:list>
      <text:p text:style-name="P100"><text:s text:c="3"/>(Krok 4 základního toku 1).1 <text:s/>Zobrazí se upozornění o duplicitě klíčového slova.</text:p>
      <text:list xml:id="list101722576156611" text:continue-numbering="true" text:style-name="WW8Num7">
        <text:list-item>
          <text:list>
            <text:list-item>
              <text:list>
                <text:list-item>
                  <text:p text:style-name="P23"><text:span text:style-name="T9">Základní tok 3 (</text:span><text:span text:style-name="T7">smazání klíčového slova)</text:span></text:p>
                </text:list-item>
              </text:list>
            </text:list-item>
          </text:list>
        </text:list-item>
      </text:list>
      <text:list xml:id="list8979548394277352937" text:style-name="WW8Num6">
        <text:list-item>
          <text:p text:style-name="P82">Administrátor vybere slova, která chce smazat.</text:p>
        </text:list-item>
        <text:list-item>
          <text:p text:style-name="P82">Administrátor stiskem tlačítka smaže klíčová slova.</text:p>
        </text:list-item>
        <text:list-item>
          <text:p text:style-name="P82">Zobrazí se text o úspěšném smazání klíčového slova</text:p>
        </text:list-item>
      </text:list>
      <text:list xml:id="list101722578166826" text:continue-list="list101722576156611" text:style-name="WW8Num7">
        <text:list-item>
          <text:list>
            <text:list-item>
              <text:list>
                <text:list-item>
                  <text:p text:style-name="P18">Podmínky pro dokončení</text:p>
                </text:list-item>
              </text:list>
            </text:list-item>
          </text:list>
        </text:list-item>
      </text:list>
      <text:p text:style-name="P45">Úspěšné uložení všech změn. </text:p>
      <text:p text:style-name="P46"/>
      <table:table table:name="Tabulka8" table:style-name="Tabulka8">
        <table:table-column table:style-name="Tabulka8.A"/>
        <table:table-column table:style-name="Tabulka8.B"/>
        <table:table-column table:style-name="Tabulka8.C"/>
        <table:table-header-rows>
          <table:table-row>
            <table:table-cell table:style-name="Tabulka8.A1" table:number-columns-spanned="3" office:value-type="string">
              <text:p text:style-name="Table_20_Contents">UC12</text:p>
            </table:table-cell>
            <table:covered-table-cell/>
            <table:covered-table-cell/>
          </table:table-row>
        </table:table-header-rows>
        <table:table-row>
          <table:table-cell table:style-name="Tabulka8.A2" office:value-type="string">
            <text:p text:style-name="Table_20_Contents">open</text:p>
          </table:table-cell>
          <table:table-cell table:style-name="Tabulka8.A2" office:value-type="string">
            <text:p text:style-name="Table_20_Contents">/admin/uvod</text:p>
          </table:table-cell>
          <table:table-cell table:style-name="Tabulka8.C2" office:value-type="string">
            <text:p text:style-name="P101"/>
          </table:table-cell>
        </table:table-row>
        <table:table-row>
          <table:table-cell table:style-name="Tabulka8.A2" office:value-type="string">
            <text:p text:style-name="Table_20_Contents">clickAndWait</text:p>
          </table:table-cell>
          <table:table-cell table:style-name="Tabulka8.A2" office:value-type="string">
            <text:p text:style-name="Table_20_Contents">link=Klíčová slova</text:p>
          </table:table-cell>
          <table:table-cell table:style-name="Tabulka8.C2" office:value-type="string">
            <text:p text:style-name="P101"/>
          </table:table-cell>
        </table:table-row>
        <table:table-row>
          <table:table-cell table:style-name="Tabulka8.A2" office:value-type="string">
            <text:p text:style-name="Table_20_Contents">clickAndWait</text:p>
          </table:table-cell>
          <table:table-cell table:style-name="Tabulka8.A2" office:value-type="string">
            <text:p text:style-name="Table_20_Contents">css=#pridej &gt; img</text:p>
          </table:table-cell>
          <table:table-cell table:style-name="Tabulka8.C2" office:value-type="string">
            <text:p text:style-name="P101"/>
          </table:table-cell>
        </table:table-row>
        <table:table-row>
          <table:table-cell table:style-name="Tabulka8.A2" office:value-type="string">
            <text:p text:style-name="Table_20_Contents">type</text:p>
          </table:table-cell>
          <table:table-cell table:style-name="Tabulka8.A2" office:value-type="string">
            <text:p text:style-name="Table_20_Contents">name=nazev</text:p>
          </table:table-cell>
          <table:table-cell table:style-name="Tabulka8.C2" office:value-type="string">
            <text:p text:style-name="Table_20_Contents">testovani</text:p>
          </table:table-cell>
        </table:table-row>
        <table:table-row>
          <table:table-cell table:style-name="Tabulka8.A2" office:value-type="string">
            <text:p text:style-name="Table_20_Contents">clickAndWait</text:p>
          </table:table-cell>
          <table:table-cell table:style-name="Tabulka8.A2" office:value-type="string">
            <text:p text:style-name="Table_20_Contents">name=odeslat</text:p>
          </table:table-cell>
          <table:table-cell table:style-name="Tabulka8.C2" office:value-type="string">
            <text:p text:style-name="P101"/>
          </table:table-cell>
        </table:table-row>
        <table:table-row>
          <table:table-cell table:style-name="Tabulka8.A2" office:value-type="string">
            <text:p text:style-name="Table_20_Contents">clickAndWait</text:p>
          </table:table-cell>
          <table:table-cell table:style-name="Tabulka8.A2" office:value-type="string">
            <text:p text:style-name="Table_20_Contents">link=Klíčová slova</text:p>
          </table:table-cell>
          <table:table-cell table:style-name="Tabulka8.C2" office:value-type="string">
            <text:p text:style-name="P101"/>
          </table:table-cell>
        </table:table-row>
        <table:table-row>
          <table:table-cell table:style-name="Tabulka8.A2" office:value-type="string">
            <text:p text:style-name="Table_20_Contents">click</text:p>
          </table:table-cell>
          <table:table-cell table:style-name="Tabulka8.A2" office:value-type="string">
            <text:p text:style-name="Table_20_Contents">//td[4]/input</text:p>
          </table:table-cell>
          <table:table-cell table:style-name="Tabulka8.C2" office:value-type="string">
            <text:p text:style-name="P101"/>
          </table:table-cell>
        </table:table-row>
        <table:table-row>
          <table:table-cell table:style-name="Tabulka8.A2" office:value-type="string">
            <text:p text:style-name="Table_20_Contents">clickAndWait</text:p>
          </table:table-cell>
          <table:table-cell table:style-name="Tabulka8.A2" office:value-type="string">
            <text:p text:style-name="Table_20_Contents">css=#edituj &gt; img</text:p>
          </table:table-cell>
          <table:table-cell table:style-name="Tabulka8.C2" office:value-type="string">
            <text:p text:style-name="P101"/>
          </table:table-cell>
        </table:table-row>
        <table:table-row>
          <table:table-cell table:style-name="Tabulka8.A2" office:value-type="string">
            <text:p text:style-name="Table_20_Contents">select</text:p>
          </table:table-cell>
          <table:table-cell table:style-name="Tabulka8.A2" office:value-type="string">
            <text:p text:style-name="Table_20_Contents">//table[2]/tbody/tr[2]/td[2]/select</text:p>
          </table:table-cell>
          <table:table-cell table:style-name="Tabulka8.C2" office:value-type="string">
            <text:p text:style-name="Table_20_Contents">label=1 - nejnižší</text:p>
          </table:table-cell>
        </table:table-row>
        <table:table-row>
          <table:table-cell table:style-name="Tabulka8.A2" office:value-type="string">
            <text:p text:style-name="Table_20_Contents">type</text:p>
          </table:table-cell>
          <table:table-cell table:style-name="Tabulka8.A2" office:value-type="string">
            <text:p text:style-name="Table_20_Contents">//td[2]/input</text:p>
          </table:table-cell>
          <table:table-cell table:style-name="Tabulka8.C2" office:value-type="string">
            <text:p text:style-name="Table_20_Contents">testovani2</text:p>
          </table:table-cell>
        </table:table-row>
        <table:table-row>
          <table:table-cell table:style-name="Tabulka8.A2" office:value-type="string">
            <text:p text:style-name="Table_20_Contents">type</text:p>
          </table:table-cell>
          <table:table-cell table:style-name="Tabulka8.A2" office:value-type="string">
            <text:p text:style-name="Table_20_Contents">//td[4]/input</text:p>
          </table:table-cell>
          <table:table-cell table:style-name="Tabulka8.C2" office:value-type="string">
            <text:p text:style-name="Table_20_Contents">test</text:p>
          </table:table-cell>
        </table:table-row>
        <table:table-row>
          <table:table-cell table:style-name="Tabulka8.A2" office:value-type="string">
            <text:p text:style-name="Table_20_Contents">clickAndWait</text:p>
          </table:table-cell>
          <table:table-cell table:style-name="Tabulka8.A2" office:value-type="string">
            <text:p text:style-name="Table_20_Contents">name=odeslat</text:p>
          </table:table-cell>
          <table:table-cell table:style-name="Tabulka8.C2" office:value-type="string">
            <text:p text:style-name="P101"/>
          </table:table-cell>
        </table:table-row>
        <table:table-row>
          <table:table-cell table:style-name="Tabulka8.A2" office:value-type="string">
            <text:p text:style-name="Table_20_Contents">clickAndWait</text:p>
          </table:table-cell>
          <table:table-cell table:style-name="Tabulka8.A2" office:value-type="string">
            <text:p text:style-name="Table_20_Contents">link=Klíčová slova</text:p>
          </table:table-cell>
          <table:table-cell table:style-name="Tabulka8.C2" office:value-type="string">
            <text:p text:style-name="P101"/>
          </table:table-cell>
        </table:table-row>
        <table:table-row>
          <table:table-cell table:style-name="Tabulka8.A2" office:value-type="string">
            <text:p text:style-name="Table_20_Contents">click</text:p>
          </table:table-cell>
          <table:table-cell table:style-name="Tabulka8.A2" office:value-type="string">
            <text:p text:style-name="Table_20_Contents">//td[4]/input</text:p>
          </table:table-cell>
          <table:table-cell table:style-name="Tabulka8.C2" office:value-type="string">
            <text:p text:style-name="P101"/>
          </table:table-cell>
        </table:table-row>
        <table:table-row>
          <table:table-cell table:style-name="Tabulka8.A2" office:value-type="string">
            <text:p text:style-name="Table_20_Contents">click</text:p>
          </table:table-cell>
          <table:table-cell table:style-name="Tabulka8.A2" office:value-type="string">
            <text:p text:style-name="Table_20_Contents">css=#vymaz &gt; img</text:p>
          </table:table-cell>
          <table:table-cell table:style-name="Tabulka8.C2" office:value-type="string">
            <text:p text:style-name="P101"/>
          </table:table-cell>
        </table:table-row>
        <text:soft-page-break/>
        <table:table-row>
          <table:table-cell table:style-name="Tabulka8.A2" office:value-type="string">
            <text:p text:style-name="Table_20_Contents">assertConfirmation</text:p>
          </table:table-cell>
          <table:table-cell table:style-name="Tabulka8.A2" office:value-type="string">
            <text:p text:style-name="Table_20_Contents">Opravdu chcete smazat označené položky?</text:p>
          </table:table-cell>
          <table:table-cell table:style-name="Tabulka8.C2" office:value-type="string">
            <text:p text:style-name="P101"/>
          </table:table-cell>
        </table:table-row>
      </table:table>
      <text:p text:style-name="P46"/>
      <text:p text:style-name="P4"><text:bookmark-start text:name="__RefHeading___Toc416362135"/>UC13 – Spravovat oblasti<text:bookmark-end text:name="__RefHeading___Toc416362135"/> <text:s/><text:tab/></text:p>
      <text:list xml:id="list7379425396070898191" text:style-name="WW8Num39">
        <text:list-item>
          <text:list>
            <text:list-item>
              <text:list>
                <text:list-item>
                  <text:p text:style-name="P19">Popis</text:p>
                </text:list-item>
              </text:list>
            </text:list-item>
          </text:list>
        </text:list-item>
      </text:list>
      <text:p text:style-name="P99">Vložení/úprava/smazání oblastí.</text:p>
      <text:list xml:id="list101722598174926" text:continue-numbering="true" text:style-name="WW8Num39">
        <text:list-item>
          <text:list>
            <text:list-item>
              <text:list>
                <text:list-item>
                  <text:p text:style-name="P19">Aktéři</text:p>
                </text:list-item>
              </text:list>
            </text:list-item>
          </text:list>
        </text:list-item>
      </text:list>
      <text:p text:style-name="P30">Administrátor; Aplikace</text:p>
      <text:list xml:id="list101722600170636" text:continue-numbering="true" text:style-name="WW8Num39">
        <text:list-item>
          <text:list>
            <text:list-item>
              <text:list>
                <text:list-item>
                  <text:p text:style-name="P19">Podmínky pro spuštění</text:p>
                </text:list-item>
              </text:list>
            </text:list-item>
          </text:list>
        </text:list-item>
      </text:list>
      <text:p text:style-name="P37"><text:tab/>Splnění UC10, UC11 (administrátor se nachází na stránce přehledu oblastí). </text:p>
      <text:list xml:id="list101722601157123" text:continue-numbering="true" text:style-name="WW8Num39">
        <text:list-item>
          <text:list>
            <text:list-item>
              <text:list>
                <text:list-item>
                  <text:p text:style-name="P24"><text:span text:style-name="T9">Základní tok 1 (</text:span><text:span text:style-name="T7">přidání/úprava oblasti)</text:span></text:p>
                </text:list-item>
              </text:list>
            </text:list-item>
          </text:list>
        </text:list-item>
      </text:list>
      <text:list xml:id="list9099577873425137484" text:style-name="WW8Num37">
        <text:list-item>
          <text:p text:style-name="P83">Administrátor výběrem z menu otevře formulář pro vložení/úpravu oblasti.</text:p>
        </text:list-item>
        <text:list-item>
          <text:p text:style-name="P88">Administrátor zadá nový (upravený) název oblasti.</text:p>
        </text:list-item>
        <text:list-item>
          <text:p text:style-name="P88">Administrátor stiskem tlačítka uloží oblast.</text:p>
        </text:list-item>
        <text:list-item>
          <text:p text:style-name="P88">Zobrazí se text o úspěšném vložení oblast.</text:p>
        </text:list-item>
      </text:list>
      <text:list xml:id="list101722605159482" text:continue-list="list101722601157123" text:style-name="WW8Num39">
        <text:list-item>
          <text:list>
            <text:list-item>
              <text:list>
                <text:list-item>
                  <text:p text:style-name="P24"><text:span text:style-name="T9">Alternativní tok 1 </text:span><text:span text:style-name="T7">(duplicitní oblast)</text:span></text:p>
                </text:list-item>
              </text:list>
            </text:list-item>
          </text:list>
        </text:list-item>
      </text:list>
      <text:p text:style-name="P99"><text:s/>3.1. Zobrazí se upozornění o duplicitě oblasti.</text:p>
      <text:list xml:id="list101722607176564" text:continue-numbering="true" text:style-name="WW8Num39">
        <text:list-item>
          <text:list>
            <text:list-item>
              <text:list>
                <text:list-item>
                  <text:p text:style-name="P24"><text:span text:style-name="T9">Základní tok 3 (</text:span><text:span text:style-name="T7">smazání oblasti)</text:span></text:p>
                </text:list-item>
              </text:list>
            </text:list-item>
          </text:list>
        </text:list-item>
      </text:list>
      <text:list xml:id="list7177673305008445704" text:style-name="WW8Num31">
        <text:list-item>
          <text:p text:style-name="P84">Administrátor vybere slova, která chce smazat.</text:p>
        </text:list-item>
        <text:list-item>
          <text:p text:style-name="P89">Administrátor stiskem tlačítka smaže klíčová slova.</text:p>
        </text:list-item>
        <text:list-item>
          <text:p text:style-name="P89">Zobrazí se text o úspěšném smazání oblasti.</text:p>
        </text:list-item>
      </text:list>
      <text:list xml:id="list101722609176537" text:continue-list="list101722607176564" text:style-name="WW8Num39">
        <text:list-item>
          <text:list>
            <text:list-item>
              <text:list>
                <text:list-item>
                  <text:p text:style-name="P19">Podmínky pro dokončení</text:p>
                </text:list-item>
              </text:list>
            </text:list-item>
          </text:list>
        </text:list-item>
      </text:list>
      <text:p text:style-name="P45">Úspěšné uložení všech změn. </text:p>
      <text:p text:style-name="P46"/>
      <table:table table:name="Tabulka9" table:style-name="Tabulka9">
        <table:table-column table:style-name="Tabulka9.A"/>
        <table:table-column table:style-name="Tabulka9.B"/>
        <table:table-column table:style-name="Tabulka9.C"/>
        <table:table-header-rows>
          <table:table-row>
            <table:table-cell table:style-name="Tabulka9.A1" table:number-columns-spanned="3" office:value-type="string">
              <text:p text:style-name="Table_20_Contents">UC13</text:p>
            </table:table-cell>
            <table:covered-table-cell/>
            <table:covered-table-cell/>
          </table:table-row>
        </table:table-header-rows>
        <table:table-row>
          <table:table-cell table:style-name="Tabulka9.A2" office:value-type="string">
            <text:p text:style-name="Table_20_Contents">open</text:p>
          </table:table-cell>
          <table:table-cell table:style-name="Tabulka9.A2" office:value-type="string">
            <text:p text:style-name="Table_20_Contents">/admin/uvod</text:p>
          </table:table-cell>
          <table:table-cell table:style-name="Tabulka9.C2" office:value-type="string">
            <text:p text:style-name="P101"/>
          </table:table-cell>
        </table:table-row>
        <table:table-row>
          <table:table-cell table:style-name="Tabulka9.A2" office:value-type="string">
            <text:p text:style-name="Table_20_Contents">clickAndWait</text:p>
          </table:table-cell>
          <table:table-cell table:style-name="Tabulka9.A2" office:value-type="string">
            <text:p text:style-name="Table_20_Contents">link=Oblasti studia</text:p>
          </table:table-cell>
          <table:table-cell table:style-name="Tabulka9.C2" office:value-type="string">
            <text:p text:style-name="P101"/>
          </table:table-cell>
        </table:table-row>
        <table:table-row>
          <table:table-cell table:style-name="Tabulka9.A2" office:value-type="string">
            <text:p text:style-name="Table_20_Contents">clickAndWait</text:p>
          </table:table-cell>
          <table:table-cell table:style-name="Tabulka9.A2" office:value-type="string">
            <text:p text:style-name="Table_20_Contents">css=#pridej &gt; img</text:p>
          </table:table-cell>
          <table:table-cell table:style-name="Tabulka9.C2" office:value-type="string">
            <text:p text:style-name="P101"/>
          </table:table-cell>
        </table:table-row>
        <text:soft-page-break/>
        <table:table-row>
          <table:table-cell table:style-name="Tabulka9.A2" office:value-type="string">
            <text:p text:style-name="Table_20_Contents">type</text:p>
          </table:table-cell>
          <table:table-cell table:style-name="Tabulka9.A2" office:value-type="string">
            <text:p text:style-name="Table_20_Contents">name=nazev</text:p>
          </table:table-cell>
          <table:table-cell table:style-name="Tabulka9.C2" office:value-type="string">
            <text:p text:style-name="Table_20_Contents">testovani</text:p>
          </table:table-cell>
        </table:table-row>
        <table:table-row>
          <table:table-cell table:style-name="Tabulka9.A2" office:value-type="string">
            <text:p text:style-name="Table_20_Contents">clickAndWait</text:p>
          </table:table-cell>
          <table:table-cell table:style-name="Tabulka9.A2" office:value-type="string">
            <text:p text:style-name="Table_20_Contents">name=odeslat</text:p>
          </table:table-cell>
          <table:table-cell table:style-name="Tabulka9.C2" office:value-type="string">
            <text:p text:style-name="P101"/>
          </table:table-cell>
        </table:table-row>
        <table:table-row>
          <table:table-cell table:style-name="Tabulka9.A2" office:value-type="string">
            <text:p text:style-name="Table_20_Contents">clickAndWait</text:p>
          </table:table-cell>
          <table:table-cell table:style-name="Tabulka9.A2" office:value-type="string">
            <text:p text:style-name="Table_20_Contents">link=Oblasti studia</text:p>
          </table:table-cell>
          <table:table-cell table:style-name="Tabulka9.C2" office:value-type="string">
            <text:p text:style-name="P101"/>
          </table:table-cell>
        </table:table-row>
        <table:table-row>
          <table:table-cell table:style-name="Tabulka9.A2" office:value-type="string">
            <text:p text:style-name="Table_20_Contents">click</text:p>
          </table:table-cell>
          <table:table-cell table:style-name="Tabulka9.A2" office:value-type="string">
            <text:p text:style-name="Table_20_Contents">//tr[15]/td[3]/input</text:p>
          </table:table-cell>
          <table:table-cell table:style-name="Tabulka9.C2" office:value-type="string">
            <text:p text:style-name="P101"/>
          </table:table-cell>
        </table:table-row>
        <table:table-row>
          <table:table-cell table:style-name="Tabulka9.A2" office:value-type="string">
            <text:p text:style-name="Table_20_Contents">clickAndWait</text:p>
          </table:table-cell>
          <table:table-cell table:style-name="Tabulka9.A2" office:value-type="string">
            <text:p text:style-name="Table_20_Contents">css=#edituj &gt; img</text:p>
          </table:table-cell>
          <table:table-cell table:style-name="Tabulka9.C2" office:value-type="string">
            <text:p text:style-name="P101"/>
          </table:table-cell>
        </table:table-row>
        <table:table-row>
          <table:table-cell table:style-name="Tabulka9.A2" office:value-type="string">
            <text:p text:style-name="Table_20_Contents">type</text:p>
          </table:table-cell>
          <table:table-cell table:style-name="Tabulka9.A2" office:value-type="string">
            <text:p text:style-name="Table_20_Contents">name=nazev_29</text:p>
          </table:table-cell>
          <table:table-cell table:style-name="Tabulka9.C2" office:value-type="string">
            <text:p text:style-name="Table_20_Contents">test2</text:p>
          </table:table-cell>
        </table:table-row>
        <table:table-row>
          <table:table-cell table:style-name="Tabulka9.A2" office:value-type="string">
            <text:p text:style-name="Table_20_Contents">clickAndWait</text:p>
          </table:table-cell>
          <table:table-cell table:style-name="Tabulka9.A2" office:value-type="string">
            <text:p text:style-name="Table_20_Contents">name=odeslat</text:p>
          </table:table-cell>
          <table:table-cell table:style-name="Tabulka9.C2" office:value-type="string">
            <text:p text:style-name="P101"/>
          </table:table-cell>
        </table:table-row>
        <table:table-row>
          <table:table-cell table:style-name="Tabulka9.A2" office:value-type="string">
            <text:p text:style-name="Table_20_Contents">clickAndWait</text:p>
          </table:table-cell>
          <table:table-cell table:style-name="Tabulka9.A2" office:value-type="string">
            <text:p text:style-name="Table_20_Contents">link=Oblasti studia</text:p>
          </table:table-cell>
          <table:table-cell table:style-name="Tabulka9.C2" office:value-type="string">
            <text:p text:style-name="P101"/>
          </table:table-cell>
        </table:table-row>
        <table:table-row>
          <table:table-cell table:style-name="Tabulka9.A2" office:value-type="string">
            <text:p text:style-name="Table_20_Contents">click</text:p>
          </table:table-cell>
          <table:table-cell table:style-name="Tabulka9.A2" office:value-type="string">
            <text:p text:style-name="Table_20_Contents">//tr[15]/td[3]/input</text:p>
          </table:table-cell>
          <table:table-cell table:style-name="Tabulka9.C2" office:value-type="string">
            <text:p text:style-name="P101"/>
          </table:table-cell>
        </table:table-row>
        <table:table-row>
          <table:table-cell table:style-name="Tabulka9.A2" office:value-type="string">
            <text:p text:style-name="Table_20_Contents">click</text:p>
          </table:table-cell>
          <table:table-cell table:style-name="Tabulka9.A2" office:value-type="string">
            <text:p text:style-name="Table_20_Contents">css=#vymaz &gt; img</text:p>
          </table:table-cell>
          <table:table-cell table:style-name="Tabulka9.C2" office:value-type="string">
            <text:p text:style-name="P101"/>
          </table:table-cell>
        </table:table-row>
        <table:table-row>
          <table:table-cell table:style-name="Tabulka9.A2" office:value-type="string">
            <text:p text:style-name="Table_20_Contents">assertConfirmation</text:p>
          </table:table-cell>
          <table:table-cell table:style-name="Tabulka9.A2" office:value-type="string">
            <text:p text:style-name="Table_20_Contents">Opravdu chcete smazat označené položky?<text:line-break/>Smažou se při tom i všechna klíčová slova, která do dané oblasti patří.</text:p>
          </table:table-cell>
          <table:table-cell table:style-name="Tabulka9.C2" office:value-type="string">
            <text:p text:style-name="P101"/>
          </table:table-cell>
        </table:table-row>
      </table:table>
      <text:p text:style-name="P46"/>
      <text:p text:style-name="P4"><text:bookmark-start text:name="__RefHeading___Toc416362136"/>UC14 – Spravovat obory<text:bookmark-end text:name="__RefHeading___Toc416362136"/> <text:s/><text:tab/></text:p>
      <text:list xml:id="list8910174793769479142" text:style-name="WW8Num38">
        <text:list-item>
          <text:list>
            <text:list-item>
              <text:list>
                <text:list-item>
                  <text:p text:style-name="P20">Popis</text:p>
                </text:list-item>
              </text:list>
            </text:list-item>
          </text:list>
        </text:list-item>
      </text:list>
      <text:p text:style-name="P99">Vložení/úprava/smazání oborů.</text:p>
      <text:list xml:id="list101722628159776" text:continue-numbering="true" text:style-name="WW8Num38">
        <text:list-item>
          <text:list>
            <text:list-item>
              <text:list>
                <text:list-item>
                  <text:p text:style-name="P20">Aktéři</text:p>
                </text:list-item>
              </text:list>
            </text:list-item>
          </text:list>
        </text:list-item>
      </text:list>
      <text:p text:style-name="P30">Administrátor; Aplikace</text:p>
      <text:list xml:id="list101722629161429" text:continue-numbering="true" text:style-name="WW8Num38">
        <text:list-item>
          <text:list>
            <text:list-item>
              <text:list>
                <text:list-item>
                  <text:p text:style-name="P20">Podmínky pro spuštění</text:p>
                </text:list-item>
              </text:list>
            </text:list-item>
          </text:list>
        </text:list-item>
      </text:list>
      <text:p text:style-name="P37"><text:tab/>Splnění UC10, UC11 (administrátor se nachází na stránce přehledu oborů). </text:p>
      <text:list xml:id="list101722669157450" text:continue-numbering="true" text:style-name="WW8Num38">
        <text:list-item>
          <text:list>
            <text:list-item>
              <text:list>
                <text:list-item>
                  <text:p text:style-name="P25"><text:span text:style-name="T9">Základní tok 1 (</text:span><text:span text:style-name="T7">přidání/úprava oboru)</text:span></text:p>
                </text:list-item>
              </text:list>
            </text:list-item>
          </text:list>
        </text:list-item>
      </text:list>
      <text:list xml:id="list6928870902929731022" text:style-name="WW8Num45">
        <text:list-item>
          <text:p text:style-name="P85">Administrátor výběrem z menu otevře formulář pro vložení/úpravu oboru.</text:p>
        </text:list-item>
        <text:list-item>
          <text:p text:style-name="P90">Administrátor zadá nový (upravený) název oboru.</text:p>
        </text:list-item>
        <text:list-item>
          <text:p text:style-name="P90">Administrátor vybere formu studia.</text:p>
        </text:list-item>
        <text:list-item>
          <text:p text:style-name="P90">Administrátor vybere typ studia.</text:p>
        </text:list-item>
        <text:list-item>
          <text:p text:style-name="P90">Administrátor stiskem tlačítka uloží změny.</text:p>
        </text:list-item>
        <text:list-item>
          <text:p text:style-name="P90">Zobrazí se text o úspěšném vložení oboru.</text:p>
        </text:list-item>
      </text:list>
      <text:list xml:id="list101722673158817" text:continue-list="list101722669157450" text:style-name="WW8Num38">
        <text:list-item>
          <text:list>
            <text:list-item>
              <text:list>
                <text:list-item>
                  <text:p text:style-name="P25"><text:span text:style-name="T9">Alternativní tok 1 </text:span><text:span text:style-name="T7">(název oboru spolu s formou a typem studia je duplicitní)</text:span></text:p>
                </text:list-item>
              </text:list>
            </text:list-item>
          </text:list>
        </text:list-item>
      </text:list>
      <text:p text:style-name="P99">5.1. Zobrazí se upozornění o duplicitě.</text:p>
      <text:list xml:id="list101722674160166" text:continue-numbering="true" text:style-name="WW8Num38">
        <text:list-item>
          <text:list>
            <text:list-item>
              <text:list>
                <text:list-item>
                  <text:p text:style-name="P25"><text:span text:style-name="T9">Základní tok 2 </text:span><text:span text:style-name="T7">(smazání oblasti)</text:span></text:p>
                </text:list-item>
              </text:list>
            </text:list-item>
          </text:list>
        </text:list-item>
      </text:list>
      <text:list xml:id="list8269983311357579992" text:style-name="WW8Num11">
        <text:list-item>
          <text:p text:style-name="P55"><text:soft-page-break/>Administrátor vybere oblasti, které chce smazat.</text:p>
        </text:list-item>
        <text:list-item>
          <text:p text:style-name="P91">Administrátor stiskem tlačítka smaže oblasti.</text:p>
        </text:list-item>
        <text:list-item>
          <text:p text:style-name="P78">Zobrazí se výzva s informací, že se smažou i přidružená klíčová slova.</text:p>
        </text:list-item>
        <text:list-item>
          <text:p text:style-name="P91">Administrátor potvrdí smazání.</text:p>
        </text:list-item>
        <text:list-item>
          <text:p text:style-name="P91">Zobrazí se text o úspěšném smazání oblasti.</text:p>
        </text:list-item>
      </text:list>
      <text:list xml:id="list101722679169386" text:continue-list="list101722674160166" text:style-name="WW8Num38">
        <text:list-item>
          <text:list>
            <text:list-item>
              <text:list>
                <text:list-item>
                  <text:p text:style-name="P20">Podmínky pro dokončení</text:p>
                </text:list-item>
              </text:list>
            </text:list-item>
          </text:list>
        </text:list-item>
      </text:list>
      <text:p text:style-name="P45">Úspěšné uložení všech změn. </text:p>
      <text:p text:style-name="P46"/>
      <table:table table:name="Tabulka10" table:style-name="Tabulka10">
        <table:table-column table:style-name="Tabulka10.A"/>
        <table:table-column table:style-name="Tabulka10.B"/>
        <table:table-column table:style-name="Tabulka10.C"/>
        <table:table-header-rows>
          <table:table-row>
            <table:table-cell table:style-name="Tabulka10.A1" table:number-columns-spanned="3" office:value-type="string">
              <text:p text:style-name="Table_20_Contents">UC14</text:p>
            </table:table-cell>
            <table:covered-table-cell/>
            <table:covered-table-cell/>
          </table:table-row>
        </table:table-header-rows>
        <table:table-row>
          <table:table-cell table:style-name="Tabulka10.A2" office:value-type="string">
            <text:p text:style-name="Table_20_Contents">open</text:p>
          </table:table-cell>
          <table:table-cell table:style-name="Tabulka10.A2" office:value-type="string">
            <text:p text:style-name="Table_20_Contents">/admin/uvod</text:p>
          </table:table-cell>
          <table:table-cell table:style-name="Tabulka10.C2" office:value-type="string">
            <text:p text:style-name="P101"/>
          </table:table-cell>
        </table:table-row>
        <table:table-row>
          <table:table-cell table:style-name="Tabulka10.A2" office:value-type="string">
            <text:p text:style-name="Table_20_Contents">clickAndWait</text:p>
          </table:table-cell>
          <table:table-cell table:style-name="Tabulka10.A2" office:value-type="string">
            <text:p text:style-name="Table_20_Contents">link=Studijní obory</text:p>
          </table:table-cell>
          <table:table-cell table:style-name="Tabulka10.C2" office:value-type="string">
            <text:p text:style-name="P101"/>
          </table:table-cell>
        </table:table-row>
        <table:table-row>
          <table:table-cell table:style-name="Tabulka10.A2" office:value-type="string">
            <text:p text:style-name="Table_20_Contents">clickAndWait</text:p>
          </table:table-cell>
          <table:table-cell table:style-name="Tabulka10.A2" office:value-type="string">
            <text:p text:style-name="Table_20_Contents">css=#pridej &gt; img</text:p>
          </table:table-cell>
          <table:table-cell table:style-name="Tabulka10.C2" office:value-type="string">
            <text:p text:style-name="P101"/>
          </table:table-cell>
        </table:table-row>
        <table:table-row>
          <table:table-cell table:style-name="Tabulka10.A2" office:value-type="string">
            <text:p text:style-name="Table_20_Contents">type</text:p>
          </table:table-cell>
          <table:table-cell table:style-name="Tabulka10.A2" office:value-type="string">
            <text:p text:style-name="Table_20_Contents">name=nazev</text:p>
          </table:table-cell>
          <table:table-cell table:style-name="Tabulka10.C2" office:value-type="string">
            <text:p text:style-name="Table_20_Contents">testovani</text:p>
          </table:table-cell>
        </table:table-row>
        <table:table-row>
          <table:table-cell table:style-name="Tabulka10.A2" office:value-type="string">
            <text:p text:style-name="Table_20_Contents">type</text:p>
          </table:table-cell>
          <table:table-cell table:style-name="Tabulka10.A2" office:value-type="string">
            <text:p text:style-name="Table_20_Contents">name=url</text:p>
          </table:table-cell>
          <table:table-cell table:style-name="Tabulka10.C2" office:value-type="string">
            <text:p text:style-name="Table_20_Contents">odkaz</text:p>
          </table:table-cell>
        </table:table-row>
        <table:table-row>
          <table:table-cell table:style-name="Tabulka10.A2" office:value-type="string">
            <text:p text:style-name="Table_20_Contents">clickAndWait</text:p>
          </table:table-cell>
          <table:table-cell table:style-name="Tabulka10.A2" office:value-type="string">
            <text:p text:style-name="Table_20_Contents">name=odeslat</text:p>
          </table:table-cell>
          <table:table-cell table:style-name="Tabulka10.C2" office:value-type="string">
            <text:p text:style-name="P101"/>
          </table:table-cell>
        </table:table-row>
        <table:table-row>
          <table:table-cell table:style-name="Tabulka10.A2" office:value-type="string">
            <text:p text:style-name="Table_20_Contents">clickAndWait</text:p>
          </table:table-cell>
          <table:table-cell table:style-name="Tabulka10.A2" office:value-type="string">
            <text:p text:style-name="Table_20_Contents">link=Studijní obory</text:p>
          </table:table-cell>
          <table:table-cell table:style-name="Tabulka10.C2" office:value-type="string">
            <text:p text:style-name="P101"/>
          </table:table-cell>
        </table:table-row>
        <table:table-row>
          <table:table-cell table:style-name="Tabulka10.A2" office:value-type="string">
            <text:p text:style-name="Table_20_Contents">click</text:p>
          </table:table-cell>
          <table:table-cell table:style-name="Tabulka10.A2" office:value-type="string">
            <text:p text:style-name="Table_20_Contents">//tr[40]/td[5]/input</text:p>
          </table:table-cell>
          <table:table-cell table:style-name="Tabulka10.C2" office:value-type="string">
            <text:p text:style-name="P101"/>
          </table:table-cell>
        </table:table-row>
        <table:table-row>
          <table:table-cell table:style-name="Tabulka10.A2" office:value-type="string">
            <text:p text:style-name="Table_20_Contents">clickAndWait</text:p>
          </table:table-cell>
          <table:table-cell table:style-name="Tabulka10.A2" office:value-type="string">
            <text:p text:style-name="Table_20_Contents">css=#edituj &gt; img</text:p>
          </table:table-cell>
          <table:table-cell table:style-name="Tabulka10.C2" office:value-type="string">
            <text:p text:style-name="P101"/>
          </table:table-cell>
        </table:table-row>
        <table:table-row>
          <table:table-cell table:style-name="Tabulka10.A2" office:value-type="string">
            <text:p text:style-name="Table_20_Contents">type</text:p>
          </table:table-cell>
          <table:table-cell table:style-name="Tabulka10.A2" office:value-type="string">
            <text:p text:style-name="Table_20_Contents">//td[2]/input</text:p>
          </table:table-cell>
          <table:table-cell table:style-name="Tabulka10.C2" office:value-type="string">
            <text:p text:style-name="Table_20_Contents">test2</text:p>
          </table:table-cell>
        </table:table-row>
        <table:table-row>
          <table:table-cell table:style-name="Tabulka10.A2" office:value-type="string">
            <text:p text:style-name="Table_20_Contents">type</text:p>
          </table:table-cell>
          <table:table-cell table:style-name="Tabulka10.A2" office:value-type="string">
            <text:p text:style-name="Table_20_Contents">//td[4]/input</text:p>
          </table:table-cell>
          <table:table-cell table:style-name="Tabulka10.C2" office:value-type="string">
            <text:p text:style-name="Table_20_Contents">odkaz2</text:p>
          </table:table-cell>
        </table:table-row>
        <table:table-row>
          <table:table-cell table:style-name="Tabulka10.A2" office:value-type="string">
            <text:p text:style-name="Table_20_Contents">select</text:p>
          </table:table-cell>
          <table:table-cell table:style-name="Tabulka10.A2" office:value-type="string">
            <text:p text:style-name="Table_20_Contents">//tr[8]/td[2]/select</text:p>
          </table:table-cell>
          <table:table-cell table:style-name="Tabulka10.C2" office:value-type="string">
            <text:p text:style-name="Table_20_Contents">label=1 - nejnižší</text:p>
          </table:table-cell>
        </table:table-row>
        <table:table-row>
          <table:table-cell table:style-name="Tabulka10.A2" office:value-type="string">
            <text:p text:style-name="Table_20_Contents">clickAndWait</text:p>
          </table:table-cell>
          <table:table-cell table:style-name="Tabulka10.A2" office:value-type="string">
            <text:p text:style-name="Table_20_Contents">name=odeslat</text:p>
          </table:table-cell>
          <table:table-cell table:style-name="Tabulka10.C2" office:value-type="string">
            <text:p text:style-name="P101"/>
          </table:table-cell>
        </table:table-row>
        <table:table-row>
          <table:table-cell table:style-name="Tabulka10.A2" office:value-type="string">
            <text:p text:style-name="Table_20_Contents">clickAndWait</text:p>
          </table:table-cell>
          <table:table-cell table:style-name="Tabulka10.A2" office:value-type="string">
            <text:p text:style-name="Table_20_Contents">link=Studijní obory</text:p>
          </table:table-cell>
          <table:table-cell table:style-name="Tabulka10.C2" office:value-type="string">
            <text:p text:style-name="P101"/>
          </table:table-cell>
        </table:table-row>
        <table:table-row>
          <table:table-cell table:style-name="Tabulka10.A2" office:value-type="string">
            <text:p text:style-name="Table_20_Contents">click</text:p>
          </table:table-cell>
          <table:table-cell table:style-name="Tabulka10.A2" office:value-type="string">
            <text:p text:style-name="Table_20_Contents">//tr[40]/td[5]/input</text:p>
          </table:table-cell>
          <table:table-cell table:style-name="Tabulka10.C2" office:value-type="string">
            <text:p text:style-name="P101"/>
          </table:table-cell>
        </table:table-row>
        <table:table-row>
          <table:table-cell table:style-name="Tabulka10.A2" office:value-type="string">
            <text:p text:style-name="Table_20_Contents">click</text:p>
          </table:table-cell>
          <table:table-cell table:style-name="Tabulka10.A2" office:value-type="string">
            <text:p text:style-name="Table_20_Contents">css=#vymaz &gt; img</text:p>
          </table:table-cell>
          <table:table-cell table:style-name="Tabulka10.C2" office:value-type="string">
            <text:p text:style-name="P101"/>
          </table:table-cell>
        </table:table-row>
        <table:table-row>
          <table:table-cell table:style-name="Tabulka10.A2" office:value-type="string">
            <text:p text:style-name="Table_20_Contents">assertConfirmation</text:p>
          </table:table-cell>
          <table:table-cell table:style-name="Tabulka10.A2" office:value-type="string">
            <text:p text:style-name="Table_20_Contents">Opravdu chcete smazat označené položky?</text:p>
          </table:table-cell>
          <table:table-cell table:style-name="Tabulka10.C2" office:value-type="string">
            <text:p text:style-name="P101"/>
          </table:table-cell>
        </table:table-row>
      </table:table>
      <text:p text:style-name="P46"/>
      <text:p text:style-name="P4"><text:bookmark-start text:name="__RefHeading___Toc416362137"/>UC16 – Změnit heslo<text:bookmark-end text:name="__RefHeading___Toc416362137"/> <text:tab/></text:p>
      <text:list xml:id="list964736243833949010" text:style-name="WW8Num9">
        <text:list-item>
          <text:list>
            <text:list-item>
              <text:list>
                <text:list-item>
                  <text:p text:style-name="P21">Popis</text:p>
                </text:list-item>
              </text:list>
            </text:list-item>
          </text:list>
        </text:list-item>
      </text:list>
      <text:p text:style-name="P99">Změna hesla.</text:p>
      <text:list xml:id="list101722702160529" text:continue-numbering="true" text:style-name="WW8Num9">
        <text:list-item>
          <text:list>
            <text:list-item>
              <text:list>
                <text:list-item>
                  <text:p text:style-name="P21">Aktéři</text:p>
                </text:list-item>
              </text:list>
            </text:list-item>
          </text:list>
        </text:list-item>
      </text:list>
      <text:p text:style-name="P30">Administrátor; </text:p>
      <text:list xml:id="list101722703167860" text:continue-numbering="true" text:style-name="WW8Num9">
        <text:list-item>
          <text:list>
            <text:list-item>
              <text:list>
                <text:list-item>
                  <text:p text:style-name="P21">Podmínky pro spuštění</text:p>
                </text:list-item>
              </text:list>
            </text:list-item>
          </text:list>
        </text:list-item>
      </text:list>
      <text:p text:style-name="P37"><text:soft-page-break/><text:tab/>Splnění UC10. </text:p>
      <text:list xml:id="list101722704174003" text:continue-numbering="true" text:style-name="WW8Num9">
        <text:list-item>
          <text:list>
            <text:list-item>
              <text:list>
                <text:list-item>
                  <text:p text:style-name="P21">Základní tok</text:p>
                </text:list-item>
              </text:list>
            </text:list-item>
          </text:list>
        </text:list-item>
      </text:list>
      <text:list xml:id="list5863488580462859606" text:style-name="WW8Num41">
        <text:list-item>
          <text:p text:style-name="P56">Administrátor vybere z menu položku změnit heslo.</text:p>
        </text:list-item>
        <text:list-item>
          <text:p text:style-name="P92">Administrátor zadá původní heslo.</text:p>
        </text:list-item>
        <text:list-item>
          <text:p text:style-name="P92">Administrátor zadá dvakrát nové heslo.</text:p>
        </text:list-item>
        <text:list-item>
          <text:p text:style-name="P92">Administrátor změnu potvrdí stiskem tlačítka.</text:p>
        </text:list-item>
      </text:list>
      <text:list xml:id="list101722707176305" text:continue-list="list101722704174003" text:style-name="WW8Num9">
        <text:list-item>
          <text:list>
            <text:list-item>
              <text:list>
                <text:list-item>
                  <text:p text:style-name="P26"><text:span text:style-name="T9">Alternativní tok 1 </text:span><text:span text:style-name="T7">(původní heslo je špatně zadané, nová hesla se neshodují nebo heslo nesplňuje podmínky)</text:span></text:p>
                </text:list-item>
              </text:list>
            </text:list-item>
          </text:list>
        </text:list-item>
      </text:list>
      <text:p text:style-name="P53"><text:span text:style-name="T3">4.1 Zobrazí se upozornění o chybě.</text:span></text:p>
      <text:p text:style-name="P51"><text:span text:style-name="T3"/></text:p>
      <table:table table:name="Tabulka11" table:style-name="Tabulka11">
        <table:table-column table:style-name="Tabulka11.A"/>
        <table:table-column table:style-name="Tabulka11.B"/>
        <table:table-column table:style-name="Tabulka11.C"/>
        <table:table-header-rows>
          <table:table-row>
            <table:table-cell table:style-name="Tabulka11.A1" table:number-columns-spanned="3" office:value-type="string">
              <text:p text:style-name="Table_20_Contents">UC1<text:span text:style-name="T18">6</text:span></text:p>
            </table:table-cell>
            <table:covered-table-cell/>
            <table:covered-table-cell/>
          </table:table-row>
        </table:table-header-rows>
        <table:table-row>
          <table:table-cell table:style-name="Tabulka11.A2" office:value-type="string">
            <text:p text:style-name="Table_20_Contents">open</text:p>
          </table:table-cell>
          <table:table-cell table:style-name="Tabulka11.A2" office:value-type="string">
            <text:p text:style-name="Table_20_Contents">/admin/uvod</text:p>
          </table:table-cell>
          <table:table-cell table:style-name="Tabulka11.C2" office:value-type="string">
            <text:p text:style-name="P101"/>
          </table:table-cell>
        </table:table-row>
        <table:table-row>
          <table:table-cell table:style-name="Tabulka11.A2" office:value-type="string">
            <text:p text:style-name="Table_20_Contents">clickAndWait</text:p>
          </table:table-cell>
          <table:table-cell table:style-name="Tabulka11.A2" office:value-type="string">
            <text:p text:style-name="Table_20_Contents">link=Změna hesla</text:p>
          </table:table-cell>
          <table:table-cell table:style-name="Tabulka11.C2" office:value-type="string">
            <text:p text:style-name="P101"/>
          </table:table-cell>
        </table:table-row>
        <table:table-row>
          <table:table-cell table:style-name="Tabulka11.A2" office:value-type="string">
            <text:p text:style-name="Table_20_Contents">type</text:p>
          </table:table-cell>
          <table:table-cell table:style-name="Tabulka11.A2" office:value-type="string">
            <text:p text:style-name="Table_20_Contents">name=password</text:p>
          </table:table-cell>
          <table:table-cell table:style-name="Tabulka11.C2" office:value-type="string">
            <text:p text:style-name="Table_20_Contents">123456</text:p>
          </table:table-cell>
        </table:table-row>
        <table:table-row>
          <table:table-cell table:style-name="Tabulka11.A2" office:value-type="string">
            <text:p text:style-name="Table_20_Contents">type</text:p>
          </table:table-cell>
          <table:table-cell table:style-name="Tabulka11.A2" office:value-type="string">
            <text:p text:style-name="Table_20_Contents">name=password2</text:p>
          </table:table-cell>
          <table:table-cell table:style-name="Tabulka11.C2" office:value-type="string">
            <text:p text:style-name="Table_20_Contents">123456</text:p>
          </table:table-cell>
        </table:table-row>
        <table:table-row>
          <table:table-cell table:style-name="Tabulka11.A2" office:value-type="string">
            <text:p text:style-name="Table_20_Contents">type</text:p>
          </table:table-cell>
          <table:table-cell table:style-name="Tabulka11.A2" office:value-type="string">
            <text:p text:style-name="Table_20_Contents">name=old_password</text:p>
          </table:table-cell>
          <table:table-cell table:style-name="Tabulka11.C2" office:value-type="string">
            <text:p text:style-name="Table_20_Contents">12345</text:p>
          </table:table-cell>
        </table:table-row>
        <table:table-row>
          <table:table-cell table:style-name="Tabulka11.A2" office:value-type="string">
            <text:p text:style-name="Table_20_Contents">clickAndWait</text:p>
          </table:table-cell>
          <table:table-cell table:style-name="Tabulka11.A2" office:value-type="string">
            <text:p text:style-name="Table_20_Contents">name=odeslat</text:p>
          </table:table-cell>
          <table:table-cell table:style-name="Tabulka11.C2" office:value-type="string">
            <text:p text:style-name="P101"/>
          </table:table-cell>
        </table:table-row>
        <table:table-row>
          <table:table-cell table:style-name="Tabulka11.A2" office:value-type="string">
            <text:p text:style-name="Table_20_Contents">type</text:p>
          </table:table-cell>
          <table:table-cell table:style-name="Tabulka11.A2" office:value-type="string">
            <text:p text:style-name="Table_20_Contents">name=password</text:p>
          </table:table-cell>
          <table:table-cell table:style-name="Tabulka11.C2" office:value-type="string">
            <text:p text:style-name="Table_20_Contents">12345</text:p>
          </table:table-cell>
        </table:table-row>
        <table:table-row>
          <table:table-cell table:style-name="Tabulka11.A2" office:value-type="string">
            <text:p text:style-name="Table_20_Contents">type</text:p>
          </table:table-cell>
          <table:table-cell table:style-name="Tabulka11.A2" office:value-type="string">
            <text:p text:style-name="Table_20_Contents">name=password2</text:p>
          </table:table-cell>
          <table:table-cell table:style-name="Tabulka11.C2" office:value-type="string">
            <text:p text:style-name="Table_20_Contents">12345</text:p>
          </table:table-cell>
        </table:table-row>
        <table:table-row>
          <table:table-cell table:style-name="Tabulka11.A2" office:value-type="string">
            <text:p text:style-name="Table_20_Contents">type</text:p>
          </table:table-cell>
          <table:table-cell table:style-name="Tabulka11.A2" office:value-type="string">
            <text:p text:style-name="Table_20_Contents">name=old_password</text:p>
          </table:table-cell>
          <table:table-cell table:style-name="Tabulka11.C2" office:value-type="string">
            <text:p text:style-name="Table_20_Contents">123456</text:p>
          </table:table-cell>
        </table:table-row>
        <table:table-row>
          <table:table-cell table:style-name="Tabulka11.A2" office:value-type="string">
            <text:p text:style-name="Table_20_Contents">clickAndWait</text:p>
          </table:table-cell>
          <table:table-cell table:style-name="Tabulka11.A2" office:value-type="string">
            <text:p text:style-name="Table_20_Contents">name=odeslat</text:p>
          </table:table-cell>
          <table:table-cell table:style-name="Tabulka11.C2" office:value-type="string">
            <text:p text:style-name="P101"/>
          </table:table-cell>
        </table:table-row>
      </table:table>
      <text:p text:style-name="P5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evel_20_3_20_text" style:display-name="level 3 text" style:family="paragraph" style:parent-style-name="Standard">
      <style:paragraph-properties fo:margin-left="2.381cm" fo:margin-right="0cm" fo:line-height="0.388cm" fo:hyphenation-ladder-count="no-limit" fo:text-indent="-1.263cm" style:auto-text-indent="false"/>
      <style:text-properties style:font-name="Arial" fo:font-family="Arial" style:font-family-generic="swiss" style:font-pitch="variable" fo:font-size="11pt" fo:language="en" fo:country="US" fo:font-style="italic" style:font-size-asian="11pt" style:font-style-asian="italic" style:font-name-complex="Arial" style:font-family-complex="Arial" style:font-family-generic-complex="swiss" style:font-pitch-complex="variable" style:font-size-complex="10pt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tyle="italic" style:font-style-asian="italic" style:font-style-complex="italic"/>
    </style:style>
    <style:style style:name="Základní_20_text_20_31" style:display-name="Základní text 31" style:family="paragraph" style:parent-style-name="Standard">
      <style:text-properties fo:color="#0000ff" fo:font-size="10pt" style:font-name-asian="MS Mincho" style:font-family-asian="'MS Mincho', 'ＭＳ 明朝'" style:font-family-generic-asian="modern" style:font-size-asian="10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5pt" fo:font-weight="bold" style:letter-kerning="true" style:font-size-asian="15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tyl_20_Nadpis_20_1_20__2b__20_Times_20_New_20_Roman" style:display-name="Styl Nadpis 1 + Times New Roman" style:family="paragraph" style:parent-style-name="Heading_20_1" style:list-style-name="WW8Num16">
      <style:text-properties style:font-name="Times New Roman" fo:font-family="'Times New Roman'" style:font-family-generic="roman" style:font-pitch="variable" fo:font-size="15pt" style:font-size-asian="15pt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Styl_20_Nadpis_20_2_20__2b__20_Times_20_New_20_Roman_20_Řádkování_3a__20__20_15_20_řádku" style:display-name="Styl Nadpis 2 + Times New Roman Řádkování:  15 řádku" style:family="paragraph" style:parent-style-name="Heading_20_2" style:list-style-name="WW8Num16">
      <style:paragraph-properties fo:line-height="150%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template" style:family="paragraph" style:parent-style-name="Standard">
      <style:paragraph-properties fo:line-height="0.423cm" fo:hyphenation-ladder-count="no-limit"/>
      <style:text-properties style:font-name="Arial" fo:font-family="Arial" style:font-family-generic="swiss" style:font-pitch="variable" fo:font-size="11pt" fo:language="en" fo:country="US" fo:font-style="italic" style:font-size-asian="11pt" style:font-style-asian="italic" style:font-name-complex="Arial" style:font-family-complex="Arial" style:font-family-generic-complex="swiss" style:font-pitch-complex="variable" style:font-size-complex="10pt" fo:hyphenate="false" fo:hyphenation-remain-char-count="2" fo:hyphenation-push-char-count="2"/>
    </style:style>
    <style:style style:name="Titulek1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6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1pt" fo:font-weight="bold" style:font-name-asian="MS Mincho" style:font-family-asian="'MS Mincho', 'ＭＳ 明朝'" style:font-family-generic-asian="modern" style:font-size-asian="11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Seznam_20_obrázků" style:display-name="Seznam obrázků" style:family="paragraph" style:parent-style-name="Standard" style:next-style-name="Standard"/>
    <style:style style:name="level_20_4" style:display-name="level 4" style:family="paragraph" style:parent-style-name="Standard">
      <style:paragraph-properties fo:margin-left="1.118cm" fo:margin-right="0cm" fo:margin-top="0.212cm" fo:margin-bottom="0.212cm" style:contextual-spacing="false" fo:line-height="0.423cm" fo:hyphenation-ladder-count="no-limit" fo:text-indent="0cm" style:auto-text-indent="false"/>
      <style:text-properties style:font-name="Times" fo:font-family="Times" style:font-family-generic="roman" style:font-pitch="variable" fo:language="en" fo:country="US" style:font-name-complex="Times" style:font-family-complex="Times" style:font-family-generic-complex="roman" style:font-pitch-complex="variable" style:font-size-complex="10pt" fo:hyphenate="false" fo:hyphenation-remain-char-count="2" fo:hyphenation-push-char-count="2"/>
    </style:style>
    <style:style style:name="requirement" style:family="paragraph" style:parent-style-name="level_20_4">
      <style:paragraph-properties fo:margin-left="4.142cm" fo:margin-right="0cm" fo:margin-top="0cm" fo:margin-bottom="0cm" style:contextual-spacing="false" fo:text-indent="-1.75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ní_20_písmo_20_odstavce1" style:display-name="Standardní písmo odstavce1" style:family="text"/>
    <style:style style:name="Internet_20_link" style:display-name="Internet link" style:family="text" style:parent-style-name="Standardní_20_písmo_20_odstavce1">
      <style:text-properties fo:color="#0000ff" style:text-underline-style="solid" style:text-underline-width="auto" style:text-underline-color="font-color"/>
    </style:style>
    <style:style style:name="null" style:family="text" style:parent-style-name="Standardní_20_písmo_20_odstavce1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3z0" style:family="text">
      <style:text-properties style:font-name="Symbol" fo:font-family="Symbol" style:font-family-generic="roman" style:font-pitch="variable" style:font-charset="x-symbol" style:font-name-asian="MS Mincho" style:font-family-asian="'MS Mincho', 'ＭＳ 明朝'" style:font-family-generic-asian="modern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asian="MS Mincho" style:font-family-asian="'MS Mincho', 'ＭＳ 明朝'" style:font-family-generic-asian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asian="MS Mincho" style:font-family-asian="'MS Mincho', 'ＭＳ 明朝'" style:font-family-generic-asian="modern" style:font-name-complex="Symbol" style:font-family-complex="Symbol" style:font-family-generic-complex="roman" style:font-pitch-complex="variable" style:font-charset-complex="x-symbol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>
      <style:text-properties style:font-size-complex="12pt"/>
    </style:style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21z0" style:family="text"/>
    <style:style style:name="WW8Num21z1" style:family="text"/>
    <style:style style:name="WW8Num21z2" style:family="text">
      <style:text-properties style:font-name="Times New Roman" fo:font-family="'Times New Roman'" style:font-family-generic="roman" style:font-pitch="variable" fo:font-size="12pt" fo:language="cs" fo:country="CZ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36z0" style:family="text"/>
    <style:style style:name="WW8Num36z1" style:family="text"/>
    <style:style style:name="WW8Num36z2" style:family="text">
      <style:text-properties style:font-size-complex="12pt"/>
    </style:style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24z0" style:family="text">
      <style:text-properties style:font-name="Times New Roman" fo:font-family="'Times New Roman'" style:font-family-generic="roman" style:font-pitch="variable" fo:font-size="12pt" fo:language="cs" fo:country="CZ" fo:font-style="normal" style:font-size-asian="12pt" style:font-style-asian="normal" style:font-name-complex="Times New Roman" style:font-family-complex="'Times New Roman'" style:font-family-generic-complex="roman" style:font-pitch-complex="variable" style:font-size-complex="12pt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3z0" style:family="text"/>
    <style:style style:name="WW8Num23z1" style:family="text"/>
    <style:style style:name="WW8Num23z2" style:family="text">
      <style:text-properties style:font-name="Times New Roman" fo:font-family="'Times New Roman'" style:font-family-generic="roman" style:font-pitch="variable" fo:language="cs" fo:country="CZ" fo:font-weight="bold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12z0" style:family="text"/>
    <style:style style:name="WW8Num12z1" style:family="text"/>
    <style:style style:name="WW8Num12z2" style:family="text">
      <style:text-properties style:font-size-complex="12pt"/>
    </style:style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34z0" style:family="text"/>
    <style:style style:name="WW8Num34z1" style:family="text"/>
    <style:style style:name="WW8Num34z2" style:family="text">
      <style:text-properties fo:language="cs" fo:country="CZ" style:font-size-complex="12pt"/>
    </style:style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29z0" style:family="text">
      <style:text-properties style:font-name="Times New Roman" fo:font-family="'Times New Roman'" style:font-family-generic="roman" style:font-pitch="variable" fo:font-size="12pt" fo:language="cs" fo:country="CZ" fo:font-style="normal" style:font-size-asian="12pt" style:font-style-asian="normal" style:font-name-complex="Times New Roman" style:font-family-complex="'Times New Roman'" style:font-family-generic-complex="roman" style:font-pitch-complex="variable" style:font-size-complex="12pt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1z0" style:family="text"/>
    <style:style style:name="WW8Num1z1" style:family="text"/>
    <style:style style:name="WW8Num1z2" style:family="text">
      <style:text-properties fo:language="cs" fo:country="CZ" fo:font-weight="bold" style:font-weight-asian="bold" style:font-size-complex="12pt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44z0" style:family="text"/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33z0" style:family="text"/>
    <style:style style:name="WW8Num33z1" style:family="text"/>
    <style:style style:name="WW8Num33z2" style:family="text">
      <style:text-properties style:font-size-complex="12pt"/>
    </style:style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z0" style:family="text"/>
    <style:style style:name="WW8Num2z1" style:family="text"/>
    <style:style style:name="WW8Num2z2" style:family="text">
      <style:text-properties style:font-size-complex="12pt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5z0" style:family="text"/>
    <style:style style:name="WW8Num5z1" style:family="text"/>
    <style:style style:name="WW8Num5z2" style:family="text">
      <style:text-properties style:font-name="Times New Roman" fo:font-family="'Times New Roman'" style:font-family-generic="roman" style:font-pitch="variable" fo:language="cs" fo:country="CZ" fo:font-weight="bold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5z0" style:family="text"/>
    <style:style style:name="WW8Num15z1" style:family="text"/>
    <style:style style:name="WW8Num15z2" style:family="text">
      <style:text-properties fo:font-weight="bold" style:font-weight-asian="bold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42z0" style:family="text">
      <style:text-properties fo:font-size="12pt" style:font-size-asian="12pt" style:font-size-complex="12pt"/>
    </style:style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7z0" style:family="text"/>
    <style:style style:name="WW8Num7z1" style:family="text"/>
    <style:style style:name="WW8Num7z2" style:family="text">
      <style:text-properties style:font-name="Times New Roman" fo:font-family="'Times New Roman'" style:font-family-generic="roman" style:font-pitch="variable" fo:language="cs" fo:country="CZ" fo:font-weight="bold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35z0" style:family="text">
      <style:text-properties fo:font-size="12pt" style:font-size-asian="12pt" style:font-size-complex="12pt"/>
    </style:style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28z0" style:family="text">
      <style:text-properties fo:font-size="12pt" style:font-size-asian="12pt" style:font-size-complex="12pt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6z0" style:family="text">
      <style:text-properties fo:font-size="12pt" style:font-size-asian="12pt" style:font-size-complex="12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39z0" style:family="text"/>
    <style:style style:name="WW8Num39z1" style:family="text"/>
    <style:style style:name="WW8Num39z2" style:family="text">
      <style:text-properties style:font-name="Times New Roman" fo:font-family="'Times New Roman'" style:font-family-generic="roman" style:font-pitch="variable" fo:language="cs" fo:country="CZ" fo:font-weight="bold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37z0" style:family="text">
      <style:text-properties fo:font-size="12pt" style:font-size-asian="12pt" style:font-size-complex="12pt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1z0" style:family="text">
      <style:text-properties fo:font-size="12pt" style:font-size-asian="12pt" style:font-size-complex="12pt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8z0" style:family="text"/>
    <style:style style:name="WW8Num38z1" style:family="text"/>
    <style:style style:name="WW8Num38z2" style:family="text">
      <style:text-properties style:font-name="Times New Roman" fo:font-family="'Times New Roman'" style:font-family-generic="roman" style:font-pitch="variable" fo:language="cs" fo:country="CZ" fo:font-weight="bold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45z0" style:family="text">
      <style:text-properties fo:font-size="12pt" style:font-size-asian="12pt" style:font-size-complex="12pt"/>
    </style:style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11z0" style:family="text">
      <style:text-properties fo:font-size="12pt" style:font-size-asian="12pt" style:font-size-complex="12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9z0" style:family="text"/>
    <style:style style:name="WW8Num9z1" style:family="text"/>
    <style:style style:name="WW8Num9z2" style:family="text">
      <style:text-properties style:font-name="Times New Roman" fo:font-family="'Times New Roman'" style:font-family-generic="roman" style:font-pitch="variable" fo:language="cs" fo:country="CZ" fo:font-weight="bold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41z0" style:family="text">
      <style:text-properties fo:font-size="12pt" style:font-size-asian="12pt" style:font-size-complex="12pt"/>
    </style:style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6">
      <text:list-level-style-number text:level="1" text:style-name="WW8Num16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6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6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6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6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6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6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6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6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8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8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8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8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8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8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8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8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0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0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0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0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0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0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0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1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6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6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6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6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6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6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6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6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number>
      <text:list-level-style-number text:level="2" text:style-name="WW8Num24z1" style:num-suffix="." style:num-format="1" text:display-levels="2">
        <style:list-level-properties text:list-level-position-and-space-mode="label-alignment">
          <style:list-level-label-alignment text:label-followed-by="listtab" text:list-tab-stop-position="3.556cm" fo:text-indent="-0.762cm" fo:margin-left="3.556cm"/>
        </style:list-level-properties>
      </text:list-level-style-number>
      <text:list-level-style-number text:level="3" text:style-name="WW8Num24z2" style:num-suffix="." style:num-format="1" text:display-levels="3">
        <style:list-level-properties text:list-level-position-and-space-mode="label-alignment">
          <style:list-level-label-alignment text:label-followed-by="listtab" text:list-tab-stop-position="4.699cm" fo:text-indent="-0.889cm" fo:margin-left="4.318cm"/>
        </style:list-level-properties>
      </text:list-level-style-number>
      <text:list-level-style-number text:level="4" text:style-name="WW8Num24z3" style:num-suffix="." style:num-format="1" text:display-levels="4">
        <style:list-level-properties text:list-level-position-and-space-mode="label-alignment">
          <style:list-level-label-alignment text:label-followed-by="listtab" text:list-tab-stop-position="5.334cm" fo:text-indent="-1.143cm" fo:margin-left="5.207cm"/>
        </style:list-level-properties>
      </text:list-level-style-number>
      <text:list-level-style-number text:level="5" text:style-name="WW8Num24z4" style:num-suffix="." style:num-format="1" text:display-levels="5">
        <style:list-level-properties text:list-level-position-and-space-mode="label-alignment">
          <style:list-level-label-alignment text:label-followed-by="listtab" text:list-tab-stop-position="6.604cm" fo:text-indent="-1.397cm" fo:margin-left="6.096cm"/>
        </style:list-level-properties>
      </text:list-level-style-number>
      <text:list-level-style-number text:level="6" text:style-name="WW8Num24z5" style:num-suffix="." style:num-format="1" text:display-levels="6">
        <style:list-level-properties text:list-level-position-and-space-mode="label-alignment">
          <style:list-level-label-alignment text:label-followed-by="listtab" text:list-tab-stop-position="7.239cm" fo:text-indent="-1.651cm" fo:margin-left="6.985cm"/>
        </style:list-level-properties>
      </text:list-level-style-number>
      <text:list-level-style-number text:level="7" text:style-name="WW8Num24z6" style:num-suffix="." style:num-format="1" text:display-levels="7">
        <style:list-level-properties text:list-level-position-and-space-mode="label-alignment">
          <style:list-level-label-alignment text:label-followed-by="listtab" text:list-tab-stop-position="8.509cm" fo:text-indent="-1.905cm" fo:margin-left="7.874cm"/>
        </style:list-level-properties>
      </text:list-level-style-number>
      <text:list-level-style-number text:level="8" text:style-name="WW8Num24z7" style:num-suffix="." style:num-format="1" text:display-levels="8">
        <style:list-level-properties text:list-level-position-and-space-mode="label-alignment">
          <style:list-level-label-alignment text:label-followed-by="listtab" text:list-tab-stop-position="9.144cm" fo:text-indent="-2.159cm" fo:margin-left="8.763cm"/>
        </style:list-level-properties>
      </text:list-level-style-number>
      <text:list-level-style-number text:level="9" text:style-name="WW8Num24z8" style:num-suffix="." style:num-format="1" text:display-levels="9">
        <style:list-level-properties text:list-level-position-and-space-mode="label-alignment">
          <style:list-level-label-alignment text:label-followed-by="listtab" text:list-tab-stop-position="10.414cm" fo:text-indent="-2.54cm" fo:margin-left="9.7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3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3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3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3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3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3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9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9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9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9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9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9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9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3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3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3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3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3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3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3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4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4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4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4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4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4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4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7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7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7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7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7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7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7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8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8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8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8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8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8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0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0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0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0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0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0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0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4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4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4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4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4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4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4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4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2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2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2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2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2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2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2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2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9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9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9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9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9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9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9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9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4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4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4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4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4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4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4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4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2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2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2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2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2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2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2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3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3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3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3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3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3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3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0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0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0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0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0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0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0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0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6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6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6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6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6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6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6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5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5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5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5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5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7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7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7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7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7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7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7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5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5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5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5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5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5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5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2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2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2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2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2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2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2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2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7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7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7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7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7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7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7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5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5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5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5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5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5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5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5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8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8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8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8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8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8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8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6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6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6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6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6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9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9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9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9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9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9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9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9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7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7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7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7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7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7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7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7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1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8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8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8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8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8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8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8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8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5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5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5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5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5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5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5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5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text:style-name="WW8Num11z1" style:num-suffix="." style:num-format="1" text:display-levels="2">
        <style:list-level-properties text:list-level-position-and-space-mode="label-alignment">
          <style:list-level-label-alignment text:label-followed-by="listtab" text:list-tab-stop-position="3.895cm" fo:text-indent="-0.762cm" fo:margin-left="3.895cm"/>
        </style:list-level-properties>
      </text:list-level-style-number>
      <text:list-level-style-number text:level="3" text:style-name="WW8Num11z2" style:num-suffix="." style:num-format="1" text:display-levels="3">
        <style:list-level-properties text:list-level-position-and-space-mode="label-alignment">
          <style:list-level-label-alignment text:label-followed-by="listtab" text:list-tab-stop-position="5.038cm" fo:text-indent="-0.889cm" fo:margin-left="4.657cm"/>
        </style:list-level-properties>
      </text:list-level-style-number>
      <text:list-level-style-number text:level="4" text:style-name="WW8Num11z3" style:num-suffix="." style:num-format="1" text:display-levels="4">
        <style:list-level-properties text:list-level-position-and-space-mode="label-alignment">
          <style:list-level-label-alignment text:label-followed-by="listtab" text:list-tab-stop-position="5.673cm" fo:text-indent="-1.143cm" fo:margin-left="5.546cm"/>
        </style:list-level-properties>
      </text:list-level-style-number>
      <text:list-level-style-number text:level="5" text:style-name="WW8Num11z4" style:num-suffix="." style:num-format="1" text:display-levels="5">
        <style:list-level-properties text:list-level-position-and-space-mode="label-alignment">
          <style:list-level-label-alignment text:label-followed-by="listtab" text:list-tab-stop-position="6.943cm" fo:text-indent="-1.397cm" fo:margin-left="6.435cm"/>
        </style:list-level-properties>
      </text:list-level-style-number>
      <text:list-level-style-number text:level="6" text:style-name="WW8Num11z5" style:num-suffix="." style:num-format="1" text:display-levels="6">
        <style:list-level-properties text:list-level-position-and-space-mode="label-alignment">
          <style:list-level-label-alignment text:label-followed-by="listtab" text:list-tab-stop-position="7.578cm" fo:text-indent="-1.651cm" fo:margin-left="7.324cm"/>
        </style:list-level-properties>
      </text:list-level-style-number>
      <text:list-level-style-number text:level="7" text:style-name="WW8Num11z6" style:num-suffix="." style:num-format="1" text:display-levels="7">
        <style:list-level-properties text:list-level-position-and-space-mode="label-alignment">
          <style:list-level-label-alignment text:label-followed-by="listtab" text:list-tab-stop-position="8.848cm" fo:text-indent="-1.905cm" fo:margin-left="8.213cm"/>
        </style:list-level-properties>
      </text:list-level-style-number>
      <text:list-level-style-number text:level="8" text:style-name="WW8Num11z7" style:num-suffix="." style:num-format="1" text:display-levels="8">
        <style:list-level-properties text:list-level-position-and-space-mode="label-alignment">
          <style:list-level-label-alignment text:label-followed-by="listtab" text:list-tab-stop-position="9.483cm" fo:text-indent="-2.159cm" fo:margin-left="9.102cm"/>
        </style:list-level-properties>
      </text:list-level-style-number>
      <text:list-level-style-number text:level="9" text:style-name="WW8Num11z8" style:num-suffix="." style:num-format="1" text:display-levels="9">
        <style:list-level-properties text:list-level-position-and-space-mode="label-alignment">
          <style:list-level-label-alignment text:label-followed-by="listtab" text:list-tab-stop-position="10.753cm" fo:text-indent="-2.54cm" fo:margin-left="10.1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9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9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9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9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9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9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9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text:style-name="WW8Num41z1" style:num-suffix="." style:num-format="1" text:display-levels="2">
        <style:list-level-properties text:list-level-position-and-space-mode="label-alignment">
          <style:list-level-label-alignment text:label-followed-by="listtab" text:list-tab-stop-position="3.895cm" fo:text-indent="-0.762cm" fo:margin-left="3.895cm"/>
        </style:list-level-properties>
      </text:list-level-style-number>
      <text:list-level-style-number text:level="3" text:style-name="WW8Num41z2" style:num-suffix="." style:num-format="1" text:display-levels="3">
        <style:list-level-properties text:list-level-position-and-space-mode="label-alignment">
          <style:list-level-label-alignment text:label-followed-by="listtab" text:list-tab-stop-position="5.038cm" fo:text-indent="-0.889cm" fo:margin-left="4.657cm"/>
        </style:list-level-properties>
      </text:list-level-style-number>
      <text:list-level-style-number text:level="4" text:style-name="WW8Num41z3" style:num-suffix="." style:num-format="1" text:display-levels="4">
        <style:list-level-properties text:list-level-position-and-space-mode="label-alignment">
          <style:list-level-label-alignment text:label-followed-by="listtab" text:list-tab-stop-position="5.673cm" fo:text-indent="-1.143cm" fo:margin-left="5.546cm"/>
        </style:list-level-properties>
      </text:list-level-style-number>
      <text:list-level-style-number text:level="5" text:style-name="WW8Num41z4" style:num-suffix="." style:num-format="1" text:display-levels="5">
        <style:list-level-properties text:list-level-position-and-space-mode="label-alignment">
          <style:list-level-label-alignment text:label-followed-by="listtab" text:list-tab-stop-position="6.943cm" fo:text-indent="-1.397cm" fo:margin-left="6.435cm"/>
        </style:list-level-properties>
      </text:list-level-style-number>
      <text:list-level-style-number text:level="6" text:style-name="WW8Num41z5" style:num-suffix="." style:num-format="1" text:display-levels="6">
        <style:list-level-properties text:list-level-position-and-space-mode="label-alignment">
          <style:list-level-label-alignment text:label-followed-by="listtab" text:list-tab-stop-position="7.578cm" fo:text-indent="-1.651cm" fo:margin-left="7.324cm"/>
        </style:list-level-properties>
      </text:list-level-style-number>
      <text:list-level-style-number text:level="7" text:style-name="WW8Num41z6" style:num-suffix="." style:num-format="1" text:display-levels="7">
        <style:list-level-properties text:list-level-position-and-space-mode="label-alignment">
          <style:list-level-label-alignment text:label-followed-by="listtab" text:list-tab-stop-position="8.848cm" fo:text-indent="-1.905cm" fo:margin-left="8.213cm"/>
        </style:list-level-properties>
      </text:list-level-style-number>
      <text:list-level-style-number text:level="8" text:style-name="WW8Num41z7" style:num-suffix="." style:num-format="1" text:display-levels="8">
        <style:list-level-properties text:list-level-position-and-space-mode="label-alignment">
          <style:list-level-label-alignment text:label-followed-by="listtab" text:list-tab-stop-position="9.483cm" fo:text-indent="-2.159cm" fo:margin-left="9.102cm"/>
        </style:list-level-properties>
      </text:list-level-style-number>
      <text:list-level-style-number text:level="9" text:style-name="WW8Num41z8" style:num-suffix="." style:num-format="1" text:display-levels="9">
        <style:list-level-properties text:list-level-position-and-space-mode="label-alignment">
          <style:list-level-label-alignment text:label-followed-by="listtab" text:list-tab-stop-position="10.753cm" fo:text-indent="-2.54cm" fo:margin-left="10.1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1.249cm" fo:margin-left="2.03cm" fo:margin-right="2.0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2cm" fo:margin-top="1.154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tab/></text:p>
      </style:footer>
    </style:master-page>
    <style:master-page style:name="Převést_20_1" style:display-name="Převést 1" style:page-layout-name="Mpm2">
      <style:footer>
        <text:p text:style-name="Footer"/>
      </style:footer>
    </style:master-page>
    <style:master-page style:name="Převést_20_2" style:display-name="Převést 2" style:page-layout-name="Mpm2">
      <style:footer>
        <text:p text:style-name="Footer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09:55:55.438000000</meta:creation-date>
    <dc:date>2015-05-06T10:17:22.042000000</dc:date>
    <meta:editing-duration>PT11M58S</meta:editing-duration>
    <meta:editing-cycles>17</meta:editing-cycles>
    <meta:generator>LibreOffice/4.2.2.1$Windows_x86 LibreOffice_project/3be8cda0bddd8e430d8cda1ebfd581265cca5a0f</meta:generator>
    <meta:document-statistic meta:table-count="11" meta:image-count="0" meta:object-count="0" meta:page-count="19" meta:paragraph-count="573" meta:word-count="2006" meta:character-count="15097" meta:non-whitespace-character-count="13718"/>
  </office:meta>
</office:document-meta>
</file>